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1" svg:font-family="Helvetica, Arial, sans-serif"/>
    <style:font-face style:name="Lohit Hindi1" svg:font-family="'Lohit Hindi'"/>
    <style:font-face style:name="Lucida Grande" svg:font-family="'Lucida Grande', Helvetica, Verdana, Arial, sans-serif"/>
    <style:font-face style:name="OpenSymbol1"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Helvetica2"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0.3604in" table:align="center" style:writing-mode="lr-tb"/>
    </style:style>
    <style:style style:name="Table2.A" style:family="table-column">
      <style:table-column-properties style:column-width="1.3542in"/>
    </style:style>
    <style:style style:name="Table2.B" style:family="table-column">
      <style:table-column-properties style:column-width="1.1285in"/>
    </style:style>
    <style:style style:name="Table2.C" style:family="table-column">
      <style:table-column-properties style:column-width="1.8007in"/>
    </style:style>
    <style:style style:name="Table2.D" style:family="table-column">
      <style:table-column-properties style:column-width="2.0361in"/>
    </style:style>
    <style:style style:name="Table2.E" style:family="table-column">
      <style:table-column-properties style:column-width="1.6201in"/>
    </style:style>
    <style:style style:name="Table2.F" style:family="table-column">
      <style:table-column-properties style:column-width="1.1868in"/>
    </style:style>
    <style:style style:name="Table2.G" style:family="table-column">
      <style:table-column-properties style:column-width="1.2333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style>
    <style:style style:name="Table4" style:family="table">
      <style:table-properties style:width="6.625in" table:align="center" style:writing-mode="lr-tb"/>
    </style:style>
    <style:style style:name="Table4.A" style:family="table-column">
      <style:table-column-properties style:column-width="0.6549in"/>
    </style:style>
    <style:style style:name="Table4.B" style:family="table-column">
      <style:table-column-properties style:column-width="5.9694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1"/>
    </style:style>
    <style:style style:name="Table4.A2" style:family="table-cell">
      <style:table-cell-properties style:vertical-align="middle" fo:padding-left="0.075in" fo:padding-right="0.075in" fo:padding-top="0in" fo:padding-bottom="0in" fo:border-left="0.5pt solid #000001" fo:border-right="0.5pt solid #000001" fo:border-top="none" fo:border-bottom="0.5pt solid #000001"/>
    </style:style>
    <style:style style:name="Table4.B2" style:family="table-cell">
      <style:table-cell-properties fo:padding-left="0.075in" fo:padding-right="0.075in" fo:padding-top="0in" fo:padding-bottom="0in" fo:border-left="0.5pt solid #000001" fo:border-right="0.5pt solid #000001" fo:border-top="none" fo:border-bottom="0.5pt solid #000001"/>
    </style:style>
    <style:style style:name="Table4.B3" style:family="table-cell">
      <style:table-cell-properties fo:padding-left="0.075in" fo:padding-right="0.075in" fo:padding-top="0in" fo:padding-bottom="0in" fo:border-left="0.5pt solid #000001" fo:border-right="0.5pt solid #000001" fo:border-top="none" fo:border-bottom="0.5pt solid #000001"/>
    </style:style>
    <style:style style:name="Table4.B4" style:family="table-cell">
      <style:table-cell-properties fo:padding-left="0.075in" fo:padding-right="0.075in" fo:padding-top="0in" fo:padding-bottom="0in" fo:border-left="0.5pt solid #000001" fo:border-right="0.5pt solid #000001" fo:border-top="none" fo:border-bottom="0.5pt solid #000001"/>
    </style:style>
    <style:style style:name="Table5" style:family="table">
      <style:table-properties style:width="4.5528in" fo:margin-left="-0.075in" table:align="left" style:writing-mode="lr-tb"/>
    </style:style>
    <style:style style:name="Table5.A" style:family="table-column">
      <style:table-column-properties style:column-width="4.5528in"/>
    </style:style>
    <style:style style:name="Table5.1" style:family="table-row">
      <style:table-row-properties style:min-row-height="0.541in" fo:keep-together="auto"/>
    </style:style>
    <style:style style:name="Table5.A1"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1" style:family="table">
      <style:table-properties style:width="6.7674in" fo:margin-left="-0.0403in" table:align="left" style:writing-mode="lr-tb"/>
    </style:style>
    <style:style style:name="Table1.A" style:family="table-column">
      <style:table-column-properties style:column-width="1.7528in"/>
    </style:style>
    <style:style style:name="Table1.B" style:family="table-column">
      <style:table-column-properties style:column-width="1.5583in"/>
    </style:style>
    <style:style style:name="Table1.C" style:family="table-column">
      <style:table-column-properties style:column-width="1.4847in"/>
    </style:style>
    <style:style style:name="Table1.D" style:family="table-column">
      <style:table-column-properties style:column-width="1.9715in"/>
    </style:style>
    <style:style style:name="Table1.1" style:family="table-row">
      <style:table-row-properties style:min-row-height="0.318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0993in" fo:keep-together="auto"/>
    </style:style>
    <style:style style:name="Table7" style:family="table">
      <style:table-properties style:width="10.1146in" fo:margin-left="-0.4951in" table:align="left" style:writing-mode="lr-tb"/>
    </style:style>
    <style:style style:name="Table7.A" style:family="table-column">
      <style:table-column-properties style:column-width="0.9896in"/>
    </style:style>
    <style:style style:name="Table7.B" style:family="table-column">
      <style:table-column-properties style:column-width="9.125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P1" style:family="paragraph" style:parent-style-name="Footer">
      <style:paragraph-properties fo:margin-top="0in" fo:margin-bottom="0in" fo:line-height="100%" fo:text-align="center" style:justify-single-word="false"/>
      <style:text-properties fo:color="#808080" style:font-name="Arial1" fo:font-size="8pt" fo:font-weight="bold" style:font-size-asian="8pt" style:font-weight-asian="bold" style:font-name-complex="Arial2" style:font-size-complex="8pt"/>
    </style:style>
    <style:style style:name="P2" style:family="paragraph" style:parent-style-name="Footer">
      <style:paragraph-properties fo:margin-top="0in" fo:margin-bottom="0in" fo:line-height="100%" fo:text-align="center" style:justify-single-word="false"/>
    </style:style>
    <style:style style:name="P3" style:family="paragraph" style:parent-style-name="List_20_Paragraph">
      <style:paragraph-properties fo:margin-left="0.1972in" fo:margin-right="0in" fo:margin-top="0in" fo:margin-bottom="0in" fo:line-height="100%" fo:text-align="justify" style:justify-single-word="false" fo:text-indent="0in" style:auto-text-indent="false"/>
      <style:text-properties style:font-name="Arial1" fo:font-size="10pt" style:font-size-asian="10pt" style:font-name-complex="Arial2" style:font-size-complex="10pt" style:font-style-complex="italic"/>
    </style:style>
    <style:style style:name="P4" style:family="paragraph" style:parent-style-name="List_20_Paragraph">
      <style:paragraph-properties fo:margin-left="0.1972in" fo:margin-right="0in" fo:margin-top="0in" fo:margin-bottom="0in" fo:line-height="100%" fo:text-align="justify" style:justify-single-word="false" fo:text-indent="0in" style:auto-text-indent="false"/>
      <style:text-properties style:font-name="Arial1" fo:font-size="10pt" style:font-size-asian="10pt" style:font-name-complex="Arial2" style:font-size-complex="10pt"/>
    </style:style>
    <style:style style:name="P5" style:family="paragraph" style:parent-style-name="List_20_Paragraph">
      <style:paragraph-properties fo:margin-left="0.1972in" fo:margin-right="0in" fo:margin-top="0.0417in" fo:margin-bottom="0.0417in" fo:line-height="100%" fo:text-align="justify" style:justify-single-word="false" fo:text-indent="0in" style:auto-text-indent="false"/>
    </style:style>
    <style:style style:name="P6" style:family="paragraph" style:parent-style-name="List_20_Paragraph">
      <style:paragraph-properties fo:margin-left="0.1972in" fo:margin-right="0in" fo:margin-top="0.0417in" fo:margin-bottom="0.0417in" fo:line-height="100%" fo:text-align="justify" style:justify-single-word="false" fo:text-indent="0in" style:auto-text-indent="false"/>
      <style:text-properties style:font-name="Arial1" fo:font-size="10pt" style:font-size-asian="10pt" style:font-name-complex="Arial2" style:font-size-complex="10pt" style:font-weight-complex="bold"/>
    </style:style>
    <style:style style:name="P7" style:family="paragraph" style:parent-style-name="List_20_Paragraph">
      <style:paragraph-properties fo:margin-left="0in" fo:margin-right="0in" fo:margin-top="0in" fo:margin-bottom="0in" fo:line-height="100%" fo:text-align="end" style:justify-single-word="false" fo:text-indent="0in" style:auto-text-indent="false">
        <style:tab-stops>
          <style:tab-stop style:position="5.9055in" style:type="right"/>
        </style:tab-stops>
      </style:paragraph-properties>
      <style:text-properties fo:color="#000000" style:font-name="Arial1" fo:font-size="8pt" fo:language="pt" fo:country="PT" fo:font-weight="normal" fo:background-color="transparent" style:font-name-asian="Times New Roman1" style:font-size-asian="8pt" style:language-asian="pt" style:country-asian="BR" style:font-weight-asian="normal" style:font-name-complex="Arial2" style:font-size-complex="8pt" style:font-style-complex="italic" style:font-weight-complex="normal"/>
    </style:style>
    <style:style style:name="P8" style:family="paragraph" style:parent-style-name="List_20_Paragraph">
      <style:paragraph-properties fo:margin-left="0in" fo:margin-right="0in" fo:margin-top="0in" fo:margin-bottom="0in" fo:line-height="100%" fo:text-align="justify" style:justify-single-word="false" fo:text-indent="0in" style:auto-text-indent="false"/>
      <style:text-properties fo:color="#000000" style:font-name="Arial1" fo:font-size="10pt" fo:language="en" fo:country="US"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9" style:family="paragraph" style:parent-style-name="List_20_Paragraph">
      <style:paragraph-properties fo:margin-left="0in" fo:margin-right="0in" fo:margin-top="0in" fo:margin-bottom="0in" fo:line-height="100%" fo:text-align="justify" style:justify-single-word="false" fo:text-indent="0in" style:auto-text-indent="false"/>
      <style:text-properties style:font-name="Arial1" fo:font-size="10pt" fo:language="en" fo:country="US" fo:font-weight="normal" fo:background-color="#ffff00" style:font-size-asian="10pt" style:font-weight-asian="normal" style:font-name-complex="Arial2" style:font-size-complex="10pt" style:font-weight-complex="normal"/>
    </style:style>
    <style:style style:name="P10" style:family="paragraph" style:parent-style-name="List_20_Paragraph">
      <style:paragraph-properties fo:margin-left="0.1252in" fo:margin-right="0in" fo:margin-top="0.0417in" fo:margin-bottom="0.0417in" fo:line-height="100%" fo:text-align="justify" style:justify-single-word="false" fo:text-indent="0in" style:auto-text-indent="false"/>
      <style:text-properties style:font-name="Arial1" fo:font-size="10pt" fo:font-style="italic" fo:font-weight="normal" style:font-size-asian="10pt" style:font-style-asian="italic" style:font-weight-asian="normal" style:font-name-complex="Arial2" style:font-size-complex="10pt" style:font-style-complex="italic" style:font-weight-complex="normal"/>
    </style:style>
    <style:style style:name="P11" style:family="paragraph" style:parent-style-name="List_20_Paragraph">
      <style:paragraph-properties fo:margin-left="0.1252in" fo:margin-right="0in" fo:margin-top="0.0417in" fo:margin-bottom="0.0417in" fo:line-height="100%" fo:text-align="justify" style:justify-single-word="false" fo:text-indent="0in" style:auto-text-indent="false"/>
      <style:text-properties style:font-name="Arial1" fo:font-size="10pt" fo:language="en" fo:country="US" fo:font-weight="normal" style:font-size-asian="10pt" style:font-weight-asian="normal" style:font-name-complex="Arial2" style:font-size-complex="10pt" style:font-style-complex="italic" style:font-weight-complex="normal"/>
    </style:style>
    <style:style style:name="P12" style:family="paragraph" style:parent-style-name="List_20_Paragraph">
      <style:paragraph-properties fo:margin-left="0.1252in" fo:margin-right="0in" fo:margin-top="0.0417in" fo:margin-bottom="0.0417in" fo:line-height="100%" fo:text-align="justify" style:justify-single-word="false" fo:text-indent="0in" style:auto-text-indent="false"/>
      <style:text-properties fo:font-weight="normal" style:font-weight-asian="normal" style:font-weight-complex="normal"/>
    </style:style>
    <style:style style:name="P13" style:family="paragraph" style:parent-style-name="Normal_20__28_Web_29_">
      <style:paragraph-properties fo:margin-top="0.0193in" fo:margin-bottom="0.0193in" fo:text-align="justify" style:justify-single-word="false"/>
    </style:style>
    <style:style style:name="P14" style:family="paragraph" style:parent-style-name="Normal_20__28_Web_29_">
      <style:paragraph-properties fo:margin-left="0.1972in" fo:margin-right="0in" fo:margin-top="0.0193in" fo:margin-bottom="0.0193in" fo:text-align="justify" style:justify-single-word="false" fo:text-indent="0in" style:auto-text-indent="false"/>
      <style:text-properties style:font-name="Arial1" fo:font-size="10pt" style:font-size-asian="10pt" style:font-name-complex="Arial2" style:font-size-complex="10pt"/>
    </style:style>
    <style:style style:name="P15" style:family="paragraph" style:parent-style-name="Normal_20__28_Web_29_">
      <style:paragraph-properties fo:margin-left="0.2209in" fo:margin-right="0in" fo:margin-top="0.0193in" fo:margin-bottom="0.0193in" fo:text-align="justify" style:justify-single-word="false" fo:text-indent="0in" style:auto-text-indent="false"/>
      <style:text-properties style:font-name="Arial1" fo:font-size="10pt" fo:font-weight="bold" style:font-size-asian="10pt" style:font-weight-asian="bold" style:font-name-complex="Arial2" style:font-size-complex="10pt" style:font-weight-complex="bold"/>
    </style:style>
    <style:style style:name="P16" style:family="paragraph" style:parent-style-name="Standard">
      <style:paragraph-properties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17"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font-size-complex="10pt" style:font-weight-complex="bold"/>
    </style:style>
    <style:style style:name="P18" style:family="paragraph" style:parent-style-name="Standard">
      <style:paragraph-properties fo:text-align="justify" style:justify-single-word="false"/>
      <style:text-properties fo:color="#000000" style:font-name="Arial" fo:font-size="10pt" fo:font-weight="bold" style:font-size-asian="10pt" style:font-weight-asian="bold" style:font-name-complex="Arial2" style:font-size-complex="10pt"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line-height="100%" fo:text-align="justify" style:justify-single-word="false"/>
    </style:style>
    <style:style style:name="P21" style:family="paragraph" style:parent-style-name="Standard">
      <style:paragraph-properties fo:line-height="100%" fo:text-align="justify" style:justify-single-word="false">
        <style:tab-stops>
          <style:tab-stop style:position="0.25in"/>
          <style:tab-stop style:position="0.4925in"/>
          <style:tab-stop style:position="0.7in"/>
          <style:tab-stop style:position="1.2in"/>
          <style:tab-stop style:position="1.7in"/>
          <style:tab-stop style:position="2.2in"/>
          <style:tab-stop style:position="2.7in"/>
          <style:tab-stop style:position="3.2in"/>
          <style:tab-stop style:position="3.7in"/>
          <style:tab-stop style:position="4.2in"/>
          <style:tab-stop style:position="4.7in"/>
        </style:tab-stops>
      </style:paragraph-properties>
    </style:style>
    <style:style style:name="P22" style:family="paragraph" style:parent-style-name="Standard">
      <style:paragraph-properties fo:margin-top="0in" fo:margin-bottom="0in" fo:line-height="100%"/>
    </style:style>
    <style:style style:name="P23" style:family="paragraph" style:parent-style-name="Standard">
      <style:paragraph-properties fo:margin-top="0in" fo:margin-bottom="0in" fo:line-height="100%" fo:text-align="center" style:justify-single-word="false"/>
    </style:style>
    <style:style style:name="P24" style:family="paragraph" style:parent-style-name="Standard">
      <style:paragraph-properties fo:margin-top="0in" fo:margin-bottom="0in" fo:line-height="100%" fo:text-align="center" style:justify-single-word="false">
        <style:tab-stops>
          <style:tab-stop style:position="1.2882in"/>
          <style:tab-stop style:position="2.9528in" style:type="center"/>
          <style:tab-stop style:position="5.9055in" style:type="right"/>
        </style:tab-stops>
      </style:paragraph-properties>
    </style:style>
    <style:style style:name="P25" style:family="paragraph" style:parent-style-name="Standard">
      <style:paragraph-properties fo:margin-top="0in" fo:margin-bottom="0in" fo:line-height="100%" fo:text-align="justify" style:justify-single-word="false"/>
    </style:style>
    <style:style style:name="P26" style:family="paragraph" style:parent-style-name="Standard">
      <style:paragraph-properties fo:margin-top="0in" fo:margin-bottom="0in" fo:line-height="100%" fo:text-align="justify" style:justify-single-word="false">
        <style:tab-stops>
          <style:tab-stop style:position="0.1972in"/>
          <style:tab-stop style:position="2.9528in" style:type="center"/>
          <style:tab-stop style:position="5.9055in" style:type="right"/>
        </style:tab-stops>
      </style:paragraph-properties>
    </style:style>
    <style:style style:name="P27" style:family="paragraph" style:parent-style-name="Standard" style:list-style-name="L1">
      <style:paragraph-properties fo:margin-top="0in" fo:margin-bottom="0in" fo:line-height="100%" fo:text-align="justify" style:justify-single-word="false"/>
    </style:style>
    <style:style style:name="P28" style:family="paragraph" style:parent-style-name="Standard" style:list-style-name="L1">
      <style:paragraph-properties fo:margin-top="0in" fo:margin-bottom="0in" fo:line-height="100%" fo:text-align="justify" style:justify-single-word="false">
        <style:tab-stops/>
      </style:paragraph-properties>
    </style:style>
    <style:style style:name="P29" style:family="paragraph" style:parent-style-name="Standard">
      <style:paragraph-properties fo:margin-top="0in" fo:margin-bottom="0in" fo:line-height="100%" fo:text-align="end" style:justify-single-word="false"/>
    </style:style>
    <style:style style:name="P30" style:family="paragraph" style:parent-style-name="Standard">
      <style:paragraph-properties fo:margin-top="0in" fo:margin-bottom="0in" fo:line-height="100%" fo:text-align="center" style:justify-single-word="false"/>
      <style:text-properties style:font-name="Arial1" fo:font-size="10pt" fo:font-weight="bold" style:font-size-asian="10pt" style:font-weight-asian="bold" style:font-name-complex="Arial2" style:font-size-complex="10pt" style:font-style-complex="italic" style:font-weight-complex="bold"/>
    </style:style>
    <style:style style:name="P31" style:family="paragraph" style:parent-style-name="Standard">
      <style:paragraph-properties fo:margin-top="0in" fo:margin-bottom="0in" fo:line-height="100%" fo:text-align="justify" style:justify-single-word="false"/>
      <style:text-properties style:font-name="Arial1" fo:font-size="10pt" fo:font-weight="bold" style:font-size-asian="10pt" style:font-weight-asian="bold" style:font-name-complex="Arial2" style:font-size-complex="10pt" style:font-style-complex="italic"/>
    </style:style>
    <style:style style:name="P32" style:family="paragraph" style:parent-style-name="Standard">
      <style:paragraph-properties fo:margin-top="0in" fo:margin-bottom="0in" fo:line-height="100%" fo:text-align="justify" style:justify-single-word="false"/>
      <style:text-properties style:font-name="Arial1" fo:font-size="10pt" fo:font-weight="bold" style:font-size-asian="10pt" style:font-weight-asian="bold" style:font-name-complex="Arial2" style:font-size-complex="10pt" style:font-weight-complex="bold"/>
    </style:style>
    <style:style style:name="P33" style:family="paragraph" style:parent-style-name="Standard">
      <style:paragraph-properties fo:margin-top="0in" fo:margin-bottom="0in" fo:line-height="100%"/>
      <style:text-properties style:font-name="Arial1" fo:font-size="10pt" fo:font-weight="bold" style:font-size-asian="10pt" style:language-asian="pt" style:country-asian="BR" style:font-weight-asian="bold" style:font-name-complex="Arial2" style:font-size-complex="10pt" style:font-weight-complex="bold"/>
    </style:style>
    <style:style style:name="P34" style:family="paragraph" style:parent-style-name="Standard">
      <style:paragraph-properties fo:margin-top="0in" fo:margin-bottom="0in" fo:line-height="100%" fo:text-align="justify" style:justify-single-word="false"/>
      <style:text-properties style:font-name="Arial1" fo:font-size="10pt" fo:font-weight="bold" style:font-size-asian="10pt" style:language-asian="pt" style:country-asian="BR" style:font-weight-asian="bold" style:font-name-complex="Arial2" style:font-size-complex="10pt" style:font-weight-complex="bold"/>
    </style:style>
    <style:style style:name="P35" style:family="paragraph" style:parent-style-name="Standard">
      <style:paragraph-properties fo:margin-top="0in" fo:margin-bottom="0in" fo:text-align="justify" style:justify-single-word="false"/>
      <style:text-properties style:font-name="Arial1" fo:font-size="10pt" style:font-size-asian="10pt" style:font-name-complex="Arial2" style:font-size-complex="10pt"/>
    </style:style>
    <style:style style:name="P36" style:family="paragraph" style:parent-style-name="Standard">
      <style:paragraph-properties fo:margin-top="0in" fo:margin-bottom="0in" fo:text-align="justify" style:justify-single-word="false" style:text-autospace="none"/>
      <style:text-properties style:font-name="Arial1" fo:font-size="10pt" style:font-size-asian="10pt" style:font-name-complex="Arial2" style:font-size-complex="10pt"/>
    </style:style>
    <style:style style:name="P37" style:family="paragraph" style:parent-style-name="Standard">
      <style:paragraph-properties fo:margin-top="0in" fo:margin-bottom="0in" fo:line-height="100%" fo:text-align="justify" style:justify-single-word="false"/>
      <style:text-properties style:font-name="Arial1" fo:font-size="10pt" style:font-size-asian="10pt" style:font-name-complex="Arial2" style:font-size-complex="10pt"/>
    </style:style>
    <style:style style:name="P38" style:family="paragraph" style:parent-style-name="Standard">
      <style:paragraph-properties fo:margin-top="0in" fo:margin-bottom="0in" fo:line-height="100%" fo:text-align="justify" style:justify-single-word="false"/>
      <style:text-properties style:font-name="Arial1" fo:font-size="10pt" style:font-size-asian="10pt" style:font-name-complex="Arial2" style:font-size-complex="10pt" style:font-style-complex="italic"/>
    </style:style>
    <style:style style:name="P39" style:family="paragraph" style:parent-style-name="Standard">
      <style:paragraph-properties fo:margin-top="0in" fo:margin-bottom="0in" fo:line-height="100%"/>
      <style:text-properties style:font-name="Arial1" fo:font-size="10pt" style:font-size-asian="10pt" style:font-name-complex="Arial2" style:font-size-complex="10pt" style:font-weight-complex="bold"/>
    </style:style>
    <style:style style:name="P40" style:family="paragraph" style:parent-style-name="Standard">
      <style:paragraph-properties fo:margin-top="0in" fo:margin-bottom="0in" fo:line-height="100%" fo:text-align="end" style:justify-single-word="false"/>
      <style:text-properties style:font-name="Arial1" fo:font-size="10pt" style:font-size-asian="10pt" style:font-name-complex="Arial2" style:font-size-complex="10pt" style:font-weight-complex="bold"/>
    </style:style>
    <style:style style:name="P41" style:family="paragraph" style:parent-style-name="Standard">
      <style:paragraph-properties fo:margin-top="0in" fo:margin-bottom="0in" fo:line-height="100%"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42" style:family="paragraph" style:parent-style-name="Standard">
      <style:paragraph-properties fo:margin-top="0in" fo:margin-bottom="0in" fo:line-height="100%" fo:text-align="justify" style:justify-single-word="false"/>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43" style:family="paragraph" style:parent-style-name="Standard">
      <style:paragraph-properties fo:margin-top="0in" fo:margin-bottom="0in" fo:line-height="100%" fo:text-align="justify" style:justify-single-word="false"/>
      <style:text-properties style:font-name="Arial1" fo:font-size="10pt" fo:font-style="italic" style:font-size-asian="10pt" style:font-style-asian="italic" style:font-name-complex="Arial2" style:font-size-complex="10pt"/>
    </style:style>
    <style:style style:name="P44" style:family="paragraph" style:parent-style-name="Standard">
      <style:paragraph-properties fo:margin-top="0in" fo:margin-bottom="0in" fo:line-height="100%"/>
      <style:text-properties fo:color="#000000" style:font-name="Arial1" fo:font-size="10pt" fo:font-weight="bold" style:font-size-asian="10pt" style:font-weight-asian="bold" style:font-name-complex="Arial2" style:font-size-complex="10pt" style:font-weight-complex="bold"/>
    </style:style>
    <style:style style:name="P45" style:family="paragraph" style:parent-style-name="Standard">
      <style:paragraph-properties fo:margin-top="0in" fo:margin-bottom="0in" fo:line-height="100%" fo:text-align="center" style:justify-single-word="false"/>
      <style:text-properties fo:color="#000000" style:font-name="Arial1" fo:font-size="10pt" fo:font-weight="bold" style:font-size-asian="10pt" style:font-weight-asian="bold" style:font-name-complex="Arial2" style:font-size-complex="10pt" style:font-weight-complex="bold"/>
    </style:style>
    <style:style style:name="P46" style:family="paragraph" style:parent-style-name="Standard">
      <style:paragraph-properties fo:margin-top="0in" fo:margin-bottom="0in" fo:line-height="100%" fo:text-align="justify" style:justify-single-word="false"/>
      <style:text-properties fo:color="#000000" style:font-name="Arial1" fo:font-size="10pt" fo:font-weight="bold" style:font-size-asian="10pt" style:font-weight-asian="bold" style:font-name-complex="Arial2" style:font-size-complex="10pt" style:font-weight-complex="bold"/>
    </style:style>
    <style:style style:name="P47" style:family="paragraph" style:parent-style-name="Standard">
      <style:paragraph-properties fo:margin-top="0in" fo:margin-bottom="0in" fo:text-align="justify" style:justify-single-word="false"/>
      <style:text-properties fo:color="#000000" style:font-name="Arial1" fo:font-size="10pt" fo:font-weight="bold" style:font-size-asian="10pt" style:font-weight-asian="bold" style:font-name-complex="Arial2" style:font-size-complex="10pt" style:font-weight-complex="bold"/>
    </style:style>
    <style:style style:name="P48" style:family="paragraph" style:parent-style-name="Standard">
      <style:paragraph-properties fo:margin-top="0in" fo:margin-bottom="0in" fo:text-align="justify" style:justify-single-word="false" style:text-autospace="none"/>
      <style:text-properties fo:color="#000000" style:font-name="Arial1" fo:font-size="10pt" fo:font-weight="bold" style:font-size-asian="10pt" style:font-weight-asian="bold" style:font-name-complex="Arial2" style:font-size-complex="10pt" style:font-weight-complex="bold"/>
    </style:style>
    <style:style style:name="P49" style:family="paragraph" style:parent-style-name="Standard">
      <style:paragraph-properties fo:margin-top="0in" fo:margin-bottom="0in" fo:line-height="100%" fo:text-align="justify" style:justify-single-word="false"/>
      <style:text-properties fo:color="#000000" style:font-name="Arial1" fo:font-size="10pt" fo:font-weight="bold" style:font-size-asian="10pt" style:font-weight-asian="bold" style:font-name-complex="Arial2" style:font-size-complex="10pt" style:font-style-complex="italic"/>
    </style:style>
    <style:style style:name="P50" style:family="paragraph" style:parent-style-name="Standard">
      <style:paragraph-properties fo:margin-top="0in" fo:margin-bottom="0in" fo:line-height="100%" fo:text-align="justify" style:justify-single-word="false"/>
      <style:text-properties fo:color="#000000" style:font-name="Arial1" fo:font-size="10pt" fo:font-weight="bold" style:font-size-asian="10pt" style:font-weight-asian="bold" style:font-name-complex="Arial2" style:font-size-complex="10pt" style:font-style-complex="italic" style:font-weight-complex="bold"/>
    </style:style>
    <style:style style:name="P51" style:family="paragraph" style:parent-style-name="Standard">
      <style:paragraph-properties fo:margin-top="0in" fo:margin-bottom="0in" fo:line-height="100%" fo:text-align="justify" style:justify-single-word="false"/>
      <style:text-properties fo:color="#000000" style:font-name="Arial1" fo:font-size="10pt" style:font-size-asian="10pt" style:font-name-complex="Arial2" style:font-size-complex="10pt" style:font-style-complex="italic"/>
    </style:style>
    <style:style style:name="P52" style:family="paragraph" style:parent-style-name="Standard">
      <style:paragraph-properties fo:margin-top="0in" fo:margin-bottom="0in" fo:line-height="100%"/>
      <style:text-properties fo:color="#000000" style:font-name="Arial1" fo:font-size="10pt" style:font-size-asian="10pt" style:font-name-complex="Arial2" style:font-size-complex="10pt" style:font-weight-complex="bold"/>
    </style:style>
    <style:style style:name="P53" style:family="paragraph" style:parent-style-name="Standard">
      <style:paragraph-properties fo:margin-top="0in" fo:margin-bottom="0in" fo:line-height="100%" fo:text-align="justify" style:justify-single-word="false"/>
      <style:text-properties fo:color="#000000" style:font-name="Arial1" fo:font-size="10pt" style:font-size-asian="10pt" style:font-name-complex="Arial2" style:font-size-complex="10pt" style:font-weight-complex="bold"/>
    </style:style>
    <style:style style:name="P54" style:family="paragraph" style:parent-style-name="Standard">
      <style:paragraph-properties fo:margin-top="0in" fo:margin-bottom="0in" fo:line-height="100%" fo:text-align="justify" style:justify-single-word="false"/>
      <style:text-properties fo:color="#000000" style:font-name="Arial1" fo:font-size="10pt" style:font-size-asian="10pt" style:font-name-complex="Arial2" style:font-size-complex="10pt"/>
    </style:style>
    <style:style style:name="P55" style:family="paragraph" style:parent-style-name="Standard">
      <style:paragraph-properties fo:margin-top="0in" fo:margin-bottom="0in" fo:line-height="100%" fo:text-align="justify" style:justify-single-word="false">
        <style:tab-stops>
          <style:tab-stop style:position="0.25in"/>
          <style:tab-stop style:position="0.4925in"/>
          <style:tab-stop style:position="0.7in"/>
          <style:tab-stop style:position="1.2in"/>
          <style:tab-stop style:position="1.7in"/>
          <style:tab-stop style:position="2.2in"/>
          <style:tab-stop style:position="2.7in"/>
          <style:tab-stop style:position="3.2in"/>
          <style:tab-stop style:position="3.7in"/>
          <style:tab-stop style:position="4.2in"/>
          <style:tab-stop style:position="4.7in"/>
        </style:tab-stops>
      </style:paragraph-properties>
      <style:text-properties fo:color="#000000" style:font-name="Arial1" fo:font-size="10pt" fo:language="en" fo:country="US"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6" style:family="paragraph" style:parent-style-name="Standard">
      <style:paragraph-properties fo:margin-top="0in" fo:margin-bottom="0in" fo:line-height="100%" fo:text-align="justify" style:justify-single-word="false"/>
      <style:text-properties fo:color="#000000" style:font-name="Arial1" fo:font-size="10pt" fo:font-weight="normal" style:font-size-asian="10pt" style:font-weight-asian="normal" style:font-name-complex="Arial2" style:font-size-complex="10pt" style:font-weight-complex="normal"/>
    </style:style>
    <style:style style:name="P57" style:family="paragraph" style:parent-style-name="Standard">
      <style:paragraph-properties fo:margin-top="0in" fo:margin-bottom="0in" fo:line-height="100%" fo:text-align="justify" style:justify-single-word="false"/>
      <style:text-properties style:font-name="OpenSymbol" fo:font-size="10pt" style:font-size-asian="10pt" style:font-name-complex="Arial2" style:font-size-complex="10pt" style:font-style-complex="italic"/>
    </style:style>
    <style:style style:name="P58" style:family="paragraph" style:parent-style-name="Standard">
      <style:paragraph-properties fo:margin-top="0in" fo:margin-bottom="0in" fo:line-height="100%" fo:text-align="justify" style:justify-single-word="false"/>
      <style:text-properties fo:color="#ff0000" style:font-name="Times New Roman" fo:font-size="10pt" fo:background-color="#ffff00" style:font-name-asian="Times New Roman1" style:font-size-asian="10pt" style:language-asian="pt" style:country-asian="BR" style:font-name-complex="Times New Roman1" style:font-size-complex="10pt" style:font-style-complex="italic"/>
    </style:style>
    <style:style style:name="P59" style:family="paragraph" style:parent-style-name="Standard">
      <style:paragraph-properties fo:margin-top="0in" fo:margin-bottom="0in" fo:line-height="100%" fo:text-align="justify" style:justify-single-word="false"/>
      <style:text-properties fo:font-size="10pt" style:text-underline-style="none" fo:font-weight="normal" style:font-size-asian="10pt" style:font-weight-asian="normal" style:font-size-complex="10pt" style:font-weight-complex="normal"/>
    </style:style>
    <style:style style:name="P60" style:family="paragraph" style:parent-style-name="Standard">
      <style:paragraph-properties fo:margin-top="0in" fo:margin-bottom="0in" fo:text-align="justify" style:justify-single-word="false"/>
      <style:text-properties fo:font-size="10pt" style:text-underline-style="none" fo:font-weight="normal" style:font-size-asian="10pt" style:font-weight-asian="normal" style:font-size-complex="10pt" style:font-weight-complex="normal"/>
    </style:style>
    <style:style style:name="P61" style:family="paragraph" style:parent-style-name="Standard">
      <style:paragraph-properties fo:margin-top="0in" fo:margin-bottom="0in" fo:text-align="start" style:justify-single-word="false"/>
      <style:text-properties style:font-name="Arial" fo:font-size="10pt" fo:font-weight="normal" fo:background-color="#00ff00" style:font-size-asian="10pt" style:font-weight-asian="normal" style:font-name-complex="Arial2" style:font-size-complex="10pt" style:font-weight-complex="normal"/>
    </style:style>
    <style:style style:name="P62" style:family="paragraph" style:parent-style-name="Standard">
      <style:paragraph-properties fo:margin-top="0in" fo:margin-bottom="0in" fo:line-height="100%" fo:text-align="center" style:justify-single-word="false"/>
      <style:text-properties fo:background-color="transparent"/>
    </style:style>
    <style:style style:name="P63" style:family="paragraph" style:parent-style-name="Standard">
      <style:paragraph-properties fo:margin-top="0in" fo:margin-bottom="0in" fo:line-height="100%" fo:text-align="justify" style:justify-single-word="false"/>
      <style:text-properties style:font-name="Arial" fo:font-size="10pt" style:font-size-asian="10pt" style:font-name-complex="Arial2" style:font-size-complex="10pt" style:font-style-complex="italic"/>
    </style:style>
    <style:style style:name="P64" style:family="paragraph" style:parent-style-name="Standard" style:master-page-name="Converted1">
      <style:paragraph-properties fo:margin-top="0in" fo:margin-bottom="0in" fo:line-height="100%" fo:text-align="justify" style:justify-single-word="false" style:page-number="auto"/>
    </style:style>
    <style:style style:name="P65" style:family="paragraph" style:parent-style-name="Standard" style:master-page-name="Converted2">
      <style:paragraph-properties fo:margin-top="0in" fo:margin-bottom="0in" fo:line-height="100%" fo:text-align="justify" style:justify-single-word="false" style:page-number="auto"/>
    </style:style>
    <style:style style:name="P66" style:family="paragraph" style:parent-style-name="Standard" style:master-page-name="Standard">
      <style:paragraph-properties fo:margin-top="0in" fo:margin-bottom="0in" fo:line-height="100%" fo:text-align="center" style:justify-single-word="false" style:page-number="auto"/>
    </style:style>
    <style:style style:name="P67" style:family="paragraph" style:parent-style-name="Standard">
      <style:paragraph-properties fo:margin-top="0.0417in" fo:margin-bottom="0.0417in" fo:line-height="100%" fo:text-align="justify" style:justify-single-word="false"/>
    </style:style>
    <style:style style:name="P68" style:family="paragraph" style:parent-style-name="Standard">
      <style:paragraph-properties fo:margin-top="0.0417in" fo:margin-bottom="0.0417in" fo:text-align="justify" style:justify-single-word="false"/>
      <style:text-properties fo:color="#000000" style:font-name="Arial1" fo:font-size="10pt" fo:font-weight="bold" style:font-size-asian="10pt" style:font-weight-asian="bold" style:font-name-complex="Arial2" style:font-size-complex="10pt" style:font-weight-complex="bold"/>
    </style:style>
    <style:style style:name="P69" style:family="paragraph" style:parent-style-name="Standard">
      <style:paragraph-properties fo:margin-top="0.0417in" fo:margin-bottom="0.0417in" fo:text-align="justify" style:justify-single-word="false"/>
      <style:text-properties style:font-name="Arial1" fo:font-size="10pt" style:font-size-asian="10pt" style:font-name-complex="Arial2" style:font-size-complex="10pt"/>
    </style:style>
    <style:style style:name="P70" style:family="paragraph" style:parent-style-name="Standard">
      <style:paragraph-properties fo:margin-top="0.0417in" fo:margin-bottom="0.0417in" fo:text-align="justify" style:justify-single-word="false"/>
      <style:text-properties style:font-name="Arial1" fo:font-size="10pt" fo:font-weight="normal" style:font-size-asian="10pt" style:font-weight-asian="normal" style:font-name-complex="Arial2" style:font-size-complex="10pt" style:font-weight-complex="normal"/>
    </style:style>
    <style:style style:name="P71" style:family="paragraph" style:parent-style-name="Standard">
      <style:paragraph-properties fo:margin-top="0.0417in" fo:margin-bottom="0.0417in" fo:text-align="justify" style:justify-single-word="false"/>
    </style:style>
    <style:style style:name="P72" style:family="paragraph" style:parent-style-name="Standard">
      <style:paragraph-properties fo:margin-top="0.0417in" fo:margin-bottom="0.0417in" fo:text-align="justify" style:justify-single-word="false"/>
      <style:text-properties style:font-name="Arial" fo:font-size="10pt" fo:background-color="#00ff00" style:font-size-asian="10pt" style:font-name-complex="Arial2" style:font-size-complex="10pt"/>
    </style:style>
    <style:style style:name="P73" style:family="paragraph" style:parent-style-name="Standard">
      <style:paragraph-properties fo:margin-top="0.0417in" fo:margin-bottom="0.0417in" fo:text-align="justify" style:justify-single-word="false"/>
      <style:text-properties style:font-name="Arial" fo:font-size="10pt" fo:font-weight="normal" style:font-size-asian="10pt" style:font-weight-asian="normal" style:font-name-complex="Arial2" style:font-size-complex="10pt" style:font-weight-complex="normal"/>
    </style:style>
    <style:style style:name="P74" style:family="paragraph" style:parent-style-name="Standard">
      <style:paragraph-properties fo:margin-top="0.0417in" fo:margin-bottom="0.0417in" fo:text-align="justify" style:justify-single-word="false"/>
      <style:text-properties style:font-name="Arial" fo:font-size="10pt" fo:font-weight="normal" fo:background-color="#00ff00" style:font-size-asian="10pt" style:font-weight-asian="normal" style:font-name-complex="Arial2" style:font-size-complex="10pt" style:font-weight-complex="normal"/>
    </style:style>
    <style:style style:name="P75" style:family="paragraph" style:parent-style-name="Standard">
      <style:paragraph-properties fo:margin-top="0.0417in" fo:margin-bottom="0.0417in" fo:text-align="justify" style:justify-single-word="false"/>
      <style:text-properties fo:font-weight="normal" style:font-weight-asian="normal" style:font-weight-complex="normal"/>
    </style:style>
    <style:style style:name="P76" style:family="paragraph" style:parent-style-name="Standard">
      <style:paragraph-properties fo:margin-left="0.1972in" fo:margin-right="0in" fo:margin-top="0in" fo:margin-bottom="0in" fo:line-height="100%" fo:text-align="justify" style:justify-single-word="false" fo:text-indent="0in" style:auto-text-indent="false"/>
      <style:text-properties style:font-name="Arial1" fo:font-size="10pt" style:font-size-asian="10pt" style:font-name-complex="Arial2" style:font-size-complex="10pt" style:font-style-complex="italic"/>
    </style:style>
    <style:style style:name="P77" style:family="paragraph" style:parent-style-name="Standard">
      <style:paragraph-properties fo:margin-left="0.1972in" fo:margin-right="0in" fo:margin-top="0in" fo:margin-bottom="0in" fo:line-height="100%" fo:text-align="justify" style:justify-single-word="false" fo:text-indent="0in" style:auto-text-indent="false"/>
      <style:text-properties style:font-name="Arial1" fo:font-size="10pt" style:font-size-asian="10pt" style:font-name-complex="Arial2" style:font-size-complex="10pt"/>
    </style:style>
    <style:style style:name="P78" style:family="paragraph" style:parent-style-name="Standard">
      <style:paragraph-properties fo:margin-left="0.1972in" fo:margin-right="0in" fo:margin-top="0in" fo:margin-bottom="0in" fo:line-height="100%" fo:text-align="justify" style:justify-single-word="false" fo:text-indent="0in" style:auto-text-indent="false"/>
      <style:text-properties style:font-name="Arial1" fo:font-size="10pt" style:font-size-asian="10pt" style:language-asian="pt" style:country-asian="BR" style:font-name-complex="Arial2" style:font-size-complex="10pt"/>
    </style:style>
    <style:style style:name="P79" style:family="paragraph" style:parent-style-name="Standard">
      <style:paragraph-properties fo:margin-left="0.1972in" fo:margin-right="0in" fo:margin-top="0in" fo:margin-bottom="0in" fo:line-height="100%" fo:text-align="justify" style:justify-single-word="false" fo:text-indent="0in" style:auto-text-indent="false"/>
    </style:style>
    <style:style style:name="P80" style:family="paragraph" style:parent-style-name="Standard">
      <style:paragraph-properties fo:margin-left="0.1972in" fo:margin-right="0in" fo:margin-top="0.0417in" fo:margin-bottom="0.0417in" fo:line-height="100%" fo:text-align="justify" style:justify-single-word="false" fo:text-indent="0in" style:auto-text-indent="false"/>
    </style:style>
    <style:style style:name="P81" style:family="paragraph" style:parent-style-name="Standard">
      <style:paragraph-properties fo:margin-left="0.0126in" fo:margin-right="0in" fo:text-align="center" style:justify-single-word="false" fo:text-indent="0in"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82" style:family="paragraph" style:parent-style-name="Standard">
      <style:paragraph-properties fo:margin-top="0.0835in" fo:margin-bottom="0.0835in" fo:text-align="justify" style:justify-single-word="false"/>
    </style:style>
    <style:style style:name="P83" style:family="paragraph" style:parent-style-name="Standard">
      <style:paragraph-properties fo:margin-top="0.0835in" fo:margin-bottom="0.0835in" fo:text-align="justify" style:justify-single-word="false"/>
      <style:text-properties style:font-name="Arial1" fo:font-size="10pt" fo:font-weight="bold" style:font-size-asian="10pt" style:font-weight-asian="bold" style:font-name-complex="Arial2" style:font-size-complex="10pt" style:font-style-complex="italic"/>
    </style:style>
    <style:style style:name="P84" style:family="paragraph" style:parent-style-name="Standard">
      <style:paragraph-properties fo:margin-top="0.0835in" fo:margin-bottom="0.0835in" fo:text-align="justify" style:justify-single-word="false"/>
      <style:text-properties style:font-name="Arial1" fo:font-size="10pt" style:font-size-asian="10pt" style:font-name-complex="Arial2" style:font-size-complex="10pt" style:font-style-complex="italic"/>
    </style:style>
    <style:style style:name="P85" style:family="paragraph" style:parent-style-name="Standard">
      <style:paragraph-properties fo:margin-left="0.0398in" fo:margin-right="0.0398in" fo:margin-top="0in" fo:margin-bottom="0in" fo:line-height="100%" fo:text-align="justify" style:justify-single-word="false" fo:text-indent="0in" style:auto-text-indent="false"/>
    </style:style>
    <style:style style:name="P86" style:family="paragraph" style:parent-style-name="Standard">
      <style:paragraph-properties fo:margin-left="0.0398in" fo:margin-right="0.0398in" fo:margin-top="0in" fo:margin-bottom="0in" fo:line-height="100%" fo:text-indent="0in" style:auto-text-indent="false">
        <style:tab-stops>
          <style:tab-stop style:position="3.9665in" style:leader-style="dotted" style:leader-text="."/>
        </style:tab-stops>
      </style:paragraph-properties>
    </style:style>
    <style:style style:name="P87"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88" style:family="paragraph" style:parent-style-name="Standard" style:list-style-name="WWNum12">
      <style:paragraph-properties fo:margin-left="0.0398in" fo:margin-right="0.0398in" fo:margin-top="0in" fo:margin-bottom="0in" fo:line-height="100%" fo:text-align="justify" style:justify-single-word="false" fo:text-indent="0in"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89"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font-weight="bold" fo:background-color="transparent" style:font-size-asian="10pt" style:language-asian="pt" style:country-asian="BR" style:font-weight-asian="bold" style:font-name-complex="Arial2" style:font-size-complex="10pt"/>
    </style:style>
    <style:style style:name="P90"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91"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language="en" fo:country="US" fo:background-color="transparent" style:font-size-asian="10pt" style:font-name-complex="Arial2" style:font-size-complex="10pt"/>
    </style:style>
    <style:style style:name="P92"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93" style:family="paragraph" style:parent-style-name="Standard">
      <style:paragraph-properties fo:margin-left="0.0398in" fo:margin-right="0.0398in" fo:margin-top="0in" fo:margin-bottom="0in" fo:line-height="100%" fo:text-indent="0in" style:auto-text-indent="false">
        <style:tab-stops>
          <style:tab-stop style:position="3.9665in" style:leader-style="dotted" style:leader-text="."/>
        </style:tab-stops>
      </style:paragraph-properties>
      <style:text-properties style:font-name="Arial1" fo:font-size="10pt" fo:language="en" fo:country="US" style:font-size-asian="10pt" style:font-name-complex="Arial2" style:font-size-complex="10pt"/>
    </style:style>
    <style:style style:name="P94" style:family="paragraph" style:parent-style-name="Standard">
      <style:paragraph-properties fo:margin-left="0.0398in" fo:margin-right="0.0398in" fo:margin-top="0in" fo:margin-bottom="0in" fo:line-height="100%" fo:text-align="justify" style:justify-single-word="false" fo:text-indent="0in" style:auto-text-indent="false"/>
      <style:text-properties style:font-name="Arial1" fo:font-size="10pt" fo:background-color="transparent" style:font-size-asian="10pt" style:font-name-complex="Arial2" style:font-size-complex="10pt"/>
    </style:style>
    <style:style style:name="P95" style:family="paragraph" style:parent-style-name="Standard">
      <style:paragraph-properties fo:margin-left="0.0398in" fo:margin-right="0.0398in" fo:margin-top="0in" fo:margin-bottom="0in" fo:line-height="100%" fo:text-align="justify" style:justify-single-word="false" fo:text-indent="0in" style:auto-text-indent="false"/>
      <style:text-properties fo:color="#000000"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96" style:family="paragraph" style:parent-style-name="Standard">
      <style:paragraph-properties fo:margin-left="0.0398in" fo:margin-right="0.0398in" fo:margin-top="0in" fo:margin-bottom="0in" fo:line-height="100%" fo:text-align="justify" style:justify-single-word="false" fo:text-indent="0in" style:auto-text-indent="false">
        <style:tab-stops>
          <style:tab-stop style:position="4.0472in" style:leader-style="dotted" style:leader-text="."/>
        </style:tab-stops>
      </style:paragraph-properties>
      <style:text-properties fo:color="#000000" style:font-name="Arial1" fo:font-size="10pt" fo:language="en" fo:country="US" fo:font-weight="bold" style:font-size-asian="10pt" style:font-weight-asian="bold" style:font-name-complex="Arial2" style:font-size-complex="10pt" style:font-weight-complex="bold"/>
    </style:style>
    <style:style style:name="P97" style:family="paragraph" style:parent-style-name="Standard">
      <style:paragraph-properties fo:margin-left="0.0398in" fo:margin-right="0.0398in" fo:margin-top="0in" fo:margin-bottom="0in" fo:line-height="100%" fo:text-align="justify" style:justify-single-word="false" fo:text-indent="0in"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98" style:family="paragraph" style:parent-style-name="Standard">
      <style:paragraph-properties fo:margin-left="0.3126in" fo:margin-right="0in" fo:margin-top="0in" fo:margin-bottom="0in" fo:line-height="100%" fo:text-indent="0in" style:auto-text-indent="false"/>
    </style:style>
    <style:style style:name="P99" style:family="paragraph" style:parent-style-name="Standard">
      <style:paragraph-properties fo:margin-left="0.3126in" fo:margin-right="0in" fo:margin-top="0in" fo:margin-bottom="0in" fo:line-height="100%" fo:text-align="justify" style:justify-single-word="false" fo:text-indent="0in" style:auto-text-indent="false"/>
    </style:style>
    <style:style style:name="P100" style:family="paragraph" style:parent-style-name="Standard">
      <style:paragraph-properties fo:margin-left="0in" fo:margin-right="-0.0752in" fo:margin-top="0in" fo:margin-bottom="0in" fo:line-height="100%" fo:text-align="center" style:justify-single-word="false" fo:text-indent="0in" style:auto-text-indent="false"/>
    </style:style>
    <style:style style:name="P101" style:family="paragraph" style:parent-style-name="Standard">
      <style:paragraph-properties fo:margin-left="0in" fo:margin-right="-0.0756in" fo:margin-top="0in" fo:margin-bottom="0in" fo:line-height="100%" fo:text-align="center" style:justify-single-word="false" fo:text-indent="-0.0728in" style:auto-text-indent="false"/>
    </style:style>
    <style:style style:name="P102" style:family="paragraph" style:parent-style-name="Standard">
      <style:paragraph-properties fo:margin-left="0in" fo:margin-right="-0.0209in" fo:margin-top="0in" fo:margin-bottom="0in" fo:line-height="100%" fo:text-align="center" style:justify-single-word="false" fo:text-indent="0in" style:auto-text-indent="false"/>
    </style:style>
    <style:style style:name="P103" style:family="paragraph" style:parent-style-name="Standard">
      <style:paragraph-properties fo:margin-left="0in" fo:margin-right="0.1016in" fo:margin-top="0in" fo:margin-bottom="0in" fo:line-height="100%" fo:text-align="center" style:justify-single-word="false" fo:text-indent="0in" style:auto-text-indent="false"/>
    </style:style>
    <style:style style:name="P104" style:family="paragraph" style:parent-style-name="Standard">
      <style:paragraph-properties fo:margin-left="0in" fo:margin-right="-0.0193in" fo:margin-top="0in" fo:margin-bottom="0in" fo:line-height="100%" fo:text-align="center" style:justify-single-word="false" fo:text-indent="0in" style:auto-text-indent="false"/>
    </style:style>
    <style:style style:name="P105" style:family="paragraph" style:parent-style-name="Standard">
      <style:paragraph-properties fo:margin-left="0in" fo:margin-right="-0.0752in" fo:margin-top="0in" fo:margin-bottom="0in" fo:line-height="100%" fo:text-align="center" style:justify-single-word="false" fo:text-indent="-0.0756in" style:auto-text-indent="false"/>
    </style:style>
    <style:style style:name="P106" style:family="paragraph" style:parent-style-name="Standard">
      <style:paragraph-properties fo:margin-left="-0.1165in" fo:margin-right="-0.0752in" fo:margin-top="0in" fo:margin-bottom="0in" fo:line-height="100%" fo:text-align="center" style:justify-single-word="false" fo:text-indent="0.1016in" style:auto-text-indent="false"/>
    </style:style>
    <style:style style:name="P107" style:family="paragraph" style:parent-style-name="Standard">
      <style:paragraph-properties fo:margin-left="0in" fo:margin-right="-0.0299in" fo:margin-top="0in" fo:margin-bottom="0in" fo:line-height="100%" fo:text-align="center" style:justify-single-word="false" fo:text-indent="-0.0709in" style:auto-text-indent="false"/>
    </style:style>
    <style:style style:name="P108" style:family="paragraph" style:parent-style-name="Standard">
      <style:paragraph-properties fo:margin-left="0.4925in" fo:margin-right="0in" fo:margin-top="0in" fo:margin-bottom="0in" fo:line-height="100%" fo:text-align="justify" style:justify-single-word="false" fo:text-indent="0in" style:auto-text-indent="false"/>
      <style:text-properties style:font-name="Arial1" fo:font-size="10pt" style:font-size-asian="10pt" style:font-name-complex="Arial2" style:font-size-complex="10pt"/>
    </style:style>
    <style:style style:name="P109" style:family="paragraph" style:parent-style-name="Standard">
      <style:paragraph-properties fo:margin-left="0in" fo:margin-right="0in" fo:margin-top="0in" fo:margin-bottom="0in" fo:line-height="100%" fo:text-align="justify" style:justify-single-word="false" fo:text-indent="0in" style:auto-text-indent="false"/>
      <style:text-properties style:font-name="Arial1" fo:font-size="10pt" fo:language="en" fo:country="US" fo:font-weight="normal" fo:background-color="#ffff00" style:font-size-asian="10pt" style:font-weight-asian="normal" style:font-name-complex="Arial2" style:font-size-complex="10pt" style:font-weight-complex="normal"/>
    </style:style>
    <style:style style:name="P110" style:family="paragraph" style:parent-style-name="Standard">
      <style:paragraph-properties fo:margin-left="0in" fo:margin-right="0in" fo:margin-top="0in" fo:margin-bottom="0in" fo:line-height="100%" fo:text-align="justify" style:justify-single-word="false" fo:text-indent="0in"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111" style:family="paragraph" style:parent-style-name="Standard">
      <style:paragraph-properties fo:margin-left="0in" fo:margin-right="0in" fo:margin-top="0in" fo:margin-bottom="0in" fo:line-height="100%" fo:text-align="justify" style:justify-single-word="false" fo:text-indent="0in" style:auto-text-indent="false"/>
      <style:text-properties style:font-name="Arial1"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112" style:family="paragraph" style:parent-style-name="Standard">
      <style:paragraph-properties fo:margin-left="0in" fo:margin-right="0in" fo:margin-top="0in" fo:margin-bottom="0in" fo:line-height="100%" fo:text-align="start" style:justify-single-word="false" fo:text-indent="0in" style:auto-text-indent="false"/>
      <style:text-properties style:font-name="Arial1" fo:font-size="10pt" fo:language="en" fo:country="US" style:text-underline-style="none" fo:font-weight="normal" style:font-size-asian="10pt" style:font-weight-asian="normal" style:font-name-complex="Arial2" style:font-size-complex="10pt" style:font-style-complex="italic" style:font-weight-complex="normal"/>
    </style:style>
    <style:style style:name="P113" style:family="paragraph" style:parent-style-name="Standard">
      <style:paragraph-properties fo:margin-left="0in" fo:margin-right="0in" fo:margin-top="0in" fo:margin-bottom="0in" fo:line-height="100%" fo:text-align="start" style:justify-single-word="false" fo:text-indent="0in" style:auto-text-indent="false"/>
      <style:text-properties style:font-name="Arial1" fo:font-size="10pt" style:text-underline-style="none" fo:font-weight="normal" fo:background-color="transparent" style:font-size-asian="10pt" style:font-weight-asian="normal" style:font-name-complex="Arial2" style:font-size-complex="10pt" style:font-weight-complex="normal"/>
    </style:style>
    <style:style style:name="P114" style:family="paragraph" style:parent-style-name="Standard">
      <style:paragraph-properties fo:margin-left="0in" fo:margin-right="0in" fo:margin-top="0in" fo:margin-bottom="0in" fo:line-height="100%" fo:text-align="start" style:justify-single-word="false" fo:text-indent="0in" style:auto-text-indent="false"/>
      <style:text-properties style:font-name="Arial1" fo:font-size="10pt" style:text-underline-style="none" fo:font-weight="normal" style:font-size-asian="10pt" style:language-asian="pt" style:country-asian="BR" style:font-weight-asian="normal" style:font-name-complex="Arial2" style:font-size-complex="10pt" style:font-weight-complex="bold"/>
    </style:style>
    <style:style style:name="P115" style:family="paragraph" style:parent-style-name="Standard">
      <style:paragraph-properties fo:margin-left="0in" fo:margin-right="0in" fo:margin-top="0in" fo:margin-bottom="0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16" style:family="paragraph" style:parent-style-name="Standard">
      <style:paragraph-properties fo:margin-left="0in" fo:margin-right="0in" fo:margin-top="0in" fo:margin-bottom="0in" fo:text-align="justify"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17" style:family="paragraph" style:parent-style-name="Standard">
      <style:paragraph-properties fo:margin-left="0in" fo:margin-right="0in" fo:margin-top="0in" fo:margin-bottom="0in" fo:line-height="100%"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18" style:family="paragraph" style:parent-style-name="Standard">
      <style:paragraph-properties fo:margin-left="0in" fo:margin-right="0in" fo:margin-top="0in" fo:margin-bottom="0in" fo:line-height="100%" fo:text-align="center"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19" style:family="paragraph" style:parent-style-name="Standard">
      <style:paragraph-properties fo:margin-left="0in" fo:margin-right="0in" fo:margin-top="0in" fo:margin-bottom="0in" fo:text-align="center"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20" style:family="paragraph" style:parent-style-name="Standard">
      <style:paragraph-properties fo:margin-left="0in" fo:margin-right="0in" fo:margin-top="0in" fo:margin-bottom="0in" fo:text-align="start" style:justify-single-word="false" fo:text-indent="0in" style:auto-text-indent="false"/>
      <style:text-properties fo:color="#000000"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121"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Arial1" fo:font-size="10pt" fo:language="en" fo:country="US" style:text-underline-style="none" fo:font-weight="normal" style:font-size-asian="10pt" style:font-weight-asian="normal" style:font-name-complex="Arial2" style:font-size-complex="10pt" style:font-weight-complex="normal"/>
    </style:style>
    <style:style style:name="P122" style:family="paragraph" style:parent-style-name="Standard">
      <style:paragraph-properties fo:margin-left="0in" fo:margin-right="0in" fo:margin-top="0in" fo:margin-bottom="0in" fo:line-height="100%" fo:text-align="start" style:justify-single-word="false" fo:text-indent="0in" style:auto-text-indent="false"/>
      <style:text-properties fo:color="#000000" fo:font-size="10pt" fo:language="en" fo:country="US" style:text-underline-style="none" fo:font-weight="normal" style:font-size-asian="10pt" style:font-weight-asian="normal" style:font-size-complex="10pt" style:font-weight-complex="normal"/>
    </style:style>
    <style:style style:name="P123" style:family="paragraph" style:parent-style-name="Standard">
      <style:paragraph-properties fo:margin-left="0in" fo:margin-right="0in" fo:margin-top="0in" fo:margin-bottom="0in" fo:line-height="100%" fo:text-align="justify" style:justify-single-word="false" fo:text-indent="0in" style:auto-text-indent="false"/>
      <style:text-properties fo:color="#ff0000" style:font-name="Arial1"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124" style:family="paragraph" style:parent-style-name="Standard">
      <style:paragraph-properties fo:margin-left="0in" fo:margin-right="0in" fo:margin-top="0in" fo:margin-bottom="0in" fo:line-height="100%" fo:text-align="justify" style:justify-single-word="false" fo:text-indent="0in" style:auto-text-indent="false"/>
      <style:text-properties fo:color="#ff0000" style:font-name="Arial1"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style-complex="italic" style:font-weight-complex="normal"/>
    </style:style>
    <style:style style:name="P125" style:family="paragraph" style:parent-style-name="Standard">
      <style:paragraph-properties fo:margin-left="0in" fo:margin-right="0in" fo:margin-top="0in" fo:margin-bottom="0in" fo:line-height="100%" fo:text-indent="0in" style:auto-text-indent="false"/>
      <style:text-properties fo:font-variant="normal" fo:text-transform="none" fo:color="#000000" style:font-name="Arial1"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126" style:family="paragraph" style:parent-style-name="Standard">
      <style:paragraph-properties fo:margin-left="0in" fo:margin-right="0.122in" fo:margin-top="0.0193in" fo:margin-bottom="0.0193in" fo:line-height="100%" fo:text-align="justify" style:justify-single-word="false" fo:text-indent="0in" style:auto-text-indent="false"/>
      <style:text-properties fo:color="#000000" style:font-name="Arial1"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27" style:family="paragraph" style:parent-style-name="Standard">
      <style:paragraph-properties fo:margin-left="0in" fo:margin-right="0.122in" fo:margin-top="0.0193in" fo:margin-bottom="0.0193in" fo:line-height="100%" fo:text-align="justify" style:justify-single-word="false" fo:text-indent="0in" style:auto-text-indent="false"/>
      <style:text-properties fo:color="#000000" style:font-name="Arial1" fo:font-size="10pt" fo:font-weight="bold" fo:background-color="#ffff00" style:font-name-asian="Times New Roman1" style:font-size-asian="10pt" style:language-asian="pt" style:country-asian="BR" style:font-weight-asian="bold" style:font-name-complex="Arial2" style:font-size-complex="10pt"/>
    </style:style>
    <style:style style:name="P128" style:family="paragraph" style:parent-style-name="Standard">
      <style:paragraph-properties fo:margin-left="0in" fo:margin-right="0.122in" fo:margin-top="0.0193in" fo:margin-bottom="0.0193in" fo:line-height="100%" fo:text-align="justify" style:justify-single-word="false" fo:text-indent="0in" style:auto-text-indent="false"/>
      <style:text-properties fo:background-color="transparent"/>
    </style:style>
    <style:style style:name="P129" style:family="paragraph" style:parent-style-name="Standard">
      <style:paragraph-properties fo:margin-left="0in" fo:margin-right="0.122in" fo:margin-top="0.0193in" fo:margin-bottom="0.0193in" fo:line-height="100%" fo:text-align="justify" style:justify-single-word="false" fo:text-indent="0in" style:auto-text-indent="false"/>
      <style:text-properties style:font-name="Arial1" fo:font-size="10pt" fo:language="en" fo:country="US" fo:background-color="transparent" style:font-size-asian="10pt" style:font-name-complex="Arial2" style:font-size-complex="10pt"/>
    </style:style>
    <style:style style:name="P130" style:family="paragraph" style:parent-style-name="Standard">
      <style:paragraph-properties fo:margin-left="0in" fo:margin-right="-0.0008in" fo:margin-top="0in" fo:margin-bottom="0in" fo:line-height="100%" fo:text-align="justify" style:justify-single-word="false" fo:text-indent="0in" style:auto-text-indent="false"/>
      <style:text-properties fo:color="#000000" style:font-name="Arial1" fo:font-size="10pt" fo:font-weight="bold" style:font-size-asian="10pt" style:font-weight-asian="bold" style:font-name-complex="Arial2" style:font-size-complex="10pt" style:font-weight-complex="bold"/>
    </style:style>
    <style:style style:name="P131" style:family="paragraph" style:parent-style-name="Standard">
      <style:paragraph-properties fo:margin-left="0in" fo:margin-right="0.1091in" fo:margin-top="0in" fo:margin-bottom="0in" fo:line-height="100%" fo:text-align="center" style:justify-single-word="false" fo:text-indent="0in" style:auto-text-indent="false"/>
      <style:text-properties fo:color="#000000" style:font-name="Arial1" fo:font-size="10pt" fo:font-weight="bold" style:font-size-asian="10pt" style:font-weight-asian="bold" style:font-name-complex="Arial2" style:font-size-complex="10pt" style:font-weight-complex="bold"/>
    </style:style>
    <style:style style:name="P132" style:family="paragraph" style:parent-style-name="Standard">
      <style:paragraph-properties fo:margin-left="0in" fo:margin-right="0.1091in" fo:margin-top="0in" fo:margin-bottom="0in" fo:line-height="100%" fo:text-align="justify" style:justify-single-word="false" fo:text-indent="0in" style:auto-text-indent="false"/>
      <style:text-properties fo:color="#000000" style:font-name="Arial1" fo:font-size="10pt" fo:font-weight="bold" style:font-name-asian="Times New Roman1" style:font-size-asian="10pt" style:language-asian="pt" style:country-asian="BR" style:font-weight-asian="bold" style:font-name-complex="Arial2" style:font-size-complex="10pt" style:font-style-complex="italic"/>
    </style:style>
    <style:style style:name="P133" style:family="paragraph" style:parent-style-name="Standard">
      <style:paragraph-properties fo:margin-left="0in" fo:margin-right="0.1091in" fo:margin-top="0in" fo:margin-bottom="0in" fo:line-height="100%" fo:text-align="justify" style:justify-single-word="false" fo:text-indent="0in" style:auto-text-indent="false"/>
    </style:style>
    <style:style style:name="P134" style:family="paragraph" style:parent-style-name="Standard">
      <style:paragraph-properties fo:margin-left="0in" fo:margin-right="0.1091in" fo:margin-top="0in" fo:margin-bottom="0in" fo:line-height="100%" fo:text-align="justify" style:justify-single-word="false" fo:text-indent="0in"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135" style:family="paragraph" style:parent-style-name="Standard">
      <style:paragraph-properties fo:margin-left="0.4917in" fo:margin-right="0in" fo:margin-top="0in" fo:margin-bottom="0in" fo:line-height="100%" fo:text-align="center"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36" style:family="paragraph" style:parent-style-name="Standard">
      <style:paragraph-properties fo:margin-left="0.4917in" fo:margin-right="0in" fo:margin-top="0in" fo:margin-bottom="0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37" style:family="paragraph" style:parent-style-name="Normal">
      <style:paragraph-properties fo:margin-top="0in" fo:margin-bottom="0in" fo:text-align="justify" style:justify-single-word="false" style:text-autospace="none"/>
      <style:text-properties fo:color="#000000" style:font-name="Arial" fo:font-size="10pt" fo:font-weight="bold" style:font-size-asian="10pt" style:font-weight-asian="bold" style:font-name-complex="Arial" style:font-size-complex="10pt" style:font-weight-complex="bold"/>
    </style:style>
    <style:style style:name="P138" style:family="paragraph" style:parent-style-name="Normal">
      <style:paragraph-properties fo:margin-top="0in" fo:margin-bottom="0in" fo:line-height="100%" fo:text-align="justify" style:justify-single-word="false" style:text-autospace="none"/>
      <style:text-properties style:font-name="Arial" fo:font-size="10pt" fo:font-weight="bold" style:font-size-asian="10pt" style:font-weight-asian="bold" style:font-name-complex="Arial" style:font-size-complex="10pt" style:font-style-complex="italic" style:font-weight-complex="bold"/>
    </style:style>
    <style:style style:name="P139" style:family="paragraph" style:parent-style-name="Normal">
      <style:paragraph-properties fo:margin-top="0in" fo:margin-bottom="0in" fo:line-height="100%" fo:text-align="center" style:justify-single-word="false" style:text-autospace="none"/>
      <style:text-properties style:font-name="Arial" fo:font-size="10pt" fo:font-weight="bold" style:font-size-asian="10pt" style:font-weight-asian="bold" style:font-name-complex="Arial" style:font-size-complex="10pt" style:font-style-complex="italic" style:font-weight-complex="bold"/>
    </style:style>
    <style:style style:name="P140" style:family="paragraph" style:parent-style-name="Normal">
      <style:paragraph-properties fo:margin-top="0in" fo:margin-bottom="0in" fo:text-align="justify" style:justify-single-word="false"/>
      <style:text-properties style:font-name="Arial" fo:font-size="10pt" fo:font-weight="bold" style:font-size-asian="10pt" style:font-weight-asian="bold" style:font-name-complex="Arial" style:font-size-complex="10pt" style:font-weight-complex="bold"/>
    </style:style>
    <style:style style:name="P141" style:family="paragraph" style:parent-style-name="Normal">
      <style:paragraph-properties fo:margin-top="0in" fo:margin-bottom="0in" fo:line-height="100%" fo:text-align="justify" style:justify-single-word="false"/>
      <style:text-properties style:font-name="Arial" fo:font-size="10pt" fo:background-color="#00ff00" style:font-size-asian="10pt" style:font-name-complex="Arial" style:font-size-complex="10pt"/>
    </style:style>
    <style:style style:name="P142" style:family="paragraph" style:parent-style-name="Normal">
      <style:paragraph-properties fo:margin-top="0in" fo:margin-bottom="0in" fo:text-align="justify" style:justify-single-word="false"/>
      <style:text-properties style:font-name="Arial" fo:font-size="10pt" style:font-size-asian="10pt" style:font-name-complex="Arial" style:font-size-complex="10pt"/>
    </style:style>
    <style:style style:name="P143" style:family="paragraph" style:parent-style-name="Normal">
      <style:paragraph-properties fo:margin-top="0in" fo:margin-bottom="0in" fo:text-align="justify" style:justify-single-word="false" style:text-autospace="none"/>
      <style:text-properties style:font-name="Arial" fo:font-size="10pt" style:font-size-asian="10pt" style:font-name-complex="Arial" style:font-size-complex="10pt"/>
    </style:style>
    <style:style style:name="P144" style:family="paragraph" style:parent-style-name="Normal">
      <style:paragraph-properties fo:text-align="justify" style:justify-single-word="false" style:text-autospace="none"/>
      <style:text-properties fo:color="#000000" style:font-name="Arial" fo:font-size="10pt" fo:font-weight="bold" style:font-size-asian="10pt" style:font-weight-asian="bold" style:font-name-complex="Arial" style:font-size-complex="10pt" style:font-weight-complex="bold"/>
    </style:style>
    <style:style style:name="P145" style:family="paragraph" style:parent-style-name="Normal">
      <style:paragraph-properties fo:text-align="justify" style:justify-single-word="false" style:text-autospace="none"/>
      <style:text-properties style:font-name="Arial" fo:font-size="10pt" style:font-size-asian="10pt" style:font-name-complex="Arial" style:font-size-complex="10pt"/>
    </style:style>
    <style:style style:name="P146" style:family="paragraph" style:parent-style-name="Normal">
      <style:paragraph-properties fo:margin-top="0.0193in" fo:margin-bottom="0.0193in" fo:text-align="justify" style:justify-single-word="false" style:text-autospace="none"/>
      <style:text-properties fo:color="#000000" style:font-name="Arial1" fo:font-size="10pt" fo:font-weight="bold" style:font-size-asian="10pt" style:font-weight-asian="bold" style:font-name-complex="Arial2" style:font-size-complex="10pt" style:font-weight-complex="bold"/>
    </style:style>
    <style:style style:name="P147" style:family="paragraph" style:parent-style-name="No_20_Spacing">
      <style:paragraph-properties fo:margin-left="0in" fo:margin-right="0in" fo:text-indent="0in" style:auto-text-indent="false"/>
      <style:text-properties fo:font-variant="normal" fo:text-transform="none" fo:color="#000000" style:font-name="Helvetica1" fo:font-size="9.75pt" fo:letter-spacing="normal" fo:language="en" fo:country="US" fo:font-style="normal" fo:font-weight="normal"/>
    </style:style>
    <style:style style:name="T1" style:family="text">
      <style:text-properties style:font-name="Arial1" style:font-name-complex="Arial2"/>
    </style:style>
    <style:style style:name="T2" style:family="text">
      <style:text-properties style:font-name="Arial1" fo:font-size="10pt" style:font-size-asian="10pt" style:font-name-complex="Arial2" style:font-size-complex="10pt"/>
    </style:style>
    <style:style style:name="T3" style:family="text">
      <style:text-properties style:font-name="Arial1" fo:font-size="10pt" style:font-size-asian="10pt" style:font-name-complex="Arial2" style:font-size-complex="10pt" style:font-style-complex="italic"/>
    </style:style>
    <style:style style:name="T4" style:family="text">
      <style:text-properties style:font-name="Arial1" fo:font-size="10pt" style:font-size-asian="10pt" style:font-name-complex="Arial2" style:font-size-complex="10pt" style:font-style-complex="italic" style:font-weight-complex="bold"/>
    </style:style>
    <style:style style:name="T5" style:family="text">
      <style:text-properties style:font-name="Arial1" fo:font-size="10pt" style:font-size-asian="10pt" style:font-name-complex="Arial2" style:font-size-complex="10pt" style:font-weight-complex="bold"/>
    </style:style>
    <style:style style:name="T6" style:family="text">
      <style:text-properties style:font-name="Arial1" fo:font-size="10pt" style:font-size-asian="10pt" style:language-asian="pt" style:country-asian="BR" style:font-name-complex="Arial2" style:font-size-complex="10pt"/>
    </style:style>
    <style:style style:name="T7" style:family="text">
      <style:text-properties style:font-name="Arial1" fo:font-size="10pt" fo:font-weight="bold" style:font-size-asian="10pt" style:font-weight-asian="bold" style:font-name-complex="Arial2" style:font-size-complex="10pt"/>
    </style:style>
    <style:style style:name="T8" style:family="text">
      <style:text-properties style:font-name="Arial1" fo:font-size="10pt" fo:font-weight="bold" style:font-size-asian="10pt" style:font-weight-asian="bold" style:font-name-complex="Arial2" style:font-size-complex="10pt" style:font-style-complex="italic"/>
    </style:style>
    <style:style style:name="T9" style:family="text">
      <style:text-properties style:font-name="Arial1" fo:font-size="10pt" fo:font-weight="bold" style:font-size-asian="10pt" style:font-weight-asian="bold" style:font-name-complex="Arial2" style:font-size-complex="10pt" style:font-style-complex="italic" style:font-weight-complex="bold"/>
    </style:style>
    <style:style style:name="T10" style:family="text">
      <style:text-properties style:font-name="Arial1" fo:font-size="10pt" fo:font-weight="bold" style:font-size-asian="10pt" style:font-weight-asian="bold" style:font-name-complex="Arial2" style:font-size-complex="10pt" style:font-weight-complex="bold"/>
    </style:style>
    <style:style style:name="T11" style:family="text">
      <style:text-properties style:font-name="Arial1" fo:font-size="10pt" fo:font-weight="bold" style:font-size-asian="10pt" style:language-asian="pt" style:country-asian="BR" style:font-weight-asian="bold" style:font-name-complex="Arial2" style:font-size-complex="10pt" style:font-weight-complex="bold"/>
    </style:style>
    <style:style style:name="T12" style:family="text">
      <style:text-properties style:font-name="Arial1" fo:font-size="10pt" fo:font-weight="bold" style:font-name-asian="Times New Roman1" style:font-size-asian="10pt" style:font-weight-asian="bold" style:font-name-complex="Arial2" style:font-size-complex="10pt" style:font-style-complex="italic"/>
    </style:style>
    <style:style style:name="T13" style:family="text">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T14" style:family="text">
      <style:text-properties style:font-name="Arial1" fo:font-size="10pt" fo:language="en" fo:country="US" style:font-size-asian="10pt" style:font-name-complex="Arial2" style:font-size-complex="10pt"/>
    </style:style>
    <style:style style:name="T15" style:family="text">
      <style:text-properties style:font-name="Arial1" fo:font-size="10pt" fo:language="en" fo:country="US" style:font-size-asian="10pt" style:font-name-complex="Arial2" style:font-size-complex="10pt" style:font-style-complex="italic"/>
    </style:style>
    <style:style style:name="T16" style:family="text">
      <style:text-properties style:font-name="Arial1" fo:font-size="10pt" fo:language="en" fo:country="US" fo:font-weight="bold" style:font-size-asian="10pt" style:font-weight-asian="bold" style:font-name-complex="Arial2" style:font-size-complex="10pt"/>
    </style:style>
    <style:style style:name="T17" style:family="text">
      <style:text-properties style:font-name="Arial1" fo:font-size="10pt" fo:language="en" fo:country="US" fo:font-weight="bold" style:font-size-asian="10pt" style:font-weight-asian="bold" style:font-name-complex="Arial2" style:font-size-complex="10pt" style:font-weight-complex="bold"/>
    </style:style>
    <style:style style:name="T18" style:family="text">
      <style:text-properties style:font-name="Arial1" fo:font-size="10pt" fo:language="en" fo:country="US" fo:font-weight="bold" style:font-size-asian="10pt" style:font-weight-asian="bold" style:font-name-complex="Arial2" style:font-size-complex="10pt" style:font-style-complex="italic"/>
    </style:style>
    <style:style style:name="T19" style:family="text">
      <style:text-properties style:font-name="Arial1" fo:font-size="10pt" fo:language="en" fo:country="US"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20" style:family="text">
      <style:text-properties style:font-name="Arial1" fo:font-size="10pt" fo:language="en" fo:country="US" fo:font-weight="normal" style:font-size-asian="10pt" style:font-weight-asian="normal" style:font-name-complex="Arial2" style:font-size-complex="10pt" style:font-style-complex="italic" style:font-weight-complex="normal"/>
    </style:style>
    <style:style style:name="T21" style:family="text">
      <style:text-properties style:font-name="Arial1" fo:font-size="10pt" fo:language="en" fo:country="US" fo:background-color="transparent" style:font-name-asian="Times New Roman1" style:font-size-asian="10pt" style:language-asian="pt" style:country-asian="BR" style:font-name-complex="Arial2" style:font-size-complex="10pt" style:font-style-complex="italic"/>
    </style:style>
    <style:style style:name="T22" style:family="text">
      <style:text-properties style:font-name="Arial1" fo:font-size="10pt" style:text-underline-style="solid" style:text-underline-width="auto" style:text-underline-color="font-color" style:font-size-asian="10pt" style:font-name-complex="Arial2" style:font-size-complex="10pt" style:font-style-complex="italic"/>
    </style:style>
    <style:style style:name="T23" style:family="text">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24" style:family="text">
      <style:text-properties style:font-name="Arial1"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25" style:family="text">
      <style:text-properties style:font-name="Arial1" fo:font-size="10pt" fo:font-style="italic" style:font-size-asian="10pt" style:font-style-asian="italic" style:font-name-complex="Arial2" style:font-size-complex="10pt"/>
    </style:style>
    <style:style style:name="T26" style:family="text">
      <style:text-properties style:font-name="Arial1" fo:font-size="10pt" fo:font-style="italic" style:font-size-asian="10pt" style:font-style-asian="italic" style:font-name-complex="Arial2" style:font-size-complex="10pt" style:font-style-complex="italic"/>
    </style:style>
    <style:style style:name="T27" style:family="text">
      <style:text-properties style:font-name="Arial1" fo:font-size="10pt" fo:language="pt" fo:country="PT" fo:font-weight="bold" fo:background-color="transparent" style:font-size-asian="10pt" style:font-weight-asian="bold" style:font-name-complex="Arial2" style:font-size-complex="10pt" style:font-weight-complex="bold"/>
    </style:style>
    <style:style style:name="T28" style:family="text">
      <style:text-properties style:font-name="Arial1" fo:font-size="10pt" fo:language="pt" fo:country="PT" fo:font-weight="bold" fo:background-color="transparent" style:font-size-asian="10pt" style:font-weight-asian="bold" style:font-name-complex="Arial2" style:font-size-complex="10pt" style:font-style-complex="italic" style:font-weight-complex="bold"/>
    </style:style>
    <style:style style:name="T29" style:family="text">
      <style:text-properties style:font-name="Arial1" fo:font-size="10pt" fo:font-weight="normal" style:font-size-asian="10pt" style:font-weight-asian="normal" style:font-name-complex="Arial2" style:font-size-complex="10pt" style:font-weight-complex="normal"/>
    </style:style>
    <style:style style:name="T30" style:family="text">
      <style:text-properties style:font-name="Arial1" fo:font-size="10pt" style:text-underline-style="none" fo:font-weight="normal" style:font-size-asian="10pt" style:font-weight-asian="normal" style:font-name-complex="Arial2" style:font-size-complex="10pt" style:font-weight-complex="normal"/>
    </style:style>
    <style:style style:name="T31" style:family="text">
      <style:text-properties style:font-name="Arial1" fo:font-size="10pt" style:text-underline-style="none" fo:font-weight="normal" style:font-size-asian="10pt" style:language-asian="pt" style:country-asian="BR" style:font-weight-asian="normal" style:font-name-complex="Arial2" style:font-size-complex="10pt" style:font-weight-complex="normal"/>
    </style:style>
    <style:style style:name="T32" style:family="text">
      <style:text-properties style:font-name="Arial1"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33" style:family="text">
      <style:text-properties style:font-name="Arial1" fo:font-size="8pt" fo:font-weight="bold" style:font-size-asian="8pt" style:font-weight-asian="bold" style:font-name-complex="Arial2" style:font-size-complex="8pt" style:font-weight-complex="bold"/>
    </style:style>
    <style:style style:name="T34" style:family="text">
      <style:text-properties style:font-name="Arial1" fo:font-size="9pt" style:font-size-asian="9pt" style:font-name-complex="Arial2" style:font-size-complex="9pt"/>
    </style:style>
    <style:style style:name="T35" style:family="text">
      <style:text-properties style:font-name="Arial1" fo:font-size="9pt" fo:font-weight="bold" style:font-size-asian="9pt" style:font-weight-asian="bold" style:font-name-complex="Arial2" style:font-size-complex="9pt"/>
    </style:style>
    <style:style style:name="T36" style:family="text">
      <style:text-properties style:font-name="Arial1" fo:font-size="9pt" fo:language="en" fo:country="US" style:font-size-asian="9pt" style:font-name-complex="Arial2" style:font-size-complex="9pt"/>
    </style:style>
    <style:style style:name="T37" style:family="text">
      <style:text-properties style:font-name="Arial1" fo:font-size="9pt" fo:language="en" fo:country="US" fo:font-weight="bold" style:font-size-asian="9pt" style:font-weight-asian="bold" style:font-name-complex="Arial2" style:font-size-complex="9pt"/>
    </style:style>
    <style:style style:name="T38" style:family="text">
      <style:text-properties style:font-name="Arial1" fo:font-weight="bold" style:font-weight-asian="bold" style:font-name-complex="Arial2"/>
    </style:style>
    <style:style style:name="T39" style:family="text">
      <style:text-properties style:font-name="Arial1" fo:font-weight="bold" fo:background-color="#ffff00" style:font-weight-asian="bold" style:font-name-complex="Arial2"/>
    </style:style>
    <style:style style:name="T40" style:family="text">
      <style:text-properties fo:font-size="10pt" style:text-underline-style="none" fo:font-weight="normal" style:font-size-asian="10pt" style:font-weight-asian="normal" style:font-size-complex="10pt" style:font-weight-complex="normal"/>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color="#000000"/>
    </style:style>
    <style:style style:name="T44" style:family="text">
      <style:text-properties fo:color="#000000" style:font-name="Arial1" style:font-name-complex="Arial2"/>
    </style:style>
    <style:style style:name="T45" style:family="text">
      <style:text-properties fo:color="#000000" style:font-name="Arial1" fo:font-size="10pt" style:font-size-asian="10pt" style:font-name-complex="Arial2" style:font-size-complex="10pt"/>
    </style:style>
    <style:style style:name="T46" style:family="text">
      <style:text-properties fo:color="#000000" style:font-name="Arial1" fo:font-size="10pt" style:font-size-asian="10pt" style:font-name-complex="Arial2" style:font-size-complex="10pt" style:font-style-complex="italic"/>
    </style:style>
    <style:style style:name="T47" style:family="text">
      <style:text-properties fo:color="#000000" style:font-name="Arial1" fo:font-size="10pt" style:font-size-asian="10pt" style:font-name-complex="Arial2" style:font-size-complex="10pt" style:font-weight-complex="bold"/>
    </style:style>
    <style:style style:name="T48" style:family="text">
      <style:text-properties fo:color="#000000" style:font-name="Arial1" fo:font-size="10pt" fo:font-weight="bold" style:font-size-asian="10pt" style:font-weight-asian="bold" style:font-name-complex="Arial2" style:font-size-complex="10pt" style:font-style-complex="italic"/>
    </style:style>
    <style:style style:name="T49" style:family="text">
      <style:text-properties fo:color="#000000" style:font-name="Arial1" fo:font-size="10pt" fo:font-weight="bold" style:font-size-asian="10pt" style:font-weight-asian="bold" style:font-name-complex="Arial2" style:font-size-complex="10pt" style:font-style-complex="italic" style:font-weight-complex="bold"/>
    </style:style>
    <style:style style:name="T50" style:family="text">
      <style:text-properties fo:color="#000000" style:font-name="Arial1" fo:font-size="10pt" fo:font-weight="bold" style:font-size-asian="10pt" style:font-weight-asian="bold" style:font-name-complex="Arial2" style:font-size-complex="10pt" style:font-weight-complex="bold"/>
    </style:style>
    <style:style style:name="T51" style:family="text">
      <style:text-properties fo:color="#000000" style:font-name="Arial1" fo:font-size="10pt" fo:language="en" fo:country="US" fo:font-weight="bold" style:font-size-asian="10pt" style:font-weight-asian="bold" style:font-name-complex="Arial2" style:font-size-complex="10pt" style:font-weight-complex="bold"/>
    </style:style>
    <style:style style:name="T52" style:family="text">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T53" style:family="text">
      <style:text-properties fo:color="#000000" style:font-name="Arial1"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54" style:family="text">
      <style:text-properties fo:color="#000000" style:font-name="Arial1"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55" style:family="text">
      <style:text-properties fo:color="#000000" style:font-name="Arial1" fo:font-size="10pt" style:text-underline-style="none" fo:font-weight="normal" style:font-size-asian="10pt" style:font-weight-asian="normal" style:font-name-complex="Arial2" style:font-size-complex="10pt" style:font-weight-complex="normal"/>
    </style:style>
    <style:style style:name="T56" style:family="text">
      <style:text-properties fo:color="#000000" style:font-name="Arial1" fo:font-size="10pt" style:text-underline-style="none" fo:font-weight="normal" style:font-size-asian="10pt" style:language-asian="pt" style:country-asian="BR" style:font-weight-asian="normal" style:font-name-complex="Arial2" style:font-size-complex="10pt" style:font-weight-complex="normal"/>
    </style:style>
    <style:style style:name="T57" style:family="text">
      <style:text-properties fo:color="#000000" style:font-name="Arial1"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T58" style:family="text">
      <style:text-properties fo:color="#000000" style:font-name="Arial1" fo:language="pt" fo:country="PT" fo:background-color="transparent" style:font-name-asian="Times New Roman1" style:language-asian="pt" style:country-asian="BR" style:font-name-complex="Arial2"/>
    </style:style>
    <style:style style:name="T59" style:family="text">
      <style:text-properties fo:color="#000000" fo:language="en" fo:country="US"/>
    </style:style>
    <style:style style:name="T60" style:family="text">
      <style:text-properties fo:color="#000000" fo:language="es" fo:country="PY" fo:font-style="italic" fo:font-weight="normal" fo:background-color="#94bd5e" style:font-style-asian="italic" style:font-weight-asian="normal" style:font-style-complex="italic" style:font-weight-complex="normal"/>
    </style:style>
    <style:style style:name="T61" style:family="text">
      <style:text-properties fo:color="#000000" fo:language="es" fo:country="PY" fo:font-style="italic" fo:font-weight="normal" fo:background-color="#33a3a3" style:font-style-asian="italic" style:font-weight-asian="normal" style:font-style-complex="italic" style:font-weight-complex="normal"/>
    </style:style>
    <style:style style:name="T62" style:family="text">
      <style:text-properties fo:color="#000000" style:font-name="Arial" fo:language="es" fo:country="PY" fo:font-style="italic" fo:font-weight="normal" fo:background-color="#33a3a3" style:font-style-asian="italic" style:font-weight-asian="normal" style:font-style-complex="italic" style:font-weight-complex="normal"/>
    </style:style>
    <style:style style:name="T63" style:family="text">
      <style:text-properties fo:color="#000000" style:font-name="Arial" fo:language="es" fo:country="PY" fo:font-style="italic" fo:font-weight="normal" fo:background-color="#33a3a3" style:font-style-asian="italic" style:font-weight-asian="normal" style:font-name-complex="Arial" style:font-style-complex="italic" style:font-weight-complex="normal"/>
    </style:style>
    <style:style style:name="T64" style:family="text">
      <style:text-properties fo:color="#000000" style:font-name="Arial" fo:language="es" fo:country="PY" fo:font-weight="normal" style:font-weight-asian="normal" style:font-name-complex="Arial" style:font-style-complex="italic" style:font-weight-complex="normal"/>
    </style:style>
    <style:style style:name="T65" style:family="text">
      <style:text-properties fo:color="#000000" style:font-name="Arial" fo:font-size="10pt" fo:language="es" fo:country="PY" fo:font-style="italic" fo:font-weight="normal" fo:background-color="#355e00" style:font-size-asian="10pt" style:font-style-asian="italic" style:font-weight-asian="normal" style:font-name-complex="Arial" style:font-size-complex="10pt" style:font-style-complex="italic" style:font-weight-complex="normal"/>
    </style:style>
    <style:style style:name="T66" style:family="text">
      <style:text-properties fo:color="#000000" style:font-name="Arial" fo:font-size="10pt" fo:language="es" fo:country="PY" fo:font-style="italic" fo:font-weight="normal" fo:background-color="#33cc66" style:font-size-asian="10pt" style:font-style-asian="italic" style:font-weight-asian="normal" style:font-name-complex="Arial" style:font-size-complex="10pt" style:font-style-complex="italic" style:font-weight-complex="normal"/>
    </style:style>
    <style:style style:name="T67" style:family="text">
      <style:text-properties fo:color="#000000" style:font-name="Arial" fo:font-size="10pt" fo:language="es" fo:country="PY" fo:font-weight="normal" fo:background-color="#c0c0c0" style:font-size-asian="10pt" style:font-weight-asian="normal" style:font-name-complex="Arial" style:font-size-complex="10pt" style:font-style-complex="italic" style:font-weight-complex="normal"/>
    </style:style>
    <style:style style:name="T68"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69"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70" style:family="text">
      <style:text-properties fo:color="#ff0000" style:font-name="Arial1" fo:font-size="10pt" style:font-size-asian="10pt" style:font-name-complex="Arial2" style:font-size-complex="10pt" style:font-style-complex="italic"/>
    </style:style>
    <style:style style:name="T71" style:family="text">
      <style:text-properties fo:color="#ff0000" style:font-name="Arial1" fo:font-size="10pt" fo:language="en" fo:country="US" fo:font-weight="bold" style:font-size-asian="10pt" style:font-weight-asian="bold" style:font-name-complex="Arial2" style:font-size-complex="10pt" style:font-weight-complex="bold"/>
    </style:style>
    <style:style style:name="T72" style:family="text">
      <style:text-properties style:font-name-asian="Times New Roman1" style:language-asian="pt" style:country-asian="BR"/>
    </style:style>
    <style:style style:name="T73" style:family="text">
      <style:text-properties fo:language="pt" fo:country="PT" fo:background-color="transparent" style:font-size-complex="8pt" style:font-style-complex="italic" style:font-weight-complex="bold"/>
    </style:style>
    <style:style style:name="T74" style:family="text">
      <style:text-properties fo:language="es" fo:country="PY" fo:font-style="italic" fo:background-color="#94bd5e" style:font-style-asian="italic" style:font-style-complex="italic"/>
    </style:style>
    <style:style style:name="T75" style:family="text">
      <style:text-properties fo:language="es" fo:country="PY" fo:font-style="italic" fo:background-color="#33cc66" style:font-style-asian="italic" style:font-style-complex="italic"/>
    </style:style>
    <style:style style:name="T76" style:family="text">
      <style:text-properties fo:language="es" fo:country="PY" fo:font-style="italic" fo:font-weight="normal" fo:background-color="#33cc66" style:font-style-asian="italic" style:font-weight-asian="normal" style:font-style-complex="italic" style:font-weight-complex="normal"/>
    </style:style>
    <style:style style:name="T77" style:family="text">
      <style:text-properties fo:language="es" fo:country="PY" fo:font-style="italic" fo:font-weight="normal" fo:background-color="#33a3a3" style:font-style-asian="italic" style:font-weight-asian="normal" style:font-style-complex="italic" style:font-weight-complex="normal"/>
    </style:style>
    <style:style style:name="T78" style:family="text">
      <style:text-properties style:font-name="Arial"/>
    </style:style>
    <style:style style:name="T79" style:family="text">
      <style:text-properties style:font-name="Arial" fo:language="es" fo:country="PY" fo:font-style="italic" fo:background-color="#355e00" style:font-style-asian="italic" style:font-style-complex="italic"/>
    </style:style>
    <style:style style:name="T80" style:family="text">
      <style:text-properties style:font-name="Arial" fo:language="es" fo:country="PY" fo:font-style="italic" fo:background-color="#33a3a3" style:font-style-asian="italic" style:font-name-complex="Arial" style:font-style-complex="italic"/>
    </style:style>
    <style:style style:name="T81" style:family="text">
      <style:text-properties style:font-name="Arial" fo:language="es" fo:country="PY" fo:font-style="italic" fo:background-color="#33a3a3" style:font-style-asian="italic" style:font-style-complex="italic"/>
    </style:style>
    <style:style style:name="T82" style:family="text">
      <style:text-properties style:font-name="Arial" fo:language="es" fo:country="PY" fo:font-style="italic" fo:font-weight="normal" fo:background-color="#355e00" style:font-style-asian="italic" style:font-weight-asian="normal" style:font-style-complex="italic" style:font-weight-complex="normal"/>
    </style:style>
    <style:style style:name="T83" style:family="text">
      <style:text-properties style:font-name="Arial" fo:language="es" fo:country="PY" fo:font-style="italic" fo:font-weight="normal" fo:background-color="#33a3a3" style:font-style-asian="italic" style:font-weight-asian="normal" style:font-style-complex="italic" style:font-weight-complex="normal"/>
    </style:style>
    <style:style style:name="T84" style:family="text">
      <style:text-properties style:font-name="Arial" fo:language="es" fo:country="PY" style:font-name-complex="Arial" style:font-style-complex="italic"/>
    </style:style>
    <style:style style:name="T85" style:family="text">
      <style:text-properties style:font-name="Arial" fo:language="es" fo:country="PY" fo:font-weight="normal" style:font-weight-asian="normal" style:font-style-complex="italic" style:font-weight-complex="normal"/>
    </style:style>
    <style:style style:name="T86" style:family="text">
      <style:text-properties style:font-name="Arial" fo:language="es" fo:country="PY" fo:font-weight="normal" fo:background-color="#c0c0c0" style:font-weight-asian="normal" style:font-name-complex="Arial" style:font-style-complex="italic" style:font-weight-complex="normal"/>
    </style:style>
    <style:style style:name="T87" style:family="text">
      <style:text-properties style:font-name="Arial" style:font-name-complex="Arial"/>
    </style:style>
    <style:style style:name="T88" style:family="text">
      <style:text-properties style:font-name="Arial" fo:font-size="10pt" fo:font-weight="normal" style:font-size-asian="10pt" style:font-weight-asian="normal" style:font-name-complex="Arial2" style:font-size-complex="10pt" style:font-weight-complex="normal"/>
    </style:style>
    <style:style style:name="T89" style:family="text">
      <style:text-properties style:font-name="Arial" fo:font-size="10pt" fo:font-weight="normal" style:font-size-asian="10pt" style:font-weight-asian="normal" style:font-size-complex="10pt" style:font-weight-complex="normal"/>
    </style:style>
    <style:style style:name="T90" style:family="text">
      <style:text-properties style:font-name="Arial" fo:font-size="10pt" fo:language="es" fo:country="PY" fo:font-weight="normal" style:font-size-asian="10pt" style:font-weight-asian="normal" style:font-name-complex="Arial" style:font-size-complex="10pt" style:font-style-complex="italic" style:font-weight-complex="normal"/>
    </style:style>
    <style:style style:name="T91" style:family="text">
      <style:text-properties style:font-name="Arial" fo:font-size="10pt" style:font-size-asian="10pt" style:font-name-complex="Arial2" style:font-size-complex="10pt"/>
    </style:style>
    <style:style style:name="T92" style:family="text">
      <style:text-properties style:font-name="Arial" fo:font-weight="normal" fo:background-color="#00ff00" style:font-weight-asian="normal" style:font-weight-complex="normal"/>
    </style:style>
    <style:style style:name="T93" style:family="text">
      <style:text-properties style:text-underline-style="none" fo:font-weight="normal" style:font-weight-asian="normal"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9">RELATÓRIO TÉCNICO I</text:span></text:p>
      <text:p text:style-name="P138"><text:span text:style-name="T59"><text:placeholder text:placeholder-type="text">&lt;setLang('pt_BR')&gt;</text:placeholder></text:span></text:p>
      <text:p text:style-name="P139"><text:span text:style-name="T58"><text:placeholder text:placeholder-type="text">&lt;o.formulated_product_id.name&gt;</text:placeholder></text:span></text:p>
      <text:p text:style-name="P139"><text:span text:style-name="T58"/></text:p>
      <text:p text:style-name="P23"><text:span text:style-name="T9">PRODUTO FORMULADO A BASE</text:span><text:span text:style-name="T49"> DE PRODUTO TÉCNICO EQUIVALENTE</text:span></text:p>
      <text:p text:style-name="P44"/>
      <text:p text:style-name="P44"/>
      <text:p text:style-name="P23"><text:span text:style-name="T50">Este Relatório Técnico contém as informações e documentos exigidos no Anexo II, itens 11, 13 e 18 do Decreto 4.074/02.</text:span></text:p>
      <text:p text:style-name="P45"/>
      <text:p text:style-name="P45"/>
      <text:p text:style-name="P13"><text:span text:style-name="T50">1 - Comprovante de que a empresa requerente está devidamente registrada nessa modalidade em órgão competente do Estado, do Distrito Federal ou do Município. </text:span><text:span text:style-name="T7">(Anexo 11.2)</text:span></text:p>
      <text:p text:style-name="P46"/>
      <text:p text:style-name="P13"><text:span text:style-name="T2">A empresa </text:span><text:span text:style-name="T45"><text:placeholder text:placeholder-type="text">&lt;o.operative_id.partner_id.name&gt;</text:placeholder></text:span><text:span text:style-name="T45"> </text:span><text:span text:style-name="T2">está devidamente cadastrada junto ao órgão SEAB – Secretaria da Agricultura e do Abastecimento do Paraná, sob o nº 003483 conforme dados cadastrais da empresa junto à CGAA.</text:span></text:p>
      <text:p text:style-name="P14"/>
      <text:p text:style-name="P25"><text:span text:style-name="T50">2 - Idem, relativamente ao(s) fabricante(s) estabelecido(s) no País.</text:span></text:p>
      <text:p text:style-name="P46"/>
      <text:p text:style-name="P25"><text:span text:style-name="T3">Não se aplica. Trata-se de fabricante internacional.</text:span></text:p>
      <text:p text:style-name="P3"/>
      <text:p text:style-name="P25"><text:span text:style-name="T50">3 - Idem, relativamente ao(s) formulador(es) estabelecido(s) no País.</text:span><text:span text:style-name="T7"> (Anexo 11.3)</text:span></text:p>
      <text:p text:style-name="P18"/>
      <text:p text:style-name="P144"><text:span text:style-name="Fuente_20_de_20_párrafo_20_predeter."><text:span text:style-name="T74"><text:text-input text:description="&lt;for each=&quot;formulator in o.partner_role_in_registry_ids&quot;&gt;">&lt;for each="formulator in o.partner_role_in_registry_ids"&gt;</text:text-input></text:span></text:span></text:p>
      <text:p text:style-name="P137"><text:span text:style-name="Fuente_20_de_20_párrafo_20_predeter."><text:span text:style-name="T75"><text:text-input text:description="&lt;if test=&quot;formulator.type =='formulator'&quot;&gt;">&lt;if test="formulator.type =='formulator'"&gt;</text:text-input></text:span></text:span></text:p>
      <text:p text:style-name="P17"><field:fieldmark-start text:name="__Fieldmark__106464_145669880" field:type=""/><text:span text:style-name="Fuente_20_de_20_párrafo_20_predeter."><text:span text:style-name="T79"><text:text-input text:description="&lt;if test=&quot;formulator.partner_id.country_id.id ==32&quot;&gt;">&lt;if test="formulator.partner_id.country_id.id ==32"&gt;</text:text-input></text:span></text:span></text:p>
      <text:p text:style-name="P17"><text:span text:style-name="Fuente_20_de_20_párrafo_20_predeter."><text:span text:style-name="T84"><text:s/>- </text:span></text:span><text:span text:style-name="Fuente_20_de_20_párrafo_20_predeter."><text:span text:style-name="T84"><text:text-input text:description="&lt;formulator.partner_id.name&gt;">&lt;formulator.partner_id.name&gt;</text:text-input></text:span></text:span><text:span text:style-name="Fuente_20_de_20_párrafo_20_predeter."><text:span text:style-name="T87">.</text:span></text:span><field:fieldmark-end/><text:span text:style-name="T78">.</text:span></text:p>
      <text:p text:style-name="P71"><text:bookmark-start text:name="bkmCursor1"/><text:bookmark-start text:name="bkmFormBRNome1"/><text:span text:style-name="T88">A empresa </text:span><text:bookmark-start text:name="bkmFormBrNome211"/><text:bookmark-start text:name="bkmFormBrNome21"/><field:fieldmark-start text:name="__Fieldmark__106459_145669880" field:type=""/><text:span text:style-name="Fuente_20_de_20_párrafo_20_predeter."><text:span text:style-name="T90"><text:text-input text:description="&lt;formulator.partner_id.name&gt;">&lt;formulator.partner_id.name&gt;</text:text-input></text:span></text:span><field:fieldmark-end/><text:bookmark-end text:name="bkmFormBrNome211"/><text:bookmark-end text:name="bkmFormBrNome21"/><text:span text:style-name="T88">, está devidamente cadastrada junto ao órgão </text:span><field:fieldmark-start text:name="__Fieldmark__106458_145669880" field:type=""/><text:span text:style-name="Fuente_20_de_20_párrafo_20_predeter."><text:span text:style-name="T90"><text:text-input text:description="&lt;formulator.partner_id.gov_registration_agency.name&gt;">&lt;formulator.partner_id.gov_registration_agency.name&gt;</text:text-input></text:span></text:span><field:fieldmark-end/><text:span text:style-name="T88">, sob número </text:span><field:fieldmark-start text:name="__Fieldmark__106457_145669880" field:type=""/><text:bookmark-start text:name="bkmFormBrCodReg4"/><text:span text:style-name="Fuente_20_de_20_párrafo_20_predeter."><text:span text:style-name="T90"><text:text-input text:description="&lt;formulator.partner_id.gov_registration_code&gt;">&lt;formulator.partner_id.gov_registration_code&gt;</text:text-input></text:span></text:span><text:bookmark-end text:name="bkmFormBrCodReg4"/><field:fieldmark-end/><text:span text:style-name="T88">,</text:span><text:bookmark-end text:name="bkmFormBRNome1"/><text:span text:style-name="T88">, conforme dados cadastrais da empresa junto à CGAA.</text:span></text:p>
      <text:p text:style-name="P61"/>
      <text:p text:style-name="P61"/>
      <text:p text:style-name="P61"><text:text-input text:description="&lt;for each=&quot;presentation in filter_doc_presentations(o.partner_document_presentation_ids, 'Declaration of Formulator', 'approved')&quot;&gt;">&lt;for each="presentation in filter_doc_presentations(o.partner_document_presentation_ids, 'Declaration of Formulator', 'approved')"&gt;</text:text-input></text:p>
      <text:p text:style-name="P36"><text:span text:style-name="Fuente_20_de_20_párrafo_20_predeter."><text:span text:style-name="T62"><text:text-input text:description="&lt;choose&gt;">&lt;choose&gt;</text:text-input></text:span></text:span></text:p>
      <text:p text:style-name="P143"><text:span text:style-name="Fuente_20_de_20_párrafo_20_predeter."><text:span text:style-name="T61"><text:text-input text:description="&lt;when test=&quot;formulator.partner_id.name ==presentation.partner_document_id.partner_id.name&quot;&gt;">&lt;when test="formulator.partner_id.name ==presentation.partner_document_id.partner_id.name"&gt;</text:text-input></text:span></text:span></text:p>
      <text:p text:style-name="P68"><text:span text:style-name="Fuente_20_de_20_párrafo_20_predeter."><text:span text:style-name="T85">Declaração de formulador, emitida em </text:span></text:span><text:bookmark-start text:name="bkmFormBrDataEmissao1"/><field:fieldmark-start text:name="__Fieldmark__106454_145669880" field:type=""/><field:fieldmark-end/><field:fieldmark-end/><text:bookmark-end text:name="bkmCursor1"/><text:bookmark-end text:name="bkmFormBrDataEmissao1"/><text:span text:style-name="Fuente_20_de_20_párrafo_20_predeter."><text:span text:style-name="T85"><text:s/></text:span></text:span><text:span text:style-name="Fuente_20_de_20_párrafo_20_predeter."><text:span text:style-name="T86"><text:text-input text:description="&lt;formatLang(presentation.partner_document_id.issue_date, date=True)&gt;">&lt;formatLang(presentation.partner_document_id.issue_date, date=True)&gt;</text:text-input></text:span></text:span></text:p>
      <text:p text:style-name="P47"><text:span text:style-name="Fuente_20_de_20_párrafo_20_predeter."><text:span text:style-name="T80"><text:text-input text:description="&lt;/when&gt;">&lt;/when&gt;</text:text-input></text:span></text:span></text:p>
      <text:p text:style-name="P48"><text:span text:style-name="Fuente_20_de_20_párrafo_20_predeter."><text:span text:style-name="T81"><text:text-input text:description="&lt;/choose&gt;">&lt;/choose&gt;</text:text-input></text:span></text:span></text:p>
      <text:p text:style-name="P72"><text:text-input text:description="&lt;/for&gt;">&lt;/for&gt;</text:text-input></text:p>
      <text:p text:style-name="P71"><text:soft-page-break/><text:span text:style-name="T88">Cadastro Estadual junto à </text:span><field:fieldmark-start text:name="__Fieldmark__106453_145669880" field:type=""/><text:span text:style-name="Fuente_20_de_20_párrafo_20_predeter."><text:span text:style-name="T90"><text:text-input text:description="&lt;formulator.partner_id.gov_registration_agency.name&gt;">&lt;formulator.partner_id.gov_registration_agency.name&gt;</text:text-input></text:span></text:span><field:fieldmark-end/><text:span text:style-name="T88">, sob número </text:span><field:fieldmark-start text:name="__Fieldmark__106452_145669880" field:type=""/><text:span text:style-name="Fuente_20_de_20_párrafo_20_predeter."><text:span text:style-name="T90"><text:text-input text:description="&lt;formulator.partner_id.gov_registration_code&gt;">&lt;formulator.partner_id.gov_registration_code&gt;</text:text-input></text:span></text:span><field:fieldmark-end/><text:span text:style-name="T88">, emitido em </text:span><field:fieldmark-start text:name="__Fieldmark__106451_145669880" field:type=""/><text:span text:style-name="Fuente_20_de_20_párrafo_20_predeter."><text:span text:style-name="T90"><text:text-input text:description="&lt;formulator.partner_id.gov_registration_date&gt;">&lt;formulator.partner_id.gov_registration_date&gt;</text:text-input></text:span></text:span><field:fieldmark-end/><text:span text:style-name="T89"> </text:span></text:p>
      <text:p text:style-name="P71"><text:span text:style-name="T88">Licença de Operação nº </text:span><field:fieldmark-start text:name="__Fieldmark__106450_145669880" field:type=""/><text:span text:style-name="Fuente_20_de_20_párrafo_20_predeter."><text:span text:style-name="T90"><text:text-input text:description="&lt;formulator.partner_id.env_registration_code&gt;">&lt;formulator.partner_id.env_registration_code&gt;</text:text-input></text:span></text:span><field:fieldmark-end/><text:span text:style-name="T88">, emitida pela </text:span><field:fieldmark-start text:name="__Fieldmark__106449_145669880" field:type=""/><text:span text:style-name="Fuente_20_de_20_párrafo_20_predeter."><text:span text:style-name="T90"><text:text-input text:description="&lt;formulator.partner_id.env_registration_agency.name&gt;">&lt;formulator.partner_id.env_registration_agency.name&gt;</text:text-input></text:span></text:span><field:fieldmark-end/><text:span text:style-name="T88">, em </text:span><field:fieldmark-start text:name="__Fieldmark__106448_145669880" field:type=""/><text:span text:style-name="Fuente_20_de_20_párrafo_20_predeter."><text:span text:style-name="T90"><text:text-input text:description="&lt;formulator.partner_id.env_registration_date&gt;">&lt;formulator.partner_id.env_registration_agency.env_registration_date&gt;</text:text-input></text:span></text:span><field:fieldmark-end/><text:span text:style-name="T88">.</text:span></text:p>
      <text:p text:style-name="P73">Certificado de Regularidade do IBAMA – cópia simples extraída do site do IBAMA</text:p>
      <text:p text:style-name="P71"><text:bookmark-start text:name="bkmFormEstrNome1"/><text:bookmark-start text:name="Bookmark11"/><field:fieldmark-start text:name="__Fieldmark__106445_145669880" field:type=""/><text:span text:style-name="Fuente_20_de_20_párrafo_20_predeter."><text:span text:style-name="T65"><text:text-input text:description="&lt;/if&gt;">&lt;/if&gt;</text:text-input></text:span></text:span></text:p>
      <text:p text:style-name="P140"><text:span text:style-name="Fuente_20_de_20_párrafo_20_predeter."><text:span text:style-name="T76"><text:text-input text:description="&lt;/if&gt;">&lt;/if&gt;</text:text-input></text:span></text:span></text:p>
      <text:p text:style-name="P142"><text:span text:style-name="Fuente_20_de_20_párrafo_20_predeter."><text:span text:style-name="T60"><text:text-input text:description="&lt;/for&gt;">&lt;/for&gt;</text:text-input></text:span></text:span></text:p>
      <text:p text:style-name="P75"><field:fieldmark-end/><text:bookmark-end text:name="Bookmark11"/><text:span text:style-name="T91">Cadastro Estadual, Licença de Operação e Certificado de Regularidade junto ao IBAMA: Não se aplica, </text:span><text:bookmark-end text:name="bkmFormEstrNome1"/><text:bookmark-start text:name="Bookmark21"/></text:p>
      <text:p text:style-name="P145"><text:span text:style-name="Fuente_20_de_20_párrafo_20_predeter."><text:span text:style-name="T60"><text:text-input text:description="&lt;for each=&quot;formulator in o.partner_role_in_registry_ids&quot;&gt;">&lt;for each="formulator in o.partner_role_in_registry_ids"&gt;</text:text-input></text:span></text:span></text:p>
      <text:p text:style-name="P137"><text:span text:style-name="Fuente_20_de_20_párrafo_20_predeter."><text:span text:style-name="T76"><text:text-input text:description="&lt;if test=&quot;formulator.type =='formulator'&quot;&gt;">&lt;if test="formulator.type =='formulator'"&gt;</text:text-input></text:span></text:span></text:p>
      <text:p text:style-name="P68"><field:fieldmark-start text:name="__Fieldmark__106443_145669880" field:type=""/><text:span text:style-name="Fuente_20_de_20_párrafo_20_predeter."><text:span text:style-name="T82"><text:text-input text:description="&lt;if test=&quot;formulator.partner_id.country_id.id !=32&quot;&gt;">&lt;if test="formulator.partner_id.country_id.name !='Brazil'"&gt;</text:text-input></text:span></text:span></text:p>
      <text:p text:style-name="P69"><text:span text:style-name="Fuente_20_de_20_párrafo_20_predeter."><text:span text:style-name="T64"><text:s/></text:span></text:span><text:span text:style-name="T92"><text:text-input text:description="&lt;for each=&quot;presentation in filter_doc_presentations(o.partner_document_presentation_ids, 'Declaration of Formulator', 'approved')&quot;&gt;">&lt;for each="presentation in filter_doc_presentations(o.partner_document_presentation_ids, 'Declaration of Formulator', 'approved')"&gt;</text:text-input></text:span></text:p>
      <text:p text:style-name="P36"><text:span text:style-name="Fuente_20_de_20_párrafo_20_predeter."><text:span text:style-name="T62"><text:text-input text:description="&lt;choose&gt;">&lt;choose&gt;</text:text-input></text:span></text:span></text:p>
      <text:p text:style-name="P137"><text:span text:style-name="Fuente_20_de_20_párrafo_20_predeter."><text:span text:style-name="T77"><text:text-input text:description="&lt;when test=&quot;formulator.partner_id.name ==presentation.partner_document_id.partner_id.name&quot;&gt;">&lt;when test="formulator.partner_id.name ==presentation.partner_document_id.partner_id.name"&gt;</text:text-input></text:span></text:span></text:p>
      <text:p text:style-name="P68"><text:span text:style-name="Fuente_20_de_20_párrafo_20_predeter."><text:span text:style-name="T84">- </text:span></text:span><text:span text:style-name="Fuente_20_de_20_párrafo_20_predeter."><text:span text:style-name="T84"><text:text-input text:description="&lt;formulator.partner_id.name&gt;">&lt;formulator.partner_id.name&gt;</text:text-input></text:span></text:span><text:span text:style-name="Fuente_20_de_20_párrafo_20_predeter."><text:span text:style-name="T87">.</text:span></text:span><field:fieldmark-end/><text:span text:style-name="T78">.</text:span></text:p>
      <text:p text:style-name="P71"><text:span text:style-name="T29">Segue anexa cópia autenticada, com tradução juramentada, da Declaração de Formulador da empresa </text:span><text:bookmark-start text:name="bkmFormEstrNome21"/><field:fieldmark-start text:name="__Fieldmark__106441_145669880" field:type=""/><text:span text:style-name="Fuente_20_de_20_párrafo_20_predeter."><text:span text:style-name="T90"><text:text-input text:description="&lt;formulator.partner_id.name&gt;">&lt;formulator.partner_id.name&gt;</text:text-input></text:span></text:span><field:fieldmark-end/><text:bookmark-end text:name="bkmFormEstrNome21"/><text:span text:style-name="T29"> emitida em</text:span><text:bookmark-start text:name="bkmFormBrDataEmissao11"/><field:fieldmark-start text:name="__Fieldmark__106439_145669880" field:type=""/><field:fieldmark-end/><field:fieldmark-end/><text:bookmark-end text:name="Bookmark21"/><text:bookmark-end text:name="bkmFormBrDataEmissao11"/><text:span text:style-name="Fuente_20_de_20_párrafo_20_predeter."><text:span text:style-name="T67"><text:text-input text:description="&lt;presentation.partner_document_id.issue_date&gt;">&lt;presentation.partner_document_id.issue_date&gt;</text:text-input></text:span></text:span></text:p>
      <text:p text:style-name="P70">Cadastro Estadual, Licença de Operação e Certificado de Regularidade junto ao IBAMA: Não se aplica, trata-se de Formulador estrangeiro</text:p>
      <text:p text:style-name="P35"><text:span text:style-name="Fuente_20_de_20_párrafo_20_predeter."><text:span text:style-name="T63"><text:text-input text:description="&lt;/when&gt;">&lt;/when&gt;</text:text-input></text:span></text:span></text:p>
      <text:p text:style-name="P48"><text:span text:style-name="Fuente_20_de_20_párrafo_20_predeter."><text:span text:style-name="T83"><text:text-input text:description="&lt;/choose&gt;">&lt;/choose&gt;</text:text-input></text:span></text:span></text:p>
      <text:p text:style-name="P74"><text:text-input text:description="&lt;/for&gt;">&lt;/for&gt;</text:text-input></text:p>
      <text:p text:style-name="P140"><text:span text:style-name="Fuente_20_de_20_párrafo_20_predeter."><text:span text:style-name="T66"><text:text-input text:description="&lt;/if&gt;">&lt;/if&gt;</text:text-input></text:span></text:span></text:p>
      <text:p text:style-name="P140"><text:span text:style-name="Fuente_20_de_20_párrafo_20_predeter."><text:span text:style-name="T76"><text:text-input text:description="&lt;/if&gt;">&lt;/if&gt;</text:text-input></text:span></text:span></text:p>
      <text:p text:style-name="P141"><text:span text:style-name="Fuente_20_de_20_párrafo_20_predeter."><text:span text:style-name="T60"><text:text-input text:description="&lt;/for&gt;">&lt;/for&gt;</text:text-input></text:span></text:span><text:bookmark-start text:name="bkmCursor"/><text:bookmark-start text:name="Bookmark1"/></text:p>
      <text:p text:style-name="P13"><text:span text:style-name="T50">4 - Documento comprobatório da condição de representante legal da empresa requerente. </text:span><text:span text:style-name="T7">(Anexo 11.4)</text:span></text:p>
      <text:p text:style-name="P13"><text:span text:style-name="T7"/></text:p>
      <text:p text:style-name="P13"><text:span text:style-name="T29"><text:placeholder text:placeholder-type="text">&lt;o.proxy_id.name&gt;</text:placeholder></text:span><text:span text:style-name="T7"> </text:span><text:span text:style-name="T2">é representante legal da empresa </text:span><text:span text:style-name="T2"><text:placeholder text:placeholder-type="text">&lt;o.operative_id.name&gt;</text:placeholder></text:span><text:span text:style-name="T2">, conforme consta na Procuração para Representante Legal, constante na pasta cadastral junto à CGAA</text:span><text:span text:style-name="T7">.</text:span></text:p>
      <text:p text:style-name="P15"/>
      <text:p text:style-name="P25"><text:span text:style-name="T50">5 - Certificado de análise físico-química do produto. </text:span><text:span text:style-name="T48">(Anexo 11.5)</text:span></text:p>
      <text:p text:style-name="P109"><text:placeholder text:placeholder-type="text">&lt;if test="get_one_doc_presentation(o.study_presentation_ids,  'Certificado de análise física-química','approved')"&gt;</text:placeholder></text:p>
      <text:p text:style-name="P109"/>
      <text:p text:style-name="P25"><text:span text:style-name="T2">De acordo com o resultado da análise, o produto encontra-se dentro das especificações, conforme cópia autenticada do Certificado de Análise nº </text:span><text:span text:style-name="T19"><text:placeholder text:placeholder-type="text">&lt;get_one_doc_presentation(o.study_presentation_ids,  'Certificado de análise física-química', 'approved').study_id.reference&gt;</text:placeholder></text:span><text:span text:style-name="T2">, expedido pela </text:span><text:soft-page-break/><text:span text:style-name="T19"><text:placeholder text:placeholder-type="text">&lt;get_one_doc_presentation(o.study_presentation_ids,  'Certificado de análise física-química', 'approved').study_id.laboratory_id.name&gt;</text:placeholder></text:span><text:span text:style-name="T19">.</text:span></text:p>
      <text:p text:style-name="P8"><text:placeholder text:placeholder-type="text">&lt;/if&gt;</text:placeholder></text:p>
      <text:p text:style-name="P8"/>
      <text:p text:style-name="P25"><text:span text:style-name="T50">6 - Quando existentes, informações sobre a situação do produto, registro, usos autorizados, restrições e seus motivos, relativamente ao País de origem.</text:span></text:p>
      <text:p text:style-name="P46"/>
      <text:p text:style-name="P56"><text:placeholder text:placeholder-type="text">&lt;for each="information in filter_inf_presentations(o.information_presentation_ids, 'Restrições de uso', 'approved')"&gt;</text:placeholder></text:p>
      <text:p text:style-name="P56"><text:placeholder text:placeholder-type="text">&lt;if test="information.parent_information_id"&gt;</text:placeholder></text:p>
      <text:p text:style-name="P56"><text:placeholder text:placeholder-type="text">&lt;information.parent_information_id.text&gt;</text:placeholder></text:p>
      <text:p text:style-name="P56"><text:placeholder text:placeholder-type="text">&lt;/if&gt;</text:placeholder></text:p>
      <text:p text:style-name="P56"/>
      <text:p text:style-name="P56"><text:placeholder text:placeholder-type="text">&lt;if test="not information.parent_information_id"&gt;</text:placeholder></text:p>
      <text:p text:style-name="P56"><text:placeholder text:placeholder-type="text">&lt;information.text&gt;</text:placeholder></text:p>
      <text:p text:style-name="P56"><text:placeholder text:placeholder-type="text">&lt;/if&gt;</text:placeholder></text:p>
      <text:p text:style-name="P56"><text:span text:style-name="T72"><text:placeholder text:placeholder-type="text">&lt;/for&gt;</text:placeholder></text:span></text:p>
      <text:p text:style-name="P58"/>
      <text:p text:style-name="P25"><text:span text:style-name="T50">7 - Informações sobre a existência de restrições ou proibições a produtos à base do mesmo ingrediente ativo e seus motivos, em outros países.</text:span></text:p>
      <text:p text:style-name="P25"/>
      <text:p text:style-name="P56"><text:placeholder text:placeholder-type="text">&lt;for each="information in filter_inf_presentations(o.information_presentation_ids, 'Restrições em outros países', 'approved')"&gt;</text:placeholder></text:p>
      <text:p text:style-name="P56"><text:placeholder text:placeholder-type="text">&lt;if test="information.parent_information_id"&gt;</text:placeholder></text:p>
      <text:p text:style-name="P56"><text:placeholder text:placeholder-type="text">&lt;information.parent_information_id.text&gt;</text:placeholder></text:p>
      <text:p text:style-name="P56"><text:placeholder text:placeholder-type="text">&lt;/if&gt;</text:placeholder></text:p>
      <text:p text:style-name="P56"/>
      <text:p text:style-name="P56"><text:placeholder text:placeholder-type="text">&lt;if test="not information.parent_information_id"&gt;</text:placeholder></text:p>
      <text:p text:style-name="P56"><text:placeholder text:placeholder-type="text">&lt;information.text&gt;</text:placeholder></text:p>
      <text:p text:style-name="P56"><text:placeholder text:placeholder-type="text">&lt;/if&gt;</text:placeholder></text:p>
      <text:p text:style-name="P56"><text:placeholder text:placeholder-type="text">&lt;/for&gt;</text:placeholder></text:p>
      <text:p text:style-name="P46"><text:bookmark-end text:name="bkmCursor"/><text:bookmark-end text:name="Bookmark1"/></text:p>
      <text:p text:style-name="P25"><text:bookmark-start text:name="bkmCursor"/><text:bookmark-start text:name="Bookmark1"/><text:span text:style-name="T50">8</text:span><text:bookmark-end text:name="Bookmark1"/><text:span text:style-name="T50"> </text:span><text:bookmark-end text:name="bkmCursor"/><text:span text:style-name="T50">-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7">(Anexo 11.9)</text:span></text:p>
      <text:p text:style-name="P46"/>
      <text:p text:style-name="P25"><text:span text:style-name="T50">Método de desativação:</text:span></text:p>
      <text:p text:style-name="P25"/>
      <text:p text:style-name="P56"><text:placeholder text:placeholder-type="text">&lt;for each="information in filter_inf_presentations(o.information_presentation_ids, 'Método de desativação', 'approved')"&gt;</text:placeholder></text:p>
      <text:p text:style-name="P56"><text:placeholder text:placeholder-type="text">&lt;if test="information.parent_information_id"&gt;</text:placeholder></text:p>
      <text:p text:style-name="P56"><text:placeholder text:placeholder-type="text">&lt;information.parent_information_id.text&gt;</text:placeholder></text:p>
      <text:p text:style-name="P56"><text:placeholder text:placeholder-type="text">&lt;/if&gt;</text:placeholder></text:p>
      <text:p text:style-name="P56"/>
      <text:p text:style-name="P56"><text:placeholder text:placeholder-type="text">&lt;if test="not information.parent_information_id"&gt;</text:placeholder></text:p>
      <text:p text:style-name="P56"><text:placeholder text:placeholder-type="text">&lt;information.text&gt;</text:placeholder></text:p>
      <text:p text:style-name="P56"><text:placeholder text:placeholder-type="text">&lt;/if&gt;</text:placeholder></text:p>
      <text:p text:style-name="P56"><text:placeholder text:placeholder-type="text">&lt;/for&gt;</text:placeholder></text:p>
      <text:p text:style-name="P46"/>
      <text:p text:style-name="P46"/>
      <text:p text:style-name="P9"><text:placeholder text:placeholder-type="text">&lt;if test="get_one_doc_presentation(o.study_presentation_ids,  'Laudo de Desativação','approved')"&gt;</text:placeholder></text:p>
      <text:p text:style-name="P21"><text:span text:style-name="T2">Segue anexa cópia autenticada do Laudo Técnico nº </text:span><text:span text:style-name="T19"><text:placeholder text:placeholder-type="text">&lt;get_one_doc_presentation(o.study_presentation_ids,  'Laudo de Desativação', 'approved').study_id.reference&gt;</text:placeholder></text:span><text:soft-page-break/><text:span text:style-name="T3"> </text:span><text:span text:style-name="T2">da </text:span><text:span text:style-name="T19"><text:placeholder text:placeholder-type="text">&lt;get_one_doc_presentation(o.study_presentation_ids,  'Laudo de Desativação', 'approved').study_id.laboratory_id.name&gt;</text:placeholder></text:span><text:span text:style-name="T2"> referente à desativação do produto </text:span><text:span text:style-name="T27"><text:placeholder text:placeholder-type="text">&lt;o.formulated_product_id.name&gt;</text:placeholder></text:span><text:span text:style-name="T2"> de </text:span><text:span text:style-name="T19"><text:placeholder text:placeholder-type="text">&lt;get_one_doc_presentation(o.study_presentation_ids,  'Laudo de Desativação', 'approved').study_id.end_date&gt;</text:placeholder></text:span></text:p>
      <text:p text:style-name="P55"><text:span text:style-name="T41"><text:placeholder text:placeholder-type="text">&lt;/if&gt;</text:placeholder></text:span></text:p>
      <text:p text:style-name="P4"/>
      <text:p text:style-name="P4"/>
      <text:p text:style-name="P25"><text:span text:style-name="T50">9 - Declaração do registrante, sobre a composição qualitativa e quantitativa do produto, indicando os limites máximo e mínimo da variação de cada componente e sua função específica, acompanhada de laudo laboratorial de cada formulador. </text:span><text:span text:style-name="T8">(Anexo 13.1)</text:span></text:p>
      <text:p text:style-name="P46"/>
      <text:p text:style-name="P25"><text:span text:style-name="T3">Encaminhamos a Declaração de “Composição Qualitativa e Quantitativa” do produto <text:s/></text:span><text:span text:style-name="T28"><text:placeholder text:placeholder-type="text">&lt;o.formulated_product_id.name&gt;</text:placeholder></text:span><text:span text:style-name="T28"> </text:span><text:span text:style-name="T3">e seu “Processo Produtivo”, elaboradas em </text:span><text:span text:style-name="T4"><text:placeholder text:placeholder-type="text">&lt;today()&gt;</text:placeholder></text:span></text:p>
      <text:p text:style-name="P76"/>
      <text:p text:style-name="P25"><text:span text:style-name="T50">10 - Unidades impressas do rótulo e da bula do produto, quando existentes no País de origem.</text:span></text:p>
      <text:p text:style-name="P46"/>
      <text:p text:style-name="P25"><text:span text:style-name="T3">Não disponível.</text:span></text:p>
      <text:p text:style-name="P76"/>
      <text:p text:style-name="P25"><text:span text:style-name="T50">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span></text:p>
      <text:p text:style-name="P90"/>
      <text:p text:style-name="P115"><text:placeholder text:placeholder-type="text">&lt;for each="inf in informations(o, 'Purpose')"&gt;</text:placeholder></text:p>
      <text:p text:style-name="P116"><text:placeholder text:placeholder-type="text">&lt;inf&gt;</text:placeholder></text:p>
      <text:p text:style-name="P110"><text:placeholder text:placeholder-type="text">&lt;/for&gt;</text:placeholder></text:p>
      <text:p text:style-name="P9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16">Cultura</text:p>
          </table:table-cell>
          <table:table-cell table:style-name="Table1.A1" table:number-columns-spanned="2" office:value-type="string">
            <text:p text:style-name="P81">Praga</text:p>
          </table:table-cell>
          <table:covered-table-cell/>
          <table:table-cell table:style-name="Table1.A1" table:number-rows-spanned="2" office:value-type="string">
            <text:p text:style-name="P16">Dose</text:p>
          </table:table-cell>
        </table:table-row>
        <table:table-row table:style-name="Table1.2">
          <table:covered-table-cell/>
          <table:table-cell table:style-name="Table1.A1" office:value-type="string">
            <text:p text:style-name="P41">Nome Científico</text:p>
          </table:table-cell>
          <table:table-cell table:style-name="Table1.A1" office:value-type="string">
            <text:p text:style-name="P41">Nome Comum</text:p>
          </table:table-cell>
          <table:covered-table-cell/>
        </table:table-row>
        <table:table-row table:style-name="Table1.1">
          <table:table-cell table:style-name="Table1.A1" office:value-type="string">
            <text:p text:style-name="P126"><text:placeholder text:placeholder-type="text">&lt;for each="rec in o.use_recommendation_ids"&gt;</text:placeholder></text:p>
          </table:table-cell>
          <table:table-cell table:style-name="Table1.A1" office:value-type="string">
            <text:p text:style-name="P128"/>
          </table:table-cell>
          <table:table-cell table:style-name="Table1.A1" office:value-type="string">
            <text:p text:style-name="P62"/>
          </table:table-cell>
          <table:table-cell table:style-name="Table1.A1" office:value-type="string">
            <text:p text:style-name="P62"/>
          </table:table-cell>
        </table:table-row>
        <table:table-row table:style-name="Table1.1">
          <table:table-cell table:style-name="Table1.A1" office:value-type="string">
            <text:p text:style-name="P129"><text:placeholder text:placeholder-type="text">&lt;rec.crop_id.common_name&gt;</text:placeholder></text:p>
          </table:table-cell>
          <table:table-cell table:style-name="Table1.A1" office:value-type="string">
            <text:p text:style-name="P129"><text:placeholder text:placeholder-type="text">&lt;rec.crop_id.name&gt;</text:placeholder></text:p>
          </table:table-cell>
          <table:table-cell table:style-name="Table1.A1" office:value-type="string">
            <text:p text:style-name="P129"><text:placeholder text:placeholder-type="text">&lt;rec.crop_id.common_name&gt;</text:placeholder></text:p>
          </table:table-cell>
          <table:table-cell table:style-name="Table1.A1" office:value-type="string">
            <text:p text:style-name="P129"><text:placeholder text:placeholder-type="text">&lt;rec.commecial_product_rate&gt;</text:placeholder></text:p>
          </table:table-cell>
        </table:table-row>
        <table:table-row table:style-name="Table1.1">
          <table:table-cell table:style-name="Table1.A1" office:value-type="string">
            <text:p text:style-name="P129"><text:placeholder text:placeholder-type="text">&lt;/for&gt;</text:placeholder></text:p>
          </table:table-cell>
          <table:table-cell table:style-name="Table1.A1" office:value-type="string">
            <text:p text:style-name="P128"/>
          </table:table-cell>
          <table:table-cell table:style-name="Table1.A1" office:value-type="string">
            <text:p text:style-name="P62"/>
          </table:table-cell>
          <table:table-cell table:style-name="Table1.A1" office:value-type="string">
            <text:p text:style-name="P62"/>
          </table:table-cell>
        </table:table-row>
      </table:table>
      <text:p text:style-name="P91"/>
      <text:p text:style-name="P113"><text:placeholder text:placeholder-type="text">&lt;for each="inf in informations(o, 'Use instructions')"&gt;</text:placeholder></text:p>
      <text:p text:style-name="P116"><text:placeholder text:placeholder-type="text">&lt;inf&gt;</text:placeholder></text:p>
      <text:p text:style-name="P92"><text:placeholder text:placeholder-type="text">&lt;/for&gt;</text:placeholder></text:p>
      <text:p text:style-name="P89"/>
      <text:p text:style-name="P25"><text:span text:style-name="T7">NÚMERO, ÉPOCA E INTERVALO DE APLICAÇÃO:</text:span></text:p>
      <text:p text:style-name="P91"/>
      <text:p text:style-name="P113"><text:placeholder text:placeholder-type="text">&lt;for each="inf in informations(o, 'Number, timing and interval between applications')"&gt;</text:placeholder></text:p>
      <text:p text:style-name="P116"><text:placeholder text:placeholder-type="text">&lt;inf&gt;</text:placeholder></text:p>
      <text:p text:style-name="P92"><text:placeholder text:placeholder-type="text">&lt;/for&gt;</text:placeholder></text:p>
      <text:p text:style-name="P90"/>
      <text:p text:style-name="P25"><text:span text:style-name="T7">MODO E EQUIPAMENTOS DE APLICAÇÃO:</text:span></text:p>
      <text:p text:style-name="P97"/>
      <text:p text:style-name="P113"><text:soft-page-break/><text:placeholder text:placeholder-type="text">&lt;for each="inf in informations(o, 'Application method')"&gt;</text:placeholder></text:p>
      <text:p text:style-name="P116"><text:placeholder text:placeholder-type="text">&lt;inf&gt;</text:placeholder></text:p>
      <text:p text:style-name="P95"><text:placeholder text:placeholder-type="text">&lt;/for&gt;</text:placeholder></text:p>
      <text:p text:style-name="P95"/>
      <text:p text:style-name="P25"><text:span text:style-name="T51">12 - Restrições de uso e recomendações especiais</text:span><text:span text:style-name="T17">.</text:span></text:p>
      <text:list xml:id="list98833734" text:style-name="WWNum12">
        <text:list-item>
          <text:list>
            <text:list-header>
              <text:p text:style-name="P88"/>
            </text:list-header>
          </text:list>
        </text:list-item>
      </text:list>
      <text:p text:style-name="P115"><text:placeholder text:placeholder-type="text">&lt;for each="inf in informations(o, 'Restrições de uso')"&gt;</text:placeholder></text:p>
      <text:p text:style-name="P116"><text:placeholder text:placeholder-type="text">&lt;inf&gt;</text:placeholder></text:p>
      <text:p text:style-name="P116"/>
      <text:p text:style-name="P111"><text:placeholder text:placeholder-type="text">&lt;/for&gt;</text:placeholder></text:p>
      <text:p text:style-name="P25"><text:span text:style-name="T51">13 - Intervalo de segurança.</text:span></text:p>
      <text:p text:style-name="P87"/>
      <text:p text:style-name="P127"><text:span text:style-name="T73"><text:placeholder text:placeholder-type="text">&lt;for each="rec in o.use_recommendation_ids"&gt;</text:placeholder></text:span><text:span text:style-name="T73"> </text:span></text:p>
      <text:p text:style-name="P86"><text:span text:style-name="T14"><text:placeholder text:placeholder-type="text">&lt;rec.crop_id.common_name&gt;</text:placeholder></text:span><text:span text:style-name="T14"> - </text:span><text:span text:style-name="T14"><text:placeholder text:placeholder-type="text">&lt;rec.crop_id.name&gt;</text:placeholder></text:span><text:span text:style-name="T14">…..............................................</text:span><text:span text:style-name="T14"><text:placeholder text:placeholder-type="text">&lt;rec.security_interval_in_days&gt;</text:placeholder></text:span></text:p>
      <text:p text:style-name="P93"/>
      <text:p text:style-name="P96"><text:placeholder text:placeholder-type="text">&lt;/for&gt;</text:placeholder></text:p>
      <text:p text:style-name="P25"><text:span text:style-name="T50">14 – Intervalo de reentrada:</text:span></text:p>
      <text:p text:style-name="P46"/>
      <text:p text:style-name="P25"><text:span text:style-name="T2">(De acordo com as recomendações aprovadas pelo órgão responsável pela Saúde Humana – ANVISA/MS).</text:span></text:p>
      <text:p text:style-name="P46"/>
      <text:p text:style-name="P25"><text:span text:style-name="T50">15 - Especificação dos equipamentos de proteção individual apropriados para a aplicação do produto, bem como medidas de proteção coletiva.</text:span></text:p>
      <text:p text:style-name="P130"><text:span text:style-name="T93"/></text:p>
      <text:p text:style-name="P130"><text:span text:style-name="T93"><text:placeholder text:placeholder-type="text">&lt;for each="inf in informations(o, 'Limite de exposición / Protección personal')"&gt;</text:placeholder></text:span><text:span text:style-name="T93"><text:placeholder text:placeholder-type="text">&lt;inf&gt;</text:placeholder></text:span><text:span text:style-name="T93"><text:placeholder text:placeholder-type="text">&lt;/for&gt;</text:placeholder></text:span></text:p>
      <text:p text:style-name="P130"><text:span text:style-name="T93"/></text:p>
      <text:p text:style-name="P25"><text:span text:style-name="T50">16 - Procedimentos para descontaminação de embalagens e equipamentos de aplicação:</text:span></text:p>
      <text:p text:style-name="P38"/>
      <text:p text:style-name="P25"><text:span text:style-name="T23">EMBALAGEM RÍGIDA LAVÁVEL</text:span><text:span text:style-name="T8"> - LAVAGEM DA EMBALAGEM</text:span></text:p>
      <text:p text:style-name="P25"><text:span text:style-name="T3">Durante o procedimento de lavagem o operador deverá estar utilizando os mesmos EPI´s – Equipamentos de Proteção Individual - recomendados para o preparo da calda do produto.</text:span></text:p>
      <text:p text:style-name="P38"/>
      <text:p text:style-name="P25"><text:span text:style-name="T22">Tríplice Lavagem (Lavagem Manual):</text:span></text:p>
      <text:p text:style-name="P25"><text:span text:style-name="T3">Esta embalagem deverá ser submetida ao processo de Tríplice Lavagem, imediatamente após o seu esvaziamento, adotando-se os seguintes procedimentos:</text:span></text:p>
      <text:p text:style-name="P25"><text:span text:style-name="T3">- Esvazie completamente o conteúdo da embalagem no tanque do pulverizador, mantendo-a na posição vertical durante 30 segundos;</text:span></text:p>
      <text:p text:style-name="P25"><text:span text:style-name="T3">- Adicione água limpa à embalagem até ¼ do seu volume;</text:span></text:p>
      <text:p text:style-name="P25"><text:span text:style-name="T3">- Tampe bem a embalagem e agite-a, por 30 segundos;</text:span></text:p>
      <text:p text:style-name="P25"><text:span text:style-name="T3">- Despeje a água de lavagem no tanque pulverizador;</text:span></text:p>
      <text:p text:style-name="P25"><text:span text:style-name="T3">- Faça esta operação três vezes;</text:span></text:p>
      <text:p text:style-name="P25"><text:span text:style-name="T3">- Inutilize a embalagem plástica ou metálica perfurando o fundo.</text:span></text:p>
      <text:p text:style-name="P38"/>
      <text:p text:style-name="P25"><text:span text:style-name="T22">Lavagem sob Pressão:</text:span></text:p>
      <text:p text:style-name="P25"><text:span text:style-name="T22">Ao utilizar pulverizadores dotados de equipamentos de lavagem sob pressão seguir os procedimentos:</text:span></text:p>
      <text:p text:style-name="P25"><text:span text:style-name="T3">- Encaixe a embalagem vazia no local apropriado do funil instalado no pulverizador;</text:span></text:p>
      <text:p text:style-name="P25"><text:span text:style-name="T3">- Acione o mecanismo para liberar o jato de água;</text:span></text:p>
      <text:p text:style-name="P25"><text:span text:style-name="T3">- Direcione o jato de água para todas as paredes internas da embalagem, por 30 segundos;</text:span></text:p>
      <text:p text:style-name="P25"><text:span text:style-name="T3">- A água de lavagem dever ser transferida para o tanque do pulverizador;</text:span></text:p>
      <text:p text:style-name="P25"><text:span text:style-name="T3">- Inutilize a embalagem plástica ou metálica, perfurando o fundo.</text:span></text:p>
      <text:p text:style-name="P25"><text:soft-page-break/><text:span text:style-name="T22">Ao utilizar equipamento independente para a lavagem sob pressão, adotar os seguintes procedimentos:</text:span></text:p>
      <text:p text:style-name="P25"><text:span text:style-name="T3">- Imediatamente após o esvaziamento do conteúdo original da embalagem, mantê-la invertida sobre a boca do tanque de pulverização, em posição vertical, durante 30 segundos;</text:span></text:p>
      <text:p text:style-name="P25"><text:span text:style-name="T3">- Manter a embalagem nessa posição, introduzir a ponta do equipamento de lavagem sob pressão, direcionando o jato de água para todas as paredes internas da embalagem, por 30 segundos;</text:span></text:p>
      <text:p text:style-name="P25"><text:span text:style-name="T3">- Toda a água de lavagem é dirigida diretamente para o tanque do pulverizador;</text:span></text:p>
      <text:p text:style-name="P25"><text:span text:style-name="T3">- Inutilize a embalagem plástica ou metálica, perfurando o fundo.</text:span></text:p>
      <text:p text:style-name="P42"/>
      <text:p text:style-name="P25"><text:span text:style-name="T23">EMBALAGEM RÍGIDA NÃO LAVÁVEL</text:span><text:span text:style-name="T8"> - ESTA EMBALAGEM NÃO PODE SER LAVADA</text:span></text:p>
      <text:p text:style-name="P25"><text:span text:style-name="T8">ARMAZENAMENTO DA EMBALAGEM VAZIA</text:span></text:p>
      <text:p text:style-name="P25"><text:span text:style-name="T3">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span></text:p>
      <text:p text:style-name="P42"/>
      <text:p text:style-name="P22"><text:span text:style-name="T6"><text:s/></text:span><text:span text:style-name="T11">EMBALAGEM FLEXÍVEL - ESTA EMBALAGEM NÃO PODE SER LAVADA</text:span></text:p>
      <text:p text:style-name="P42"/>
      <text:p text:style-name="P25"><text:span text:style-name="T23">EMBALAGEM SECUNDÁRIA (NÃO CONTAMINADA)</text:span><text:span text:style-name="T8"> - ESTA EMBALAGEM NÃO PODE SER LAVADA</text:span></text:p>
      <text:p text:style-name="P31"/>
      <text:p text:style-name="P31"/>
      <text:p text:style-name="P25"><text:span text:style-name="T50">17- Sistema de recolhimento e destinação final de embalagens e restos de produtos:</text:span></text:p>
      <text:p text:style-name="P42"/>
      <text:p text:style-name="P25"><text:span text:style-name="T23">EMBALAGEM RÍGIDA LAVÁVEL</text:span></text:p>
      <text:p text:style-name="P46"/>
      <text:p text:style-name="P25"><text:span text:style-name="T11">ARMAZENAMENTO DA EMBALAGEM VAZIA</text:span></text:p>
      <text:p text:style-name="P25"><text:span text:style-name="T6">Após a realização da Tríplice Lavagem ou Lavagem Sob Pressão, esta embalagem deve ser armazenada com a tampa, em caixa coletiva, quando existente, separadamente das embalagens não lavadas.</text:span></text:p>
      <text:p text:style-name="P25"><text:span text:style-name="T6">O armazenamento das embalagens vazias, até sua devolução pelo usuário, deve ser efetuado em local coberto, ventilado, ao abrigo de chuva, e com piso impermeável, ou no próprio local onde são guardadas as embalagens cheias.</text:span></text:p>
      <text:p text:style-name="P34"/>
      <text:p text:style-name="P25"><text:span text:style-name="T11">DEVOLUÇÃO DA EMBALAGEM VAZIA</text:span></text:p>
      <text:p text:style-name="P25"><text:span text:style-name="T6">No prazo de até um ano da data da compra, é obrigatória a devolução da embalagem vazia, com tampa, pelo usuário, ao estabelecimento onde foi adquirido o produto ou no local indicado na nota fiscal, emitida no ato da compra.</text:span></text:p>
      <text:p text:style-name="P25"><text:span text:style-name="T6">Caso o produto não tenha sido totalmente utilizado nesse prazo, e ainda esteja dentro de seu prazo de validade, será facultada a devolução da embalagem em até 6 meses após o término do prazo de validade.</text:span></text:p>
      <text:p text:style-name="P34"/>
      <text:p text:style-name="P22"><text:span text:style-name="T6">O usuário deve guardar o comprovante de devolução para efeito de fiscalização, pelo prazo mínimo de um ano após a devolução da embalagem vazia.</text:span></text:p>
      <text:p text:style-name="P33"/>
      <text:p text:style-name="P22"><text:span text:style-name="T11">TRANSPORTE</text:span></text:p>
      <text:p text:style-name="P22"><text:span text:style-name="T6">As embalagens vazias não podem ser transportadas junto com alimentos, bebidas, medicamentos, rações, animais e pessoas.</text:span></text:p>
      <text:p text:style-name="P31"/>
      <text:p text:style-name="P25"><text:span text:style-name="T8">EMBALAGEM RÍGIDA NÃO LAVÁVEL </text:span></text:p>
      <text:p text:style-name="P25"><text:span text:style-name="T8">ESTA EMBALAGEM NÃO PODE SER LAVADA</text:span></text:p>
      <text:p text:style-name="P31"/>
      <text:p text:style-name="P25"><text:span text:style-name="T8">ARMAZENAMENTO DA EMBALAGEM VAZIA</text:span></text:p>
      <text:p text:style-name="P25"><text:soft-page-break/><text:span text:style-name="T3">O armazenamento da embalagem vazia, até sua devolução pelo usuário, deve ser efetuado em local coberto, ventilado, ao abrigo de chuva e com piso impermeável, no próprio local onde são guardadas as embalagens cheias.</text:span></text:p>
      <text:p text:style-name="P25"><text:span text:style-name="T3">Use luvas no manuseio dessa embalagem.</text:span></text:p>
      <text:p text:style-name="P25"><text:span text:style-name="T3">Essa embalagem deve ser armazenada com sua tampa, em caixa coletiva, quando existente, separadamente das embalagens lavadas.</text:span></text:p>
      <text:p text:style-name="P31"/>
      <text:p text:style-name="P31"/>
      <text:p text:style-name="P31"/>
      <text:p text:style-name="P31"/>
      <text:p text:style-name="P25"><text:span text:style-name="T8">DEVOLUÇÃO DA EMBALAGEM VAZIA</text:span></text:p>
      <text:p text:style-name="P25"><text:span text:style-name="T3">No prazo de até um ano da data da compra, é obrigatória a devolução da embalagem vazia, com tampa, pelo usuário, ao estabelecimento onde foi adquirido o produto ou no local indicado na nota fiscal, emitida no ato da compra.</text:span></text:p>
      <text:p text:style-name="P25"><text:span text:style-name="T3">Caso o produto não tenha sido totalmente utilizado nesse prazo, e ainda esteja dentro de seu prazo de validade, será facultada a devolução da embalagem em até 6 meses após o término do prazo de validade.</text:span></text:p>
      <text:p text:style-name="P25"><text:span text:style-name="T3">O usuário deve guardar o comprovante de devolução para efeito de fiscalização, pelo prazo mínimo de um ano após a devolução da embalagem vazia.</text:span></text:p>
      <text:p text:style-name="P31"/>
      <text:p text:style-name="P25"><text:span text:style-name="T8">TRANSPORTE</text:span></text:p>
      <text:p text:style-name="P31"/>
      <text:p text:style-name="P25"><text:span text:style-name="T3">As embalagens vazias não podem ser transportadas junto com alimentos, bebidas, medicamentos, rações, animais e pessoas.</text:span></text:p>
      <text:p text:style-name="P31"/>
      <text:p text:style-name="P22"><text:span text:style-name="T6"><text:s/></text:span><text:span text:style-name="T11">EMBALAGEM FLEXÍVEL:</text:span></text:p>
      <text:p text:style-name="P33"/>
      <text:p text:style-name="P25"><text:span text:style-name="T11">ARMAZENAMENTO DA EMBALAGEM VAZIA</text:span></text:p>
      <text:p text:style-name="P25"><text:span text:style-name="T6">O armazenamento da embalagem vazia, até sua devolução pelo usuário, deve ser efetuado em local coberto, ventilado, ao abrigo de chuva e com piso impermeável, no próprio local onde são guardadas as embalagens cheias.</text:span></text:p>
      <text:p text:style-name="P25"><text:span text:style-name="T6">Use luvas no manuseio dessa embalagem.</text:span></text:p>
      <text:p text:style-name="P25"><text:span text:style-name="T6">Essa embalagem vazia deve ser armazenada separadamente das lavadas, em saco plástico transparente (Embalagens Padronizadas – modelo ABNT), devidamente identificado e com lacre, o qual deverá ser adquirido nos Canais de Distribuição.</text:span></text:p>
      <text:p text:style-name="P33"/>
      <text:p text:style-name="P22"><text:span text:style-name="T11">DEVOLUÇÃO DA EMBALAGEM VAZIA</text:span></text:p>
      <text:p text:style-name="P22"><text:span text:style-name="T6">No prazo de até um ano da data da compra, é obrigatória a devolução da embalagem vazia, pelo usuário, ao estabelecimento onde foi adquirido o produto ou no local indicado na nota fiscal, emitida no ato da compra.</text:span></text:p>
      <text:p text:style-name="P22"><text:span text:style-name="T6">Caso o produto não tenha sido totalmente utilizado nesse prazo, e ainda esteja dentro de seu prazo de validade, será facultada a devolução da embalagem em até 6 meses após o término do prazo de validade.</text:span></text:p>
      <text:p text:style-name="P22"><text:span text:style-name="T6">O usuário deve guardar o comprovante de devolução para efeito de fiscalização, pelo prazo mínimo de um ano após a devolução da embalagem vazia.</text:span></text:p>
      <text:p text:style-name="P33"/>
      <text:p text:style-name="P22"><text:span text:style-name="T11">TRANSPORTE</text:span></text:p>
      <text:p text:style-name="P22"><text:span text:style-name="T6">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span></text:p>
      <text:p text:style-name="P31"/>
      <text:p text:style-name="P25"><text:span text:style-name="T8">EMBALAGEM SECUNDÁRIA (NÃO CONTAMINADA)</text:span></text:p>
      <text:p text:style-name="P31"/>
      <text:p text:style-name="P25"><text:span text:style-name="T8">ESTA EMBALAGEM NÃO PODE SER LAVADA</text:span></text:p>
      <text:p text:style-name="P31"><text:soft-page-break/></text:p>
      <text:p text:style-name="P25"><text:span text:style-name="T8">ARMAZENAMENTO DA EMBALAGEM VAZIA</text:span></text:p>
      <text:p text:style-name="P25"><text:span text:style-name="T3">O armazenamento da embalagem vazia, até sua devolução pelo usuário, deve ser efetuado em local coberto, ventilado, ao abrigo de chuva e com piso impermeável, no próprio local onde são guardadas as embalagens cheias.</text:span></text:p>
      <text:p text:style-name="P31"/>
      <text:p text:style-name="P25"><text:span text:style-name="T8">DEVOLUÇÃO DA EMBALAGEM VAZIA</text:span></text:p>
      <text:p text:style-name="P25"><text:span text:style-name="T3">É obrigatória a devolução da embalagem vazia, pelo usuário, onde foi adquirido o produto ou no local indicado na nota fiscal, emitida pelo estabelecimento comercial.</text:span></text:p>
      <text:p text:style-name="P38"/>
      <text:p text:style-name="P25"><text:span text:style-name="T8">TRANSPORTE</text:span></text:p>
      <text:p text:style-name="P25"><text:span text:style-name="T3">As embalagens vazias não podem ser transportadas junto com alimentos, bebidas, medicamentos, rações, animais e pessoas.</text:span></text:p>
      <text:p text:style-name="P38"/>
      <text:p text:style-name="P82"><text:bookmark-start text:name="Bookmark3"/><text:span text:style-name="T24">EMBALAGENS - SACARIAS</text:span><text:span text:style-name="T12"> (utilizadas para acondicionar sementes tratadas com </text:span><text:span text:style-name="T54"><text:placeholder text:placeholder-type="text">&lt;o.formulated_product_id.name&gt;</text:placeholder></text:span><text:span text:style-name="T53">)</text:span></text:p>
      <text:p text:style-name="P83"/>
      <text:p text:style-name="P82"><text:span text:style-name="T8">AS EMBALAGENS SACARIAS NÃO PODEM SER UTILIZADAS PARA OUTROS FINS.</text:span></text:p>
      <text:p text:style-name="P83"/>
      <text:p text:style-name="P82"><text:span text:style-name="T8">AS EMBALAGEN SACARIAS NÃO PODEM SER LAVADAS.</text:span></text:p>
      <text:p text:style-name="P83"/>
      <text:p text:style-name="P82"><text:span text:style-name="T8">ARMAZENAMENTO DAS EMBALAGENS VAZIAS:</text:span></text:p>
      <text:p text:style-name="P82"><text:span text:style-name="T3">O armazenamento das embalagens </text:span><text:span text:style-name="T8">- SACARIAS - </text:span><text:span text:style-name="T3">vazias, até a sua devolução pelo usuário, deve ser efetuado em local coberto, ventilado, ao abrigo de chuva e com piso impermeável, no próprio local onde são guardadas as embalagens cheias.</text:span></text:p>
      <text:p text:style-name="P82"><text:span text:style-name="T3">Use luvas no manuseio das </text:span><text:span text:style-name="T8">SACARIAS.</text:span></text:p>
      <text:p text:style-name="P82"><text:span text:style-name="T3">As embalagens </text:span><text:span text:style-name="T8">- SACARIAS - </text:span><text:span text:style-name="T3">vazias devem ser armazenadas separadamente, em saco plástico transparente (Embalagens padronizadas – modelo ABNT), devidamente identificado e com lacre, o qual deverá ser adquirido nos Canais de Distribuição.</text:span></text:p>
      <text:p text:style-name="P84"/>
      <text:p text:style-name="P82"><text:span text:style-name="T8">DEVOLUÇÃO DAS EMBALAGENS – SACARIAS VAZIAS</text:span></text:p>
      <text:p text:style-name="P82"><text:span text:style-name="T3">Devem ser devolvidas, em conjunto, com a embalgem do agrotóxico </text:span><text:span text:style-name="T54"><text:placeholder text:placeholder-type="text">&lt;o.formulated_product_id.name&gt;</text:placeholder></text:span><text:span text:style-name="T54"> </text:span><text:span text:style-name="T3">ou no local onde foram adquiridas as sementes tratadas.</text:span></text:p>
      <text:p text:style-name="P82"><text:span text:style-name="T3">Terceiros que efetuarem o manuseio do agrotóxico, devem descrever nas sacarias que as sementes foram tratadas com o agrotóxico </text:span><text:span text:style-name="T54"><text:placeholder text:placeholder-type="text">&lt;o.formulated_product_id.name&gt;</text:placeholder></text:span><text:span text:style-name="T54"> </text:span><text:span text:style-name="T3">e informar que as mesmas devem ser devolvidas no local em que foram tratadas ou adquiridas.</text:span></text:p>
      <text:p text:style-name="P84"/>
      <text:p text:style-name="P38"><text:bookmark-end text:name="Bookmark3"/></text:p>
      <text:p text:style-name="P25"><text:span text:style-name="T8">DESTINAÇÃO FINAL DAS EMBALAGENS VAZIAS</text:span></text:p>
      <text:p text:style-name="P25"><text:span text:style-name="T3">A destinação final das embalagens vazias, após a devolução pelos usuários, somente poderá ser realizada pela Empresa Registrante ou por empresas legalmente autorizadas pelos órgãos competentes.</text:span></text:p>
      <text:p text:style-name="P31"/>
      <text:p text:style-name="P25"><text:soft-page-break/><text:span text:style-name="T8">É PROIBIDO AO USUÁRIO A REUTILIZAÇÃO E A RECICLAGEM DESTA EMBALAGEM VAZIA OU FRACIONAMENTO E REEBALAGEM DESTE PRODUTO.</text:span></text:p>
      <text:p text:style-name="P31"/>
      <text:p text:style-name="P25"><text:span text:style-name="T8">EFEITOS SOBRE O MEIO AMBIENTE DECORRENTES DA DESTINAÇÃO INADEQUADA DA EMBALAGEM VAZIA E RESTOS DE PRODUTOS.</text:span></text:p>
      <text:p text:style-name="P38"/>
      <text:p text:style-name="P25"><text:span text:style-name="T3">A destinação inadequada das embalagens vazias</text:span><text:bookmark-start text:name="bkmDestSacarias"/><text:span text:style-name="T3">, sacararias</text:span><text:bookmark-end text:name="bkmDestSacarias"/><text:span text:style-name="T3"> e restos de produtos no meio ambiente causa contaminação do solo, da água e do ar, prejudicando a fauna, a flora e a saúde das pessoas.</text:span></text:p>
      <text:p text:style-name="P31"/>
      <text:p text:style-name="P25"><text:span text:style-name="T8">PRODUTOS IMPRÓPRIOS PARA UTILIZAÇÃO OU EM DEDUSO</text:span></text:p>
      <text:p text:style-name="P25"><text:span text:style-name="T3">Caso este produto venha a se tornar impróprio para utilização ou em desuso, consulte o registrante através do telefone indicado no rótulo para sua devolução e destinação final.</text:span></text:p>
      <text:p text:style-name="P25"><text:span text:style-name="T3">A desativação do produto é feita através de incineração em fornos destinados para este tipo de operação, equipados com câmaras de lavagem de gases efluentes e aprovados por órgãos ambientais competentes.</text:span></text:p>
      <text:p text:style-name="P31"/>
      <text:p text:style-name="P25"><text:span text:style-name="T8">TRANSPORTE DE AGROTÓXICOS, COMPONENTES E AFINS</text:span></text:p>
      <text:p text:style-name="P25"><text:span text:style-name="T3">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span></text:p>
      <text:p text:style-name="P46"/>
      <text:p text:style-name="P25"><text:span text:style-name="T50">18 - Modelo de Rótulo e modelo de Bula. </text:span><text:span text:style-name="T8">(Anexo 13.9)</text:span></text:p>
      <text:p text:style-name="P46"/>
      <text:p text:style-name="P19"><text:span text:style-name="T2">Segue anexo modelo de bula e rótulo - via eletrônica (CD – anexo à capa do requerimento) e via impressa.</text:span></text:p>
      <text:p text:style-name="P25"><text:span text:style-name="T50">19 – Comprovante ou protocolo de registro no Brasil de seus componentes, inclusive do produto técnico. </text:span><text:span text:style-name="T48">(Anexo 13.10)</text:span></text:p>
      <text:p text:style-name="P85"><text:span text:style-name="T2"/></text:p>
      <text:p text:style-name="P85"><text:span text:style-name="T2">Cópia dos protocolos de requerimento de registro do produto</text:span><text:span text:style-name="T7"> </text:span><text:span text:style-name="T52"><text:placeholder text:placeholder-type="text">&lt;o.formulated_product_id.name&gt;</text:placeholder></text:span><text:span text:style-name="T7"> </text:span><text:span text:style-name="T2">no MAPA, ANVISA e IBAMA, realizados em </text:span><text:span text:style-name="T30"><text:placeholder text:placeholder-type="text">&lt;for each="process in processes(o, 'MAPA')"&gt;</text:placeholder></text:span><text:span text:style-name="T30"> </text:span><text:span text:style-name="T40"><text:placeholder text:placeholder-type="text">&lt;if test="process.open_official_letter_id"&gt;</text:placeholder></text:span><text:span text:style-name="T40"><text:tab/></text:span><text:span text:style-name="T40"><text:placeholder text:placeholder-type="text">&lt;process.open_official_letter_id.protocol_date&gt;</text:placeholder></text:span><text:span text:style-name="T40"><text:tab/></text:span><text:span text:style-name="T40"><text:placeholder text:placeholder-type="text">&lt;/if&gt;</text:placeholder></text:span><text:span text:style-name="T40"> </text:span><text:span text:style-name="T30"><text:placeholder text:placeholder-type="text">&lt;/for&gt;</text:placeholder></text:span></text:p>
      <text:list xml:id="list14688155881" text:style-name="L1">
        <text:list-item>
          <text:p text:style-name="P27"><text:span text:style-name="T2">Processo no MAPA sob nº </text:span><text:span text:style-name="T30"><text:placeholder text:placeholder-type="text">&lt;for each="process in processes(o, 'MAPA')"&gt;</text:placeholder></text:span><text:span text:style-name="T30"> </text:span><text:span text:style-name="T30"><text:placeholder text:placeholder-type="text">&lt;if test="process.open_official_letter_id"&gt;</text:placeholder></text:span><text:span text:style-name="T30"><text:tab/></text:span><text:span text:style-name="T30"><text:placeholder text:placeholder-type="text">&lt;process.open_official_letter_id.protocol&gt;</text:placeholder></text:span><text:span text:style-name="T30"><text:tab/></text:span><text:span text:style-name="T30"><text:placeholder text:placeholder-type="text">&lt;/if&gt;</text:placeholder></text:span><text:span text:style-name="T30"> </text:span><text:span text:style-name="T30"><text:placeholder text:placeholder-type="text">&lt;/for&gt;</text:placeholder></text:span></text:p>
        </text:list-item>
        <text:list-item>
          <text:p text:style-name="P28"><text:span text:style-name="T2">Processo na ANVISA sob nº </text:span><text:span text:style-name="T30"><text:placeholder text:placeholder-type="text">&lt;for each="process in processes(o, 'ANVISA')"&gt;</text:placeholder></text:span><text:span text:style-name="T30"> </text:span><text:span text:style-name="T30"><text:placeholder text:placeholder-type="text">&lt;if test="process.open_official_letter_id"&gt;</text:placeholder></text:span><text:span text:style-name="T30"><text:tab/></text:span><text:span text:style-name="T30"><text:placeholder text:placeholder-type="text">&lt;process.open_official_letter_id.protocol&gt;</text:placeholder></text:span><text:span text:style-name="T30"><text:tab/></text:span><text:span text:style-name="T30"><text:placeholder text:placeholder-type="text">&lt;/if&gt;</text:placeholder></text:span><text:span text:style-name="T30"> </text:span><text:span text:style-name="T30"><text:placeholder text:placeholder-type="text">&lt;/for&gt;</text:placeholder></text:span></text:p>
        </text:list-item>
        <text:list-item>
          <text:p text:style-name="P27"><text:span text:style-name="T2">Processo no IBAMA sob nº </text:span><text:span text:style-name="T30"><text:placeholder text:placeholder-type="text">&lt;for each="process in processes(o, 'IBAMA')"&gt;</text:placeholder></text:span><text:span text:style-name="T30"> </text:span><text:span text:style-name="T30"><text:placeholder text:placeholder-type="text">&lt;if test="process.open_official_letter_id"&gt;</text:placeholder></text:span><text:span text:style-name="T30"><text:tab/></text:span><text:span text:style-name="T30"><text:placeholder text:placeholder-type="text">&lt;process.open_official_letter_id.protocol&gt;</text:placeholder></text:span><text:span text:style-name="T30"><text:tab/></text:span><text:span text:style-name="T30"><text:placeholder text:placeholder-type="text">&lt;/if&gt;</text:placeholder></text:span><text:span text:style-name="T30"> </text:span><text:span text:style-name="T30"><text:placeholder text:placeholder-type="text">&lt;/for&gt;</text:placeholder></text:span></text:p>
        </text:list-item>
      </text:list>
      <text:p text:style-name="P25"><text:span text:style-name="T13"/></text:p>
      <text:p text:style-name="P46"/>
      <text:p text:style-name="P25"><text:span text:style-name="T50">20 – Cópia do Certificado de Registro Especial Temporário – RET. (Anexo 11.10)</text:span></text:p>
      <text:p text:style-name="P57"/>
      <text:p text:style-name="P63"><text:placeholder text:placeholder-type="text">&lt;for each="ret in o.product_in_ret_ids"&gt;</text:placeholder></text:p>
      <text:p text:style-name="P25"><text:bookmark-start text:name="Bookmark5"/><text:span text:style-name="T2">Segue cópia autenticada do RET nº </text:span><text:span text:style-name="T2"><text:placeholder text:placeholder-type="text">&lt;ret.ret_registry_id.name&gt;</text:placeholder></text:span><text:span text:style-name="T2"> emitido em </text:span><text:span text:style-name="T2"><text:placeholder text:placeholder-type="text">&lt;ret.ret_registry_id.registry_date&gt;</text:placeholder></text:span><text:span text:style-name="T2"> com validade até </text:span><text:span text:style-name="T2"><text:placeholder text:placeholder-type="text">&lt;ret.ret_registry_id.registry_expiration_date&gt;</text:placeholder></text:span><text:span text:style-name="T2"> que suporta as pesquisas realizadas para o produto codificado como </text:span><text:span text:style-name="T54"><text:placeholder text:placeholder-type="text">&lt;o.formulated_product_id.name&gt;</text:placeholder></text:span></text:p>
      <text:p text:style-name="P56"><text:placeholder text:placeholder-type="text">&lt;/for&gt;</text:placeholder></text:p>
      <text:p text:style-name="P146"><text:bookmark-end text:name="Bookmark5"/><text:soft-page-break/></text:p>
      <text:p text:style-name="P25"><text:span text:style-name="T50">21 - Parecer Técnico. </text:span><text:span text:style-name="T8">(Anexo 21.1)</text:span></text:p>
      <text:p text:style-name="P46"/>
      <text:p text:style-name="P25"><text:span text:style-name="T47">Segue anexo Parecer Técnico elaborado pela </text:span><text:span text:style-name="T47"><text:placeholder text:placeholder-type="text">&lt;o.operative_id.partner_id.name&gt;</text:placeholder></text:span><text:span text:style-name="T47"> </text:span></text:p>
      <text:p text:style-name="P53"/>
      <text:p text:style-name="P25"><text:bookmark-start text:name="bmkEficProdSemRes"/><text:span text:style-name="T50">22 - Testes e informações sobre a eficiência e a praticabilidade do produto na(s) finalidade(s) de uso proposta(s). </text:span></text:p>
      <text:p text:style-name="P46"/>
      <text:p text:style-name="P22"><text:span text:style-name="T47">Trata-se de registro de Produto Formulado com base em Produto Técnico Equivalente, e, segundo o Decreto Nº 5.981, de 06 de dezembro de 2006:</text:span></text:p>
      <text:p text:style-name="P52"/>
      <text:p text:style-name="P98"><text:span text:style-name="T47">"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span></text:p>
      <text:p text:style-name="P98"><text:span text:style-name="T47">I - mesmo tipo de formulação; e </text:span></text:p>
      <text:p text:style-name="P99"><text:span text:style-name="T47">II - mesmas indicações de uso (culturas e doses) e modalidades de emprego já registradas."</text:span></text:p>
      <text:p text:style-name="P53"><text:bookmark-end text:name="bmkEficProdSemRes"/></text:p>
      <text:p text:style-name="P53"/>
      <text:p text:style-name="Footer"><text:bookmark-start text:name="Bookmark6"/></text:p>
      <text:p text:style-name="P64"><text:span text:style-name="T50">22 - Testes e informações sobre a eficiência e a praticabilidade do produto na(s) finalidade(s) de uso proposta(s). </text:span></text:p>
      <text:p text:style-name="P5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23"><text:span text:style-name="T35">Cultura</text:span></text:p>
          </table:table-cell>
          <table:table-cell table:style-name="Table2.A1" office:value-type="string">
            <text:p text:style-name="P100"><text:span text:style-name="T35">Instituição de Pesquisa</text:span></text:p>
          </table:table-cell>
          <table:table-cell table:style-name="Table2.A1" office:value-type="string">
            <text:p text:style-name="P101"><text:span text:style-name="T35">Pesquisador</text:span></text:p>
          </table:table-cell>
          <table:table-cell table:style-name="Table2.A1" office:value-type="string">
            <text:p text:style-name="P24"><text:span text:style-name="T35">Alvo(s) biológico(s)</text:span></text:p>
          </table:table-cell>
          <table:table-cell table:style-name="Table2.A1" office:value-type="string">
            <text:p text:style-name="P102"><text:span text:style-name="T35">Dose p.c. L/ha</text:span></text:p>
          </table:table-cell>
          <table:table-cell table:style-name="Table2.A1" office:value-type="string">
            <text:p text:style-name="P103"><text:span text:style-name="T35">Volume de calda</text:span></text:p>
          </table:table-cell>
          <table:table-cell table:style-name="Table2.A1" office:value-type="string">
            <text:p text:style-name="P104"><text:span text:style-name="T35">Nº de aplicações</text:span></text:p>
          </table:table-cell>
        </table:table-row>
        <table:table-row table:style-name="Table2.1">
          <table:table-cell table:style-name="Table2.A1" office:value-type="string">
            <text:p text:style-name="P117"><text:placeholder text:placeholder-type="text">&lt;for each="study in studies(o, 'Efficacy')"&gt;</text:placeholder></text:p>
            <text:p text:style-name="P117"/>
          </table:table-cell>
          <table:table-cell table:style-name="Table2.A1" office:value-type="string">
            <text:p text:style-name="P117"/>
          </table:table-cell>
          <table:table-cell table:style-name="Table2.A1" office:value-type="string">
            <text:p text:style-name="P117"/>
          </table:table-cell>
          <table:table-cell table:style-name="Table2.A1" office:value-type="string">
            <text:p text:style-name="P103"/>
          </table:table-cell>
          <table:table-cell table:style-name="Table2.A1" office:value-type="string">
            <text:p text:style-name="P107"/>
          </table:table-cell>
          <table:table-cell table:style-name="Table2.A1" office:value-type="string">
            <text:p text:style-name="P103"/>
          </table:table-cell>
          <table:table-cell table:style-name="Table2.A1" office:value-type="string">
            <text:p text:style-name="P103"/>
          </table:table-cell>
        </table:table-row>
        <table:table-row table:style-name="Table2.1">
          <table:table-cell table:style-name="Table2.A1" office:value-type="string">
            <text:p text:style-name="P103"><text:placeholder text:placeholder-type="text">&lt;for each="result in study.experimental_result_ids"&gt;</text:placeholder></text:p>
            <text:p text:style-name="P103"/>
            <text:p text:style-name="P103"/>
          </table:table-cell>
          <table:table-cell table:style-name="Table2.A1" office:value-type="string">
            <text:p text:style-name="P117"/>
          </table:table-cell>
          <table:table-cell table:style-name="Table2.A1" office:value-type="string">
            <text:p text:style-name="P117"/>
          </table:table-cell>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row>
        <table:table-row table:style-name="Table2.1">
          <table:table-cell table:style-name="Table2.A1" office:value-type="string">
            <text:p text:style-name="P103"><text:placeholder text:placeholder-type="text">&lt;result.crop_id.common_name&gt;</text:placeholder></text:p>
          </table:table-cell>
          <table:table-cell table:style-name="Table2.A1" office:value-type="string">
            <text:p text:style-name="P117"><text:placeholder text:placeholder-type="text">&lt;study.laboratory_id.name&gt;</text:placeholder></text:p>
          </table:table-cell>
          <table:table-cell table:style-name="Table2.A1" office:value-type="string">
            <text:p text:style-name="P117"><text:placeholder text:placeholder-type="text">&lt;study.director_author_id.name&gt;</text:placeholder></text:p>
          </table:table-cell>
          <table:table-cell table:style-name="Table2.A1" office:value-type="string">
            <text:p text:style-name="P103"><text:placeholder text:placeholder-type="text">&lt;result.crop_id.name&gt;</text:placeholder></text:p>
          </table:table-cell>
          <table:table-cell table:style-name="Table2.A1" office:value-type="string">
            <text:p text:style-name="P103"><text:placeholder text:placeholder-type="text">&lt;result.doses&gt;</text:placeholder></text:p>
          </table:table-cell>
          <table:table-cell table:style-name="Table2.A1" office:value-type="string">
            <text:p text:style-name="P103"><text:placeholder text:placeholder-type="text">&lt;result.volume&gt;</text:placeholder></text:p>
          </table:table-cell>
          <table:table-cell table:style-name="Table2.A1" office:value-type="string">
            <text:p text:style-name="P103"><text:placeholder text:placeholder-type="text">&lt;result.number_of_applications&gt;</text:placeholder></text:p>
          </table:table-cell>
        </table:table-row>
        <table:table-row table:style-name="Table2.1">
          <table:table-cell table:style-name="Table2.A1" office:value-type="string">
            <text:p text:style-name="P103"><text:placeholder text:placeholder-type="text">&lt;/for&gt;</text:placeholder></text:p>
          </table:table-cell>
          <table:table-cell table:style-name="Table2.A1" office:value-type="string">
            <text:p text:style-name="P117"/>
          </table:table-cell>
          <table:table-cell table:style-name="Table2.A1" office:value-type="string">
            <text:p text:style-name="P117"/>
          </table:table-cell>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row>
        <table:table-row table:style-name="Table2.1">
          <table:table-cell table:style-name="Table2.A1" office:value-type="string">
            <text:p text:style-name="P103"><text:placeholder text:placeholder-type="text">&lt;/for&gt;</text:placeholder></text:p>
          </table:table-cell>
          <table:table-cell table:style-name="Table2.A1" office:value-type="string">
            <text:p text:style-name="P117"/>
          </table:table-cell>
          <table:table-cell table:style-name="Table2.A1" office:value-type="string">
            <text:p text:style-name="P117"/>
          </table:table-cell>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cell table:style-name="Table2.A1" office:value-type="string">
            <text:p text:style-name="P103"/>
          </table:table-cell>
        </table:table-row>
      </table:table>
      <text:p text:style-name="P60"><text:bookmark-end text:name="bmkEficCrop1"/><text:bookmark-start text:name="bmkEficCode1"/></text:p>
      <text:p text:style-name="P59"><text:bookmark-end text:name="bmkEficCode1"/></text:p>
      <table:table table:name="Table7" table:style-name="Table7">
        <table:table-column table:style-name="Table7.A"/>
        <table:table-column table:style-name="Table7.B"/>
        <table:table-row table:style-name="Table7.1">
          <table:table-cell table:style-name="Table7.A1" office:value-type="string">
            <text:p text:style-name="P131">Laudo</text:p>
          </table:table-cell>
          <table:table-cell table:style-name="Table7.A1" office:value-type="string">
            <text:p text:style-name="P131">Título / Instituição / Autor / Data</text:p>
          </table:table-cell>
        </table:table-row>
        <table:table-row table:style-name="Table7.1">
          <table:table-cell table:style-name="Table7.A1" office:value-type="string">
            <text:p text:style-name="P117"><text:placeholder text:placeholder-type="text">&lt;for each="study in studies(o, 'Efficacy')"&gt;</text:placeholder></text:p>
          </table:table-cell>
          <table:table-cell table:style-name="Table7.A1" office:value-type="string">
            <text:p text:style-name="P133"/>
          </table:table-cell>
        </table:table-row>
        <table:table-row table:style-name="Table7.1">
          <table:table-cell table:style-name="Table7.A1" office:value-type="string">
            <text:p text:style-name="P119"/>
            <text:p text:style-name="P119"><text:soft-page-break/><text:s/><text:placeholder text:placeholder-type="text">&lt;study.reference&gt;</text:placeholder></text:p>
            <text:p text:style-name="P135"/>
          </table:table-cell>
          <table:table-cell table:style-name="Table7.A1" office:value-type="string">
            <text:p text:style-name="P117"><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38">(Anexo 21.4.</text:span><text:span text:style-name="T39">x</text:span><text:span text:style-name="T1">)</text:span></text:p>
          </table:table-cell>
        </table:table-row>
        <table:table-row table:style-name="Table7.1">
          <table:table-cell table:style-name="Table7.A1" office:value-type="string">
            <text:p text:style-name="P117"><text:placeholder text:placeholder-type="text">&lt;/for&gt;</text:placeholder></text:p>
          </table:table-cell>
          <table:table-cell table:style-name="Table7.A1" office:value-type="string">
            <text:p text:style-name="P133"/>
          </table:table-cell>
        </table:table-row>
      </table:table>
      <text:p text:style-name="P115"/>
      <text:p text:style-name="P115"/>
      <text:p text:style-name="P115"/>
      <text:p text:style-name="P115"/>
      <text:p text:style-name="P120"/>
      <text:p text:style-name="P65"><text:bookmark-end text:name="Bookmark6"/><text:span text:style-name="T50">23- Testes e informações referentes à sua compatibilidade com outros produtos.</text:span></text:p>
      <text:p text:style-name="P115"/>
      <text:p text:style-name="P115"><text:placeholder text:placeholder-type="text">&lt;for each="inf in informations(o, 'Compatibilidade com outros produtos')"&gt;</text:placeholder></text:p>
      <text:p text:style-name="P116"><text:placeholder text:placeholder-type="text">&lt;inf&gt;</text:placeholder></text:p>
      <text:p text:style-name="P116"/>
      <text:p text:style-name="P123"><text:placeholder text:placeholder-type="text">&lt;/for&gt;</text:placeholder></text:p>
      <text:p text:style-name="P25"><text:span text:style-name="T50">24 – Informações sobre o desenvolvimento de resistência ao produto.</text:span></text:p>
      <text:p text:style-name="P134"/>
      <text:p text:style-name="P115"><text:placeholder text:placeholder-type="text">&lt;for each="inf in informations(o, 'Informações sobre o desenvolvimento de resistência ao produto')"&gt;</text:placeholder></text:p>
      <text:p text:style-name="P116"><text:placeholder text:placeholder-type="text">&lt;inf&gt;</text:placeholder></text:p>
      <text:p text:style-name="P116"/>
      <text:p text:style-name="P124"><text:placeholder text:placeholder-type="text">&lt;/for&gt;</text:placeholder></text:p>
      <text:p text:style-name="P132"/>
      <text:p text:style-name="P25"><text:span text:style-name="T50">25 – Relatório de estudos de resíduos, intervalo de segurança e, quando for o caso, limite dos resíduos estranhos. </text:span></text:p>
      <text:p text:style-name="P51"/>
      <text:p text:style-name="P25"><text:bookmark-start text:name="bmkRelResiduo"/><text:span text:style-name="T2">Trata-se de registro de Produto Formulado com base em Produto Técnico Equivalente, e, segundo o Decreto Nº 5.981, de 06 de dezembro de 2006:</text:span></text:p>
      <text:p text:style-name="P108"/>
      <text:p text:style-name="P79"><text:span text:style-name="T2">“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span></text:p>
      <text:p text:style-name="P79"><text:span text:style-name="T2">I - mesmo tipo de formulação;</text:span></text:p>
      <text:p text:style-name="P79"><text:span text:style-name="T2">II - mesmas indicações de culturas e modalidades de emprego já registradas;</text:span></text:p>
      <text:p text:style-name="P79"><text:span text:style-name="T2">III - aplicação de quantidade igual ou inferior de ingrediente ativo durante o ciclo ou safra da cultura; e</text:span></text:p>
      <text:p text:style-name="P79"><text:span text:style-name="T2">IV - intervalo de segurança igual ou superior.</text:span></text:p>
      <text:p text:style-name="P77"/>
      <text:p text:style-name="P77"><text:bookmark-start text:name="bmkRelNotResiduo"/></text:p>
      <text:p text:style-name="P37"><text:bookmark-end text:name="bmkRelResiduo"/></text:p>
      <table:table table:name="Table4" table:style-name="Table4">
        <table:table-column table:style-name="Table4.A"/>
        <table:table-column table:style-name="Table4.B"/>
        <table:table-row table:style-name="Table4.1">
          <table:table-cell table:style-name="Table4.A1" office:value-type="string">
            <text:p text:style-name="P23"><text:bookmark-start text:name="Bookmark7"/><text:span text:style-name="T7">Laudo</text:span></text:p>
          </table:table-cell>
          <table:table-cell table:style-name="Table4.A1" office:value-type="string">
            <text:p text:style-name="P103"><text:span text:style-name="T7">Título / Instituição / Autor / Data</text:span></text:p>
          </table:table-cell>
        </table:table-row>
        <table:table-row table:style-name="Table4.1">
          <table:table-cell table:style-name="Table4.A2" office:value-type="string">
            <text:p text:style-name="P117"><text:placeholder text:placeholder-type="text">&lt;for each="study in studies(o, 'Residue')"&gt;</text:placeholder></text:p>
          </table:table-cell>
          <table:table-cell table:style-name="Table4.B2" office:value-type="string">
            <text:p text:style-name="P117"><text:s/><text:placeholder text:placeholder-type="text">&lt;study.name&gt;</text:placeholder> - <text:placeholder text:placeholder-type="text">&lt;study.laboratory_id.name&gt;</text:placeholder> - <text:placeholder text:placeholder-type="text">&lt;study.director_author_id.name&gt;</text:placeholder> - </text:p>
          </table:table-cell>
        </table:table-row>
        <table:table-row table:style-name="Table4.1">
          <table:table-cell table:style-name="Table4.A2" office:value-type="string">
            <text:p text:style-name="P118"><text:placeholder text:placeholder-type="text">&lt;study.reference&gt;</text:placeholder></text:p>
          </table:table-cell>
          <table:table-cell table:style-name="Table4.B3" office:value-type="string">
            <text:p text:style-name="P25"/>
          </table:table-cell>
        </table:table-row>
        <table:table-row table:style-name="Table4.1">
          <table:table-cell table:style-name="Table4.A2" office:value-type="string">
            <text:p text:style-name="P117"><text:placeholder text:placeholder-type="text">&lt;/for&gt;</text:placeholder></text:p>
          </table:table-cell>
          <table:table-cell table:style-name="Table4.B4" office:value-type="string">
            <text:p text:style-name="P25"/>
          </table:table-cell>
        </table:table-row>
      </table:table>
      <text:p text:style-name="P122"><text:placeholder text:placeholder-type="text">&lt;for each="study in studies(o, 'Residue')"&gt;</text:placeholder></text:p>
      <text:p text:style-name="P125"><text:placeholder text:placeholder-type="text">&lt;study.summary_pt&gt;</text:placeholder></text:p>
      <text:p text:style-name="P147"/>
      <text:p text:style-name="P121"><text:bookmark-end text:name="bmkRelNotResiduo"/><text:bookmark-end text:name="Bookmark7"/><text:bookmark-end text:name="bmkResiCode1"/><text:placeholder text:placeholder-type="text">&lt;/for&gt;</text:placeholder></text:p>
      <text:p text:style-name="P22"><text:span text:style-name="T50">26 – Método analítico e sua sensibilidade para determinação de resíduos do agrotóxico.</text:span></text:p>
      <text:p text:style-name="P46"/>
      <text:p text:style-name="P25"><text:bookmark-start text:name="bmkMetoResiduo"/><text:soft-page-break/><text:span text:style-name="T2">Trata-se de registro de Produto Formulado com base em Produto Técnico Equivalente, e, segundo o Decreto Nº 5.981, de 06 de dezembro de 2006:</text:span></text:p>
      <text:p text:style-name="P77"/>
      <text:p text:style-name="P79"><text:span text:style-name="T6">“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span></text:p>
      <text:p text:style-name="P79"><text:span text:style-name="T6">I - mesmo tipo de formulação;</text:span></text:p>
      <text:p text:style-name="P79"><text:span text:style-name="T6">II - mesmas indicações de culturas e modalidades de emprego já registradas;</text:span></text:p>
      <text:p text:style-name="P79"><text:span text:style-name="T6">III - aplicação de quantidade igual ou inferior de ingrediente ativo durante o ciclo ou safra da cultura; e</text:span></text:p>
      <text:p text:style-name="P79"><text:span text:style-name="T6">IV - intervalo de segurança igual ou superior.</text:span></text:p>
      <text:p text:style-name="P78"/>
      <text:p text:style-name="P114"><text:placeholder text:placeholder-type="text">&lt;for each="ing in cqqs(o,'chemical')"&gt;</text:placeholder></text:p>
      <text:p text:style-name="P25"><text:bookmark-end text:name="bmkMetoResiduo"/><text:span text:style-name="T2">Segue anexo “Método analítico para determinação de resíduos de</text:span><text:span text:style-name="T26"> </text:span><text:span text:style-name="T32"><text:placeholder text:placeholder-type="text">&lt;ing.ingredient_id.name&gt;</text:placeholder></text:span><text:span text:style-name="T32"> </text:span><text:span text:style-name="T2">em diversas culturas”</text:span><text:span text:style-name="T25"> </text:span></text:p>
      <text:p text:style-name="P10"><text:placeholder text:placeholder-type="text">&lt;/for&gt;</text:placeholder></text:p>
      <text:p text:style-name="P43"/>
      <text:p text:style-name="P25"><text:span text:style-name="T50">27 – Resultado das análises quantitativas efetuadas indicando a persistência dos resíduos em vegetais, animais, na água, no solo e no ar.</text:span></text:p>
      <text:p text:style-name="P46"/>
      <text:p text:style-name="P46"/>
      <text:p text:style-name="P46"/>
      <text:p text:style-name="P26"><text:span text:style-name="T2">Não se aplica. Trata-se de Registro de Produto Formulado com base em Registro de Produto Técnico por Equivalência, e, portanto, estas características são equivalentes ao produtos técnicos de referência </text:span><text:span text:style-name="T30"><text:placeholder text:placeholder-type="text">&lt;for each="inf in informations(o, 'Produto de referência – Nome','approved')"&gt;</text:placeholder></text:span><text:span text:style-name="T30"><text:placeholder text:placeholder-type="text">&lt;inf&gt;</text:placeholder></text:span><text:span text:style-name="T30"> - </text:span><text:span text:style-name="T55"><text:placeholder text:placeholder-type="text">&lt;/for&gt;</text:placeholder></text:span><text:span text:style-name="T55">,</text:span><text:span text:style-name="T6"> registro no MAPA nº </text:span><text:span text:style-name="T31"><text:placeholder text:placeholder-type="text">&lt;for each="inf in informations(o, 'Produto de referência - Número Registro','approved')"&gt;</text:placeholder></text:span><text:span text:style-name="T31"><text:placeholder text:placeholder-type="text">&lt;inf&gt;</text:placeholder></text:span><text:span text:style-name="T31"> - </text:span><text:span text:style-name="T56"><text:placeholder text:placeholder-type="text">&lt;/for&gt;</text:placeholder></text:span><text:span text:style-name="T56"> </text:span><text:span text:style-name="T6">de </text:span><text:span text:style-name="T2">acordo com Lista Positiva de Produtos Técnicos de Referência, emitida pela ANVISA.</text:span></text:p>
      <text:p text:style-name="P136"><text:span text:style-name="T44"/></text:p>
      <text:p text:style-name="P25"><text:span text:style-name="T50">28 – Informações relativas à bioacumulação, persistência e mobilidade.</text:span></text:p>
      <text:p text:style-name="P46"/>
      <text:p text:style-name="P26"><text:span text:style-name="T2">Não se aplica. Trata-se de Registro de Produto Formulado com base em Registro de Produto Técnico por Equivalência, e, portanto, estas características são equivalentes ao produtos técnicos de referência </text:span><text:span text:style-name="T30"><text:placeholder text:placeholder-type="text">&lt;for each="inf in informations(o, 'Produto de referência – Nome','approved')"&gt;</text:placeholder></text:span><text:span text:style-name="T30"><text:placeholder text:placeholder-type="text">&lt;inf&gt;</text:placeholder></text:span><text:span text:style-name="T30"> - </text:span><text:span text:style-name="T55"><text:placeholder text:placeholder-type="text">&lt;/for&gt;</text:placeholder></text:span><text:span text:style-name="T55">,</text:span><text:span text:style-name="T6"> registro no MAPA nº </text:span><text:span text:style-name="T31"><text:placeholder text:placeholder-type="text">&lt;for each="inf in informations(o, 'Produto de referência - Número Registro','approved')"&gt;</text:placeholder></text:span><text:span text:style-name="T31"><text:placeholder text:placeholder-type="text">&lt;inf&gt;</text:placeholder></text:span><text:span text:style-name="T31"> - </text:span><text:span text:style-name="T56"><text:placeholder text:placeholder-type="text">&lt;/for&gt;</text:placeholder></text:span><text:span text:style-name="T56"> </text:span><text:span text:style-name="T6">de </text:span><text:span text:style-name="T2">acordo com Lista Positiva de Produtos Técnicos de Referência, emitida pela ANVISA.</text:span></text:p>
      <text:p text:style-name="P46"/>
      <text:p text:style-name="P25"><text:span text:style-name="T50">29 - Metodologia validada para determinação de teor de ingrediente ativo, de acordo com a ABNT ou norma internacionalmente reconhecida </text:span><text:span text:style-name="T48">(Anexo 21.6)</text:span></text:p>
      <text:p text:style-name="P49"/>
      <text:p text:style-name="P112"><text:placeholder text:placeholder-type="text">&lt;for each="study in studies(o, 'Método Analítico de Teor/Validação')"&gt;</text:placeholder></text:p>
      <text:p text:style-name="P12"><text:span text:style-name="T15">Ref.: </text:span><text:span text:style-name="T21"><text:placeholder text:placeholder-type="text">&lt;study.reference&gt;</text:placeholder></text:span><text:span text:style-name="T21">, </text:span><text:span text:style-name="T21"><text:placeholder text:placeholder-type="text">&lt;study.name&gt;</text:placeholder></text:span><text:span text:style-name="T21">,</text:span><text:span text:style-name="T21"><text:placeholder text:placeholder-type="text">&lt;study.laboratory_id.name&gt;</text:placeholder></text:span><text:span text:style-name="T21">, </text:span><text:span text:style-name="T21"><text:placeholder text:placeholder-type="text">&lt;study.director_author_id.name&gt;</text:placeholder></text:span><text:span text:style-name="T21">, <text:s text:c="5"/></text:span><text:span text:style-name="T21"><text:placeholder text:placeholder-type="text">&lt;study.number_of_pages&gt;</text:placeholder></text:span><text:span text:style-name="T21"> pag, </text:span><text:span text:style-name="T21"><text:placeholder text:placeholder-type="text">&lt;study.end_date&gt;</text:placeholder></text:span><text:span text:style-name="T15"> </text:span></text:p>
      <text:p text:style-name="P11"/>
      <text:p text:style-name="P20"><text:span text:style-name="T20"><text:placeholder text:placeholder-type="text">&lt;/for&gt;</text:placeholder></text:span><text:span text:style-name="T8"> (Anexo 21.2)</text:span></text:p>
      <text:p text:style-name="P20"><text:span text:style-name="T50">30 - Outros dados, informações ou documentos exigidos em normas complementares:</text:span></text:p>
      <text:p text:style-name="P25"><text:span text:style-name="T50">30.1 - CD com os arquivos eletrônicos:</text:span></text:p>
      <text:p text:style-name="P46"/>
      <text:p text:style-name="P80"><text:span text:style-name="T47">Segue anexo à frente do requerimento o CD com os arquivos eletrônicos:</text:span></text:p>
      <text:p text:style-name="P80"><text:soft-page-break/><text:span text:style-name="T47">Cadastro no Estado</text:span></text:p>
      <text:p text:style-name="P80"><text:span text:style-name="T47">Procuração Representante legal</text:span></text:p>
      <text:p text:style-name="P80"><text:span text:style-name="T47">Declarações dos Formuladores</text:span></text:p>
      <text:p text:style-name="P5"><text:span text:style-name="T47">Requerimento</text:span></text:p>
      <text:p text:style-name="P5"><text:span text:style-name="T47">RET</text:span></text:p>
      <text:p text:style-name="P5"><text:span text:style-name="T47">Certificado de análise físico-químico</text:span></text:p>
      <text:p text:style-name="P5"><text:span text:style-name="T47">Laudo técnico de redução de componentes</text:span></text:p>
      <text:p text:style-name="P5"><text:span text:style-name="T47">Relatório Técnico</text:span></text:p>
      <text:p text:style-name="P5"><text:span text:style-name="T47">Parecer Técnico</text:span></text:p>
      <text:p text:style-name="P5"><text:span text:style-name="T47">Laudos de eficácia agronômica do produto </text:span><text:span text:style-name="T54"><text:placeholder text:placeholder-type="text">&lt;o.formulated_product_id.name&gt;</text:placeholder></text:span></text:p>
      <text:p text:style-name="P6"><text:span text:style-name="T69">Laudos de resíduos do produto</text:span><text:span text:style-name="T68"> </text:span><text:span text:style-name="T69"><text:placeholder text:placeholder-type="text">&lt;o.formulated_product_id.name&gt;</text:placeholder></text:span></text:p>
      <text:p text:style-name="P5"><text:span text:style-name="T47">Modelo de Bula e Rótulo</text:span></text:p>
      <text:p text:style-name="P5"><text:span text:style-name="T47">Modelo de publicação de pleito</text:span></text:p>
      <text:p text:style-name="P6"><text:span text:style-name="T69"/></text:p>
      <text:p text:style-name="P25"><text:span text:style-name="T10">30.2 Informações sobre fitotoxicidade do produto para os fins propostos: </text:span><text:span text:style-name="T48">(Anexo 21.7.1)</text:span></text:p>
      <text:p text:style-name="P32"/>
      <text:p text:style-name="P25"><text:span text:style-name="T5">Segue “Declaração de Não Fitotoxicidade” do produto</text:span><text:span text:style-name="T47"> </text:span><text:span text:style-name="T54"><text:placeholder text:placeholder-type="text">&lt;o.formulated_product_id.name&gt;</text:placeholder></text:span><text:span text:style-name="T54">,</text:span><text:span text:style-name="T5"> elaborado pela empresa ALTA – América Latina Tecnologia Agrícola Ltda. em </text:span><field:fieldmark-start text:name="__Fieldmark__92083_145669880" field:type="vnd.oasis.opendocument.field.FORMTEXT"/><text:span text:style-name="T5">19 de julho de 2010</text:span><field:fieldmark-end/><text:span text:style-name="T5">.</text:span><text:span text:style-name="T48"> </text:span></text:p>
      <text:p text:style-name="P54"/>
      <text:p text:style-name="P25"><text:span text:style-name="T10">30.3 Modelo de publicação de pleito: </text:span><text:span text:style-name="T48">(Anexo 21.7.2)</text:span></text:p>
      <text:p text:style-name="P32"/>
      <text:p text:style-name="P25"><text:span text:style-name="T5">Segue “Modelo de publicação de pleito” do produto</text:span><text:span text:style-name="T47"> </text:span><text:span text:style-name="T54"><text:placeholder text:placeholder-type="text">&lt;o.formulated_product_id.name&gt;</text:placeholder></text:span><text:span text:style-name="T54">, </text:span><text:span text:style-name="T5">elaborado pela empresa ALTA – América Latina Tecnologia Agrícola Ltda. em </text:span><field:fieldmark-start text:name="__Fieldmark__92105_145669880" field:type="vnd.oasis.opendocument.field.FORMTEXT"/><text:span text:style-name="T5">19 de julho de 2010</text:span><field:fieldmark-end/><text:span text:style-name="T5">.</text:span><text:span text:style-name="T48"> </text:span></text:p>
      <text:p text:style-name="P54"/>
      <text:p text:style-name="P54"/>
      <text:p text:style-name="P29"><text:span text:style-name="T5">Curitiba,</text:span><text:span text:style-name="T5"><text:placeholder text:placeholder-type="text">&lt;today()&gt;</text:placeholder></text:span></text:p>
      <text:p text:style-name="P40"><text:span text:style-name="T5"/></text:p>
      <text:p text:style-name="P40"/>
      <text:p text:style-name="P40"/>
      <table:table table:name="Table5" table:style-name="Table5">
        <table:table-column table:style-name="Table5.A"/>
        <table:table-row table:style-name="Table5.1">
          <table:table-cell table:style-name="Table5.A1" office:value-type="string">
            <text:p text:style-name="P23"><text:span text:style-name="T7">ALTA – América Latina Tecnologia Agrícola</text:span></text:p>
            <text:p text:style-name="P23"><text:span text:style-name="T7"><text:placeholder text:placeholder-type="text">&lt;o.proxy_id.function&gt;</text:placeholder></text:span><text:span text:style-name="T7"> </text:span><text:span text:style-name="T7"><text:placeholder text:placeholder-type="text">&lt;o.proxy_id.name&gt;</text:placeholder></text:span><text:span text:style-name="T7"> <text:s/></text:span><text:span text:style-name="T7"><text:placeholder text:placeholder-type="text">&lt;o.proxy_id.state_registration_code&gt;</text:placeholder></text:span></text:p>
            <text:p text:style-name="P23"><text:span text:style-name="T2">Responsável Técnico e Representante Legal</text:span></text:p>
          </table:table-cell>
        </table:table-row>
      </table:table>
      <text:p text:style-name="P37"/>
      <text:p text:style-name="P30"/>
      <text:p text:style-name="P67"><text:span text:style-name="T50"><text:s/></text:span></text:p>
      <text:p text:style-name="P46"/>
      <text:p text:style-name="P39"/>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1" svg:font-family="Helvetica, Arial, sans-serif"/>
    <style:font-face style:name="Lohit Hindi1" svg:font-family="'Lohit Hindi'"/>
    <style:font-face style:name="Lucida Grande" svg:font-family="'Lucida Grande', Helvetica, Verdana, Arial, sans-serif"/>
    <style:font-face style:name="OpenSymbol1"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Helvetica2"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Calibri" fo:font-size="10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8" style:display-name="Heading 8" style:family="paragraph" style:parent-style-name="Standard" style:next-style-name="Text_20_body" style:default-outline-level="8" style:class="text">
      <style:paragraph-properties fo:margin-top="0.1665in" fo:margin-bottom="0.0417in" fo:line-height="100%"/>
      <style:text-properties fo:font-size="12pt" fo:font-style="italic" style:font-name-asian="Times New Roman1" style:font-size-asian="12pt" style:language-asian="pt" style:country-asian="BR" style:font-style-asian="italic" style:font-size-complex="12pt" style:font-style-complex="italic"/>
    </style:style>
    <style:style style:name="Normal_20__28_Web_29_" style:display-name="Normal (Web)" style:family="paragraph" style:parent-style-name="Standard" style:default-outline-level="">
      <style:paragraph-properties fo:margin-top="0.0193in" fo:margin-bottom="0.0193in"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Body_20_Text_20_Indent_20_2" style:display-name="Body Text Indent 2" style:family="paragraph" style:parent-style-name="Standard" style:default-outline-level="">
      <style:paragraph-properties fo:margin="100%" fo:margin-left="0in" fo:margin-right="0in" fo:margin-top="0in" fo:margin-bottom="0in" fo:line-height="100%" fo:text-align="justify" style:justify-single-word="false" fo:text-indent="0.5in" style:auto-text-indent="false"/>
      <style:text-properties style:font-name="Arial1" fo:font-size="12pt" style:font-name-asian="Times New Roman1" style:font-size-asian="12pt" style:language-asian="pt" style:country-asian="BR" style:font-name-complex="Arial2" style:font-size-complex="10pt"/>
    </style:style>
    <style:style style:name="Body_20_Text_20_2" style:display-name="Body Text 2" style:family="paragraph" style:parent-style-name="Standard" style:default-outline-level="">
      <style:paragraph-properties fo:margin-top="0in" fo:margin-bottom="0.0835in" fo:line-height="200%"/>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Pa0" style:family="paragraph" style:parent-style-name="Standard" style:default-outline-level="">
      <style:paragraph-properties fo:margin-top="0in" fo:margin-bottom="0in" style:line-height-at-least="0.1673in"/>
      <style:text-properties style:font-name="Helvetica" fo:font-size="12pt" style:font-name-asian="Times New Roman1" style:font-size-asian="12pt" style:language-asian="pt" style:country-asian="BR" style:font-size-complex="12pt"/>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paragraph-properties fo:orphans="2" fo:widows="2" style:writing-mode="lr-tb"/>
      <style:text-properties style:use-window-font-color="true" fo:font-size="11pt" fo:language="pt" fo:country="BR" style:font-size-asian="11pt" style:font-size-complex="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Indent_20_2_20_Char" style:display-name="Body Text Indent 2 Char" style:family="text" style:parent-style-name="Default_20_Paragraph_20_Font">
      <style:text-properties style:font-name="Arial1" fo:font-size="12pt" style:font-name-asian="Times New Roman1" style:font-size-asian="12pt" style:font-name-complex="Arial2"/>
    </style:style>
    <style:style style:name="Body_20_Text_20_Char" style:display-name="Body Text Char" style:family="text" style:parent-style-name="Default_20_Paragraph_20_Font">
      <style:text-properties fo:font-size="11pt" style:font-size-asian="11pt" style:language-asian="en" style:country-asian="US" style:font-size-complex="11pt"/>
    </style:style>
    <style:style style:name="Body_20_Text_20_2_20_Char" style:display-name="Body Text 2 Char" style:family="text" style:parent-style-name="Default_20_Paragraph_20_Font">
      <style:text-properties fo:font-size="11pt" style:font-size-asian="11pt" style:language-asian="en" style:country-asian="US" style:font-size-complex="11pt"/>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Heading_20_8_20_Char" style:display-name="Heading 8 Char" style:family="text" style:parent-style-name="Default_20_Paragraph_20_Font">
      <style:text-properties fo:font-size="12pt" fo:font-style="italic" style:font-name-asian="Times New Roman1" style:font-size-asian="12pt" style:font-style-asian="italic" style:font-size-complex="12pt" style:font-style-complex="italic"/>
    </style:style>
    <style:style style:name="A0" style:family="text">
      <style:text-properties fo:color="#000000" fo:font-size="8pt" style:font-size-asian="8pt" style:font-name-complex="Helvetica2" style:font-size-complex="8pt"/>
    </style:style>
    <style:style style:name="A5" style:family="text">
      <style:text-properties fo:color="#000000" fo:font-size="5pt" style:font-size-asian="5pt" style:font-name-complex="Helvetica2" style:font-size-complex="5pt"/>
    </style:style>
    <style:style style:name="apple-style-span"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font-weight="bold" style:font-weight-asian="bold"/>
    </style:style>
    <style:style style:name="ListLabel_20_4" style:display-name="ListLabel 4" style:family="text">
      <style:text-properties fo:font-weight="normal" style:font-weight-asian="normal" style:font-name-complex="Times New Roman1"/>
    </style:style>
    <style:style style:name="Placeholder" style:family="text">
      <style:text-properties fo:font-variant="small-caps" fo:color="#008080" style:text-underline-style="dotted" style:text-underline-width="auto" style:text-underline-color="font-color"/>
    </style:style>
    <style:style style:name="Fuente_20_de_20_párrafo_20_predeter." style:display-name="Fuente de párrafo predeter."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2.02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52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3.02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52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4.02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52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02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52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6.02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4"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Times New Roman'"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6972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97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97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36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List_20_Paragraph">
      <style:paragraph-properties fo:margin-left="0in" fo:margin-right="0in" fo:margin-top="0in" fo:margin-bottom="0in" fo:line-height="100%" fo:text-align="end" style:justify-single-word="false" fo:text-indent="0in" style:auto-text-indent="false">
        <style:tab-stops>
          <style:tab-stop style:position="5.9055in" style:type="right"/>
        </style:tab-stops>
      </style:paragraph-properties>
      <style:text-properties fo:color="#000000" style:font-name="Arial1" fo:font-size="8pt" fo:language="pt" fo:country="PT" fo:font-weight="normal" fo:background-color="transparent" style:font-name-asian="Times New Roman1" style:font-size-asian="8pt" style:language-asian="pt" style:country-asian="BR" style:font-weight-asian="normal" style:font-name-complex="Arial2" style:font-size-complex="8pt" style:font-style-complex="italic" style:font-weight-complex="normal"/>
    </style:style>
    <style:style style:name="MP2" style:family="paragraph" style:parent-style-name="Standard">
      <style:paragraph-properties fo:margin-top="0in" fo:margin-bottom="0in" fo:line-height="100%" fo:text-align="justify" style:justify-single-word="false"/>
      <style:text-properties fo:color="#000000" style:font-name="Arial1" fo:font-size="10pt" fo:font-weight="bold" style:font-size-asian="10pt" style:font-weight-asian="bold" style:font-name-complex="Arial2" style:font-size-complex="10pt" style:font-style-complex="italic" style:font-weight-complex="bold"/>
    </style:style>
    <style:style style:name="MP3" style:family="paragraph" style:parent-style-name="Footer">
      <style:paragraph-properties fo:margin-top="0in" fo:margin-bottom="0in" fo:line-height="100%" fo:text-align="center" style:justify-single-word="false"/>
      <style:text-properties fo:color="#808080" style:font-name="Arial1" fo:font-size="8pt" fo:font-weight="bold" style:font-size-asian="8pt" style:font-weight-asian="bold" style:font-name-complex="Arial2" style:font-size-complex="8pt"/>
    </style:style>
    <style:style style:name="MP4" style:family="paragraph" style:parent-style-name="Footer">
      <style:paragraph-properties fo:margin-top="0in" fo:margin-bottom="0in" fo:line-height="100%" fo:text-align="center" style:justify-single-word="false"/>
    </style:style>
    <style:style style:name="MT1" style:family="text">
      <style:text-properties style:font-name="Arial1" fo:font-size="8pt" fo:font-weight="bold" style:font-size-asian="8pt" style:font-weight-asian="bold" style:font-name-complex="Arial2" style:font-size-complex="8pt" style:font-weight-complex="bold"/>
    </style:style>
    <style:style style:name="MT2" style:family="text">
      <style:text-properties fo:font-weight="bold" style:font-weight-asian="bold" style:font-weight-complex="bold"/>
    </style:style>
    <style:page-layout style:name="Mpm1">
      <style:page-layout-properties fo:page-width="8.2681in" fo:page-height="11.6929in" style:num-format="1" style:print-orientation="portrait" fo:margin-top="1.3799in" fo:margin-bottom="0.9799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11.6929in" fo:page-height="8.2681in" style:num-format="1" style:print-orientation="landscape" fo:margin-top="1.3799in" fo:margin-bottom="0.9799in" fo:margin-left="0.9846in" fo:margin-right="1.3783in" style:writing-mode="lr-tb" style:layout-grid-color="#c0c0c0" style:layout-grid-lines="2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2016in" fo:margin-left="0in" fo:margin-right="0in" fo:margin-top="0.1618in" style:dynamic-spacing="true"/>
      </style:footer-style>
    </style:page-layout>
  </office:automatic-styles>
  <office:master-styles>
    <style:master-page style:name="Standard" style:page-layout-name="Mpm1">
      <style:header>
        <text:p text:style-name="MP1"><text:bookmark-start text:name="bmkHeaderName"/><text:span text:style-name="MT1"><text:placeholder text:placeholder-type="text">&lt;o.formulated_product_id.name&gt;</text:placeholder></text:span><text:bookmark-end text:name="bmkHeaderName"/></text:p>
      </style:header>
      <style:header-left>
        <text:p text:style-name="MP2"/>
        <text:p text:style-name="MP2"/>
      </style:header-left>
      <style:footer>
        <text:p text:style-name="MP3"/>
        <text:p text:style-name="MP4"/>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1"><text:span text:style-name="MT2"><text:placeholder text:placeholder-type="text">&lt;o.formulated_product_id.name&gt;</text:placeholder></text:span></text:p>
      </style:header>
      <style:footer>
        <text:p text:style-name="MP3"/>
        <text:p text:style-name="MP4"/>
      </style:footer>
    </style:master-page>
    <style:master-page style:name="Converted2" style:page-layout-name="Mpm1">
      <style:header>
        <text:p text:style-name="MP1"><text:span text:style-name="MT2"><text:placeholder text:placeholder-type="text">&lt;o.formulated_product_id.name&gt;</text:placeholder></text:span></text:p>
      </style:header>
      <style:footer>
        <text:p text:style-name="MP3"/>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8</meta:editing-cycles>
    <meta:print-date>2010-04-30T13:11:00</meta:print-date>
    <meta:creation-date>2013-06-28T09:39:21</meta:creation-date>
    <dc:date>2013-06-28T13:06:44</dc:date>
    <meta:editing-duration>PT4H4M13S</meta:editing-duration>
    <meta:generator>LibreOffice/3.5$Linux_X86_64 LibreOffice_project/350m1$Build-2</meta:generator>
    <meta:document-statistic meta:table-count="5" meta:image-count="0" meta:object-count="0" meta:page-count="15" meta:paragraph-count="326" meta:word-count="3456" meta:character-count="26118" meta:non-whitespace-character-count="23000"/>
    <meta:user-defined meta:name="AppVersion">12.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F.dotx" xlink:href=""/>
  </office:meta>
</office:document-meta>
</file>